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681cm"/>
    </style:style>
    <style:style style:name="co62" style:family="table-column">
      <style:table-column-properties fo:break-before="auto" style:column-width="4.221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642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716cm"/>
    </style:style>
    <style:style style:name="co70" style:family="table-column">
      <style:table-column-properties fo:break-before="auto" style:column-width="1.475cm"/>
    </style:style>
    <style:style style:name="co71" style:family="table-column">
      <style:table-column-properties fo:break-before="auto" style:column-width="0.984cm"/>
    </style:style>
    <style:style style:name="co72" style:family="table-column">
      <style:table-column-properties fo:break-before="auto" style:column-width="0.885cm"/>
    </style:style>
    <style:style style:name="co73" style:family="table-column">
      <style:table-column-properties fo:break-before="auto" style:column-width="0.762cm"/>
    </style:style>
    <style:style style:name="co74" style:family="table-column">
      <style:table-column-properties fo:break-before="auto" style:column-width="2.309cm"/>
    </style:style>
    <style:style style:name="co75" style:family="table-column">
      <style:table-column-properties fo:break-before="auto" style:column-width="10.012cm"/>
    </style:style>
    <style:style style:name="co76" style:family="table-column">
      <style:table-column-properties fo:break-before="auto" style:column-width="15.18cm"/>
    </style:style>
    <style:style style:name="co77" style:family="table-column">
      <style:table-column-properties fo:break-before="auto" style:column-width="5.53cm"/>
    </style:style>
    <style:style style:name="co78" style:family="table-column">
      <style:table-column-properties fo:break-before="auto" style:column-width="0.981cm"/>
    </style:style>
    <style:style style:name="co79" style:family="table-column">
      <style:table-column-properties fo:break-before="auto" style:column-width="4.59cm"/>
    </style:style>
    <style:style style:name="co80" style:family="table-column">
      <style:table-column-properties fo:break-before="auto" style:column-width="2.635cm"/>
    </style:style>
    <style:style style:name="co81" style:family="table-column">
      <style:table-column-properties fo:break-before="auto" style:column-width="4.404cm"/>
    </style:style>
    <style:style style:name="co82" style:family="table-column">
      <style:table-column-properties fo:break-before="auto" style:column-width="1.81cm"/>
    </style:style>
    <style:style style:name="co83" style:family="table-column">
      <style:table-column-properties fo:break-before="auto" style:column-width="0.953cm"/>
    </style:style>
    <style:style style:name="co84" style:family="table-column">
      <style:table-column-properties fo:break-before="auto" style:column-width="5.914cm"/>
    </style:style>
    <style:style style:name="co85" style:family="table-column">
      <style:table-column-properties fo:break-before="auto" style:column-width="0.697cm"/>
    </style:style>
    <style:style style:name="co86" style:family="table-column">
      <style:table-column-properties fo:break-before="auto" style:column-width="6.422cm"/>
    </style:style>
    <style:style style:name="co87" style:family="table-column">
      <style:table-column-properties fo:break-before="auto" style:column-width="1.57cm"/>
    </style:style>
    <style:style style:name="co88" style:family="table-column">
      <style:table-column-properties fo:break-before="auto" style:column-width="6.623cm"/>
    </style:style>
    <style:style style:name="co89" style:family="table-column">
      <style:table-column-properties fo:break-before="auto" style:column-width="0.958cm"/>
    </style:style>
    <style:style style:name="co90" style:family="table-column">
      <style:table-column-properties fo:break-before="auto" style:column-width="6.082cm"/>
    </style:style>
    <style:style style:name="co91" style:family="table-column">
      <style:table-column-properties fo:break-before="auto" style:column-width="11.063cm"/>
    </style:style>
    <style:style style:name="co92" style:family="table-column">
      <style:table-column-properties fo:break-before="auto" style:column-width="0.893cm"/>
    </style:style>
    <style:style style:name="co93" style:family="table-column">
      <style:table-column-properties fo:break-before="auto" style:column-width="5.567cm"/>
    </style:style>
    <style:style style:name="co94" style:family="table-column">
      <style:table-column-properties fo:break-before="auto" style:column-width="4.979cm"/>
    </style:style>
    <style:style style:name="co95" style:family="table-column">
      <style:table-column-properties fo:break-before="auto" style:column-width="8.664cm"/>
    </style:style>
    <style:style style:name="co96" style:family="table-column">
      <style:table-column-properties fo:break-before="auto" style:column-width="0.764cm"/>
    </style:style>
    <style:style style:name="co97" style:family="table-column">
      <style:table-column-properties fo:break-before="auto" style:column-width="6.451cm"/>
    </style:style>
    <style:style style:name="co98" style:family="table-column">
      <style:table-column-properties fo:break-before="auto" style:column-width="2.625cm"/>
    </style:style>
    <style:style style:name="co99" style:family="table-column">
      <style:table-column-properties fo:break-before="auto" style:column-width="0.907cm"/>
    </style:style>
    <style:style style:name="co100" style:family="table-column">
      <style:table-column-properties fo:break-before="auto" style:column-width="1.692cm"/>
    </style:style>
    <style:style style:name="co101" style:family="table-column">
      <style:table-column-properties fo:break-before="auto" style:column-width="2.464cm"/>
    </style:style>
    <style:style style:name="co102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27.531cm"/>
    </style:style>
    <style:style style:name="co104" style:family="table-column">
      <style:table-column-properties fo:break-before="auto" style:column-width="0.543cm"/>
    </style:style>
    <style:style style:name="co105" style:family="table-column">
      <style:table-column-properties fo:break-before="auto" style:column-width="5.2cm"/>
    </style:style>
    <style:style style:name="co106" style:family="table-column">
      <style:table-column-properties fo:break-before="auto" style:column-width="1.386cm"/>
    </style:style>
    <style:style style:name="co107" style:family="table-column">
      <style:table-column-properties fo:break-before="auto" style:column-width="1.656cm"/>
    </style:style>
    <style:style style:name="co108" style:family="table-column">
      <style:table-column-properties fo:break-before="auto" style:column-width="1.448cm"/>
    </style:style>
    <style:style style:name="co109" style:family="table-column">
      <style:table-column-properties fo:break-before="auto" style:column-width="1.478cm"/>
    </style:style>
    <style:style style:name="co110" style:family="table-column">
      <style:table-column-properties fo:break-before="auto" style:column-width="1.845cm"/>
    </style:style>
    <style:style style:name="co111" style:family="table-column">
      <style:table-column-properties fo:break-before="auto" style:column-width="1.593cm"/>
    </style:style>
    <style:style style:name="co112" style:family="table-column">
      <style:table-column-properties fo:break-before="auto" style:column-width="1.39cm"/>
    </style:style>
    <style:style style:name="co113" style:family="table-column">
      <style:table-column-properties fo:break-before="auto" style:column-width="3.052cm"/>
    </style:style>
    <style:style style:name="co114" style:family="table-column">
      <style:table-column-properties fo:break-before="auto" style:column-width="2.157cm"/>
    </style:style>
    <style:style style:name="co115" style:family="table-column">
      <style:table-column-properties fo:break-before="auto" style:column-width="2.11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1.072cm" fo:break-before="auto" style:use-optimal-row-height="tru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0.919cm" fo:break-before="auto" style:use-optimal-row-height="true"/>
    </style:style>
    <style:style style:name="ro3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1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909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6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30" style:family="table-cell" style:parent-style-name="Default">
      <style:text-properties style:font-name="Avenir5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6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2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2" style:family="table-cell" style:parent-style-name="Default">
      <style:table-cell-properties fo:border-bottom="none" fo:border-left="none" fo:border-right="none" fo:border-top="2.24pt solid #000000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2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0)" style:apply-style-name="Szürke_5f_háttér" style:base-cell-address="Harcértékek.E80"/>
    </style:style>
    <style:style style:name="ce8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4)" style:apply-style-name="Szürke_5f_háttér" style:base-cell-address="Harcértékek.E81"/>
    </style:style>
    <style:style style:name="ce86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8)" style:apply-style-name="Szürke_5f_háttér" style:base-cell-address="Harcértékek.E82"/>
    </style:style>
    <style:style style:name="ce8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2)" style:apply-style-name="Szürke_5f_háttér" style:base-cell-address="Harcértékek.E8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5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1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52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3)" style:apply-style-name="Szürke_5f_háttér" style:base-cell-address="Harcértékek.F79"/>
    </style:style>
    <style:style style:name="ce90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1)" style:apply-style-name="Szürke_5f_háttér" style:base-cell-address="Harcértékek.F80"/>
    </style:style>
    <style:style style:name="ce9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5)" style:apply-style-name="Szürke_5f_háttér" style:base-cell-address="Harcértékek.F81"/>
    </style:style>
    <style:style style:name="ce90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9)" style:apply-style-name="Szürke_5f_háttér" style:base-cell-address="Harcértékek.F82"/>
    </style:style>
    <style:style style:name="ce9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3)" style:apply-style-name="Szürke_5f_háttér" style:base-cell-address="Harcértékek.F83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10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4)" style:apply-style-name="Szürke_5f_háttér" style:base-cell-address="Harcértékek.G79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2)" style:apply-style-name="Szürke_5f_háttér" style:base-cell-address="Harcértékek.G80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6)" style:apply-style-name="Szürke_5f_háttér" style:base-cell-address="Harcértékek.G81"/>
    </style:style>
    <style:style style:name="ce98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0)" style:apply-style-name="Szürke_5f_háttér" style:base-cell-address="Harcértékek.G82"/>
    </style:style>
    <style:style style:name="ce98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4)" style:apply-style-name="Szürke_5f_háttér" style:base-cell-address="Harcértékek.G83"/>
    </style:style>
    <style:style style:name="ce10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6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74" style:family="table-cell" style:parent-style-name="Default"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5" style:family="table-cell" style:parent-style-name="Default">
      <style:table-cell-properties fo:background-color="#ff0000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1088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099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6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9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fo:border-bottom="none" fo:border-left="none" fo:border-right="0.74pt solid #000000" fo:border-top="none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204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72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73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181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ext-properties fo:font-size="9pt" style:font-size-asian="9pt" style:font-size-complex="9pt"/>
    </style:style>
    <style:style style:name="ce21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01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202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03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2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0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08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2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2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28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48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4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46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8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92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93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7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71" style:family="table-cell" style:parent-style-name="Default">
      <style:table-cell-properties style:vertical-align="middle"/>
      <style:text-properties style:font-name="Avenir5"/>
    </style:style>
    <style:style style:name="ce257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7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vertical-align="middle"/>
      <style:text-properties style:font-name="Avenir2"/>
    </style:style>
    <style:style style:name="ce25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8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3" style:family="table-cell" style:parent-style-name="Default">
      <style:table-cell-properties fo:background-color="transparent" style:vertical-align="middle"/>
      <style:text-properties style:font-name="Avenir5"/>
    </style:style>
    <style:style style:name="ce198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9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00" style:family="table-cell" style:parent-style-name="Default">
      <style:table-cell-properties style:vertical-align="middle"/>
      <style:text-properties style:use-window-font-color="true" style:font-name="Avenir5"/>
    </style:style>
    <style:style style:name="ce26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3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07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08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ext-properties fo:font-size="8pt" style:font-size-asian="8pt" style:font-size-complex="8pt"/>
    </style:style>
    <style:style style:name="ce2614" style:family="table-cell" style:parent-style-name="Default">
      <style:table-cell-properties fo:wrap-option="no-wrap" style:vertical-align="middle"/>
    </style:style>
    <style:style style:name="ce2616" style:family="table-cell" style:parent-style-name="Default">
      <style:table-cell-properties fo:wrap-option="wrap" style:vertical-align="middle"/>
    </style:style>
    <style:style style:name="ce2617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1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19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2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2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2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24" style:family="table-cell" style:parent-style-name="Default" style:data-style-name="N100">
      <style:text-properties style:font-name="Avenir1" fo:font-weight="bold"/>
    </style:style>
    <style:style style:name="ce262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26" style:family="table-cell" style:parent-style-name="Default" style:data-style-name="N100">
      <style:text-properties style:font-name="Avenir1" fo:font-weight="normal"/>
    </style:style>
    <style:style style:name="ce262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28" style:family="table-cell" style:parent-style-name="Default" style:data-style-name="N100">
      <style:text-properties fo:color="#ff0000" style:font-name="Avenir1" fo:font-weight="bold"/>
    </style:style>
    <style:style style:name="ce573" style:family="table-cell" style:parent-style-name="Default">
      <style:text-properties style:font-name="Avenir1"/>
    </style:style>
    <style:style style:name="ce262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3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3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0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5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06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93" style:family="table-cell" style:parent-style-name="Default">
      <style:table-cell-properties fo:border="0.06pt solid #000000" style:vertical-align="middle"/>
      <style:text-properties style:font-name="Avenir5"/>
    </style:style>
    <style:style style:name="ce20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0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04" style:family="table-cell" style:parent-style-name="Default">
      <style:map style:condition="cell-content()&gt;([$Harcértékek.$I$4]*5)/8" style:apply-style-name="Warning_5f_HM" style:base-cell-address="Harcértékek.D40"/>
    </style:style>
    <style:style style:name="ce2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1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72" calcext:value-type="float">
            <text:p>47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4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8" calcext:value-type="float" table:number-columns-spanned="2" table:number-rows-spanned="1">
            <text:p>48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134" calcext:value-type="float">
            <text:p>13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64.1791044776119" calcext:value-type="float">
            <text:p>64,1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35.8208955223881" calcext:value-type="float">
            <text:p>35,82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2" calcext:value-type="float" table:number-columns-spanned="2" table:number-rows-spanned="1">
            <text:p>2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34" calcext:value-type="float">
            <text:p>13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2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40]*[$Data.$C$12]" office:value-type="float" office:value="12" calcext:value-type="float">
            <text:p>12</text:p>
          </table:table-cell>
          <table:table-cell table:style-name="ce414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3" calcext:value-type="float">
            <text:p>3 fok</text:p>
          </table:table-cell>
          <table:table-cell table:style-name="ce319" table:content-validation-name="val72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5" table:content-validation-name="val74"/>
          <table:covered-table-cell table:style-name="ce442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52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52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93"/>
        <table:table-column table:style-name="co16" table:default-cell-style-name="ce993"/>
        <table:table-column table:style-name="co14" table:default-cell-style-name="ce993"/>
        <table:table-column table:style-name="co17" table:default-cell-style-name="ce993"/>
        <table:table-column table:style-name="co18" table:default-cell-style-name="ce993"/>
        <table:table-column table:style-name="co19" table:default-cell-style-name="ce993"/>
        <table:table-column table:style-name="co20" table:default-cell-style-name="ce993"/>
        <table:table-column table:style-name="co21" table:default-cell-style-name="ce993"/>
        <table:table-column table:style-name="co22" table:default-cell-style-name="ce993"/>
        <table:table-column table:style-name="co23" table:default-cell-style-name="ce99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1010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1010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content-validation-name="val93" table:number-columns-spanned="3" table:number-rows-spanned="1"/>
          <table:covered-table-cell table:style-name="ce53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5" table:content-validation-name="val79"/>
          <table:table-cell table:style-name="ce466" table:content-validation-name="val84"/>
          <table:table-cell table:style-name="ce513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3" table:content-validation-name="val88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374" table:content-validation-name="val85"/>
          <table:table-cell table:style-name="ce514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4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0" table:number-columns-spanned="4" table:number-rows-spanned="1"/>
          <table:covered-table-cell table:style-name="ce422" table:content-validation-name="val80"/>
          <table:covered-table-cell table:style-name="ce457" table:content-validation-name="val80"/>
          <table:covered-table-cell table:style-name="ce466" table:content-validation-name="val80"/>
          <table:table-cell table:style-name="ce475" table:number-columns-spanned="2" table:number-rows-spanned="1"/>
          <table:covered-table-cell table:style-name="ce66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4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51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5" table:content-validation-name="val94" table:number-columns-spanned="2" table:number-rows-spanned="1"/>
          <table:covered-table-cell table:style-name="ce535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6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5" table:content-validation-name="val95" table:number-columns-spanned="2" table:number-rows-spanned="1"/>
          <table:covered-table-cell table:style-name="ce53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5" table:content-validation-name="val95" table:number-columns-spanned="2" table:number-rows-spanned="1"/>
          <table:covered-table-cell table:style-name="ce53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5" table:content-validation-name="val95" table:number-columns-spanned="2" table:number-rows-spanned="1"/>
          <table:covered-table-cell table:style-name="ce53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5" table:content-validation-name="val95" table:number-columns-spanned="2" table:number-rows-spanned="1"/>
          <table:covered-table-cell table:style-name="ce53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5" table:content-validation-name="val95" table:number-columns-spanned="2" table:number-rows-spanned="1"/>
          <table:covered-table-cell table:style-name="ce53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5" table:content-validation-name="val95" table:number-columns-spanned="2" table:number-rows-spanned="1"/>
          <table:covered-table-cell table:style-name="ce53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35" table:content-validation-name="val95" table:number-columns-spanned="2" table:number-rows-spanned="1"/>
          <table:covered-table-cell table:style-name="ce535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38" table:content-validation-name="val95" table:number-columns-spanned="2" table:number-rows-spanned="1"/>
          <table:covered-table-cell table:style-name="ce538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89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0" office:value-type="string" calcext:value-type="string">
            <text:p>alap</text:p>
          </table:table-cell>
          <table:table-cell table:style-name="ce528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2" table:number-columns-spanned="4" table:number-rows-spanned="1"/>
          <table:covered-table-cell table:number-columns-repeated="2" table:style-name="ce466" table:content-validation-name="val82"/>
          <table:covered-table-cell table:style-name="ce706" table:content-validation-name="val82"/>
          <table:table-cell table:style-name="ce46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30"/>
        <table:table-column table:style-name="co25" table:default-cell-style-name="ce630"/>
        <table:table-column table:style-name="co26" table:default-cell-style-name="ce630"/>
        <table:table-column table:style-name="co27" table:default-cell-style-name="ce630"/>
        <table:table-column table:style-name="co28" table:default-cell-style-name="ce630"/>
        <table:table-column table:style-name="co29" table:default-cell-style-name="ce630"/>
        <table:table-column table:style-name="co28" table:number-columns-repeated="3" table:default-cell-style-name="ce630"/>
        <table:table-column table:style-name="co30" table:default-cell-style-name="ce630"/>
        <table:table-column table:style-name="co31" table:default-cell-style-name="ce630"/>
        <table:table-column table:style-name="co32" table:default-cell-style-name="ce630"/>
        <table:table-column table:style-name="co33" table:default-cell-style-name="ce630"/>
        <table:table-column table:style-name="co34" table:default-cell-style-name="ce630"/>
        <table:table-column table:style-name="co35" table:default-cell-style-name="ce63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2"/>
          <table:covered-table-cell table:number-columns-repeated="5" table:style-name="ce652"/>
          <table:covered-table-cell table:number-columns-repeated="2" table:style-name="ce562"/>
          <table:table-cell table:style-name="ce56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2"/>
          <table:table-cell table:style-name="ce562" table:number-columns-spanned="6" table:number-rows-spanned="1"/>
          <table:covered-table-cell table:number-columns-repeated="5" table:style-name="ce562"/>
          <table:table-cell table:style-name="ce562" table:number-columns-repeated="3"/>
          <table:table-cell table:style-name="ce1195" table:number-columns-spanned="5" table:number-rows-spanned="1"/>
          <table:covered-table-cell table:number-columns-repeated="3" table:style-name="ce562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0" table:content-validation-name="val143" office:value-type="string" calcext:value-type="string">
            <text:p>Módosítók</text:p>
          </table:table-cell>
          <table:table-cell table:style-name="ce760" table:content-validation-name="val150" office:value-type="string" calcext:value-type="string">
            <text:p>Összesen</text:p>
          </table:table-cell>
          <table:table-cell table:style-name="ce562"/>
          <table:table-cell table:style-name="ce761" office:value-type="string" calcext:value-type="string" table:number-columns-spanned="2" table:number-rows-spanned="1">
            <text:p>Összesen felvett HM:</text:p>
          </table:table-cell>
          <table:covered-table-cell table:style-name="ce562"/>
          <table:table-cell table:style-name="ce1069" table:content-validation-name="val182" table:formula="of:=SUM([.B4:.B5])" office:value-type="float" office:value="0" calcext:value-type="float">
            <text:p>0 HM</text:p>
          </table:table-cell>
          <table:table-cell table:style-name="ce562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717" table:content-validation-name="val127" office:value-type="float" office:value="7" calcext:value-type="float">
            <text:p>7</text:p>
          </table:table-cell>
          <table:table-cell table:style-name="ce717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796" table:content-validation-name="val151" table:formula="of:=[.C4]+[.B4]+[.D4]" office:value-type="float" office:value="10" calcext:value-type="float">
            <text:p>10</text:p>
          </table:table-cell>
          <table:table-cell table:style-name="ce562"/>
          <table:table-cell table:style-name="ce761" office:value-type="string" calcext:value-type="string" table:number-columns-spanned="2" table:number-rows-spanned="1">
            <text:p>Max felvehető HM:</text:p>
          </table:table-cell>
          <table:covered-table-cell table:style-name="ce562"/>
          <table:table-cell table:style-name="ce1062" table:content-validation-name="val183" table:formula="of:=SUM([$Alapértékek.J32:.J53])+SUM([$Alapértékek.J18:.J21])" office:value-type="float" office:value="34" calcext:value-type="float">
            <text:p>34 HM</text:p>
          </table:table-cell>
          <table:table-cell table:style-name="ce562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office:value-type="string" calcext:value-type="string" table:number-columns-spanned="2" table:number-rows-spanned="1">
            <text:p>Hosszú íj</text:p>
          </table:table-cell>
          <table:covered-table-cell table:style-name="ce706"/>
          <table:table-cell table:style-name="ce1247" table:formula="of:=VLOOKUP([.$L$4];tavolsagi_fegyverek_all;3;0)" office:value-type="float" office:value="4" calcext:value-type="float">
            <text:p>4</text:p>
          </table:table-cell>
          <table:table-cell table:style-name="ce1272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717" table:content-validation-name="val127" office:value-type="float" office:value="30" calcext:value-type="float">
            <text:p>30</text:p>
          </table:table-cell>
          <table:table-cell table:style-name="ce717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796" table:content-validation-name="val152" table:formula="of:=[.C5]+[.B5]+[.D5]" office:value-type="float" office:value="33" calcext:value-type="float">
            <text:p>33</text:p>
          </table:table-cell>
          <table:table-cell table:style-name="ce562" table:number-columns-repeated="5"/>
          <table:table-cell table:style-name="ce1125"/>
          <table:table-cell table:style-name="ce66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2"/>
          <table:table-cell table:style-name="ce683"/>
          <table:table-cell table:style-name="ce562" table:number-columns-repeated="4"/>
          <table:table-cell table:style-name="ce761" office:value-type="string" calcext:value-type="string" table:number-columns-spanned="2" table:number-rows-spanned="1">
            <text:p>Össz felvett CM:</text:p>
          </table:table-cell>
          <table:covered-table-cell table:style-name="ce562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62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57" table:content-validation-name="val113" office:value-type="float" office:value="0" calcext:value-type="float">
            <text:p>0</text:p>
          </table:table-cell>
          <table:table-cell table:style-name="ce717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796" table:content-validation-name="val153" table:formula="of:=[.C7]+[.B7]+[.D7]" office:value-type="float" office:value="-10" calcext:value-type="float">
            <text:p>-10</text:p>
          </table:table-cell>
          <table:table-cell table:style-name="ce562"/>
          <table:table-cell table:style-name="ce761" office:value-type="string" calcext:value-type="string" table:number-columns-spanned="2" table:number-rows-spanned="1">
            <text:p>Max felvehető CM:</text:p>
          </table:table-cell>
          <table:covered-table-cell table:style-name="ce562"/>
          <table:table-cell table:style-name="ce1062" table:content-validation-name="val184" table:formula="of:=[Data.C19]*[Alapértékek.$D$8]" office:value-type="float" office:value="18" calcext:value-type="float">
            <text:p>18 HM</text:p>
          </table:table-cell>
          <table:table-cell table:style-name="ce562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88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2"/>
          <table:table-cell table:style-name="ce652" table:number-columns-repeated="4"/>
          <table:table-cell table:style-name="ce562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472" calcext:value-type="float">
            <text:p>472</text:p>
          </table:table-cell>
          <table:table-cell table:style-name="ce562"/>
          <table:table-cell table:style-name="ce761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52"/>
          <table:table-cell table:style-name="ce761" office:value-type="string" calcext:value-type="string" table:number-columns-spanned="2" table:number-rows-spanned="1">
            <text:p>Átlag HM</text:p>
          </table:table-cell>
          <table:covered-table-cell table:style-name="ce562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562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1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2"/>
          <table:table-cell table:style-name="Default" table:number-columns-repeated="3"/>
          <table:table-cell table:style-name="ce562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2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188" table:content-validation-name="val192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0" table:content-validation-name="val129" office:value-type="string" calcext:value-type="string">
            <text:p>Szint</text:p>
          </table:table-cell>
          <table:table-cell table:style-name="ce720" office:value-type="string" calcext:value-type="string">
            <text:p>TÉ/CÉ</text:p>
          </table:table-cell>
          <table:table-cell table:style-name="ce720" office:value-type="string" calcext:value-type="string">
            <text:p>VÉ</text:p>
          </table:table-cell>
          <table:table-cell table:style-name="ce720" table:content-validation-name="val166" office:value-type="string" calcext:value-type="string">
            <text:p>Harckeret</text:p>
          </table:table-cell>
          <table:table-cell table:style-name="ce720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18"/>
          <table:table-cell table:number-columns-repeated="240"/>
        </table:table-row>
        <table:table-row table:style-name="ro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762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62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1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762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762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762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762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2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1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762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762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2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62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762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2"/>
          <table:table-cell table:style-name="ce1139" table:content-validation-name="val187" office:value-type="float" office:value="0" calcext:value-type="float">
            <text:p>0</text:p>
          </table:table-cell>
          <table:table-cell table:style-name="ce119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62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762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62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762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2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62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762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2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62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762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2"/>
          <table:table-cell table:style-name="ce1142" table:formula="of:=VLOOKUP([.$L$4];teljes_tavharcertekek_all;5;0)" office:value-type="string" office:string-value="Osztó: 4" calcext:value-type="string" table:number-columns-spanned="2" table:number-rows-spanned="1">
            <text:p>Osztó: 4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2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ce1074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4" office:value-type="string" calcext:value-type="string">
            <text:p>SP</text:p>
          </table:table-cell>
          <table:table-cell table:style-name="ce724" office:value-type="string" calcext:value-type="string" table:number-columns-spanned="2" table:number-rows-spanned="1">
            <text:p>Komment</text:p>
          </table:table-cell>
          <table:covered-table-cell table:style-name="ce665"/>
          <table:table-cell table:style-name="ce1074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25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65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65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65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7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18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65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65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65" table:content-validation-name="val169" table:formula="of:=[.$Z28]" office:value-type="string" office:string-value="0 Z" calcext:value-type="string">
            <text:p>0 Z</text:p>
          </table:table-cell>
          <table:table-cell table:style-name="ce964" table:content-validation-name="val5" table:formula="of:=VLOOKUP([.$A26];kezifegyverek_all;15;0)" office:value-type="string" office:string-value="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1024"/>
          <table:covered-table-cell table:style-name="ce107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25" table:content-validation-name="val133" office:value-type="float" office:value="0" calcext:value-type="float">
            <text:p>0</text:p>
          </table:table-cell>
          <table:table-cell table:style-name="ce765" table:content-validation-name="val114" table:formula="of:=VLOOKUP([.$A27];kezifegyverek_all;2;0) + ([.$C27]*[Data.$S$6])" office:value-type="float" office:value="4" calcext:value-type="float">
            <text:p>4</text:p>
          </table:table-cell>
          <table:table-cell table:style-name="ce765" table:content-validation-name="val114" table:formula="of:=VLOOKUP([.$A27];kezifegyverek_all;3;0) + ([.$C27]*[Data.$S$6])" office:value-type="float" office:value="4" calcext:value-type="float">
            <text:p>4</text:p>
          </table:table-cell>
          <table:table-cell table:style-name="ce765" table:content-validation-name="val169" table:formula="of:=[.$Z29]" office:value-type="string" office:string-value="4 V/S" calcext:value-type="string">
            <text:p>4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78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1095" office:value-type="string" calcext:value-type="string">
            <text:p>Mf check</text:p>
          </table:table-cell>
          <table:table-cell table:style-name="Default" table:number-columns-repeated="2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6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62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6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99" table:formula="of:=IF([.$X27] = 1; &quot;/&quot; &amp; ([.$U27] + 2); &quot;&quot;)">
            <text:p/>
          </table:table-cell>
          <table:table-cell table:style-name="ce150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1">
          <table:table-cell table:style-name="ce577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725" table:content-validation-name="val133" office:value-type="float" office:value="0" calcext:value-type="float">
            <text:p>0</text:p>
          </table:table-cell>
          <table:table-cell table:style-name="ce765" table:content-validation-name="val114" table:formula="of:=VLOOKUP([.$A28];kezifegyverek_all;2;0) + ([.$C28]*[Data.$S$6])" office:value-type="float" office:value="12" calcext:value-type="float">
            <text:p>12</text:p>
          </table:table-cell>
          <table:table-cell table:style-name="ce765" table:content-validation-name="val114" table:formula="of:=VLOOKUP([.$A28];kezifegyverek_all;3;0) + ([.$C28]*[Data.$S$6])" office:value-type="float" office:value="13" calcext:value-type="float">
            <text:p>13</text:p>
          </table:table-cell>
          <table:table-cell table:style-name="ce765" table:content-validation-name="val169" table:formula="of:=[.$Z30]" office:value-type="string" office:string-value="2 S" calcext:value-type="string">
            <text:p>2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7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62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6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99" table:formula="of:=IF([.$X28] = 1; &quot;/&quot; &amp; ([.$U28] + 2); &quot;&quot;)">
            <text:p/>
          </table:table-cell>
          <table:table-cell table:style-name="ce150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9];kezifegyverek_all;5;0)" office:value-type="float" office:value="6" calcext:value-type="float">
            <text:p>6</text:p>
          </table:table-cell>
          <table:table-cell table:style-name="ce725" table:content-validation-name="val133" office:value-type="float" office:value="2" calcext:value-type="float">
            <text:p>2</text:p>
          </table:table-cell>
          <table:table-cell table:style-name="ce765" table:content-validation-name="val114" table:formula="of:=VLOOKUP([.$A29];kezifegyverek_all;2;0) + ([.$C29]*[Data.$S$6])" office:value-type="float" office:value="4" calcext:value-type="float">
            <text:p>4</text:p>
          </table:table-cell>
          <table:table-cell table:style-name="ce765" table:content-validation-name="val114" table:formula="of:=VLOOKUP([.$A29];kezifegyverek_all;3;0) + ([.$C29]*[Data.$S$6])" office:value-type="float" office:value="4" calcext:value-type="float">
            <text:p>4</text:p>
          </table:table-cell>
          <table:table-cell table:style-name="ce765" table:content-validation-name="val169" table:formula="of:=[.$Z31]" office:value-type="string" office:string-value="3 S/V" calcext:value-type="string">
            <text:p>3 S/V</text:p>
          </table:table-cell>
          <table:table-cell table:style-name="ce965" table:content-validation-name="val5" table:formula="of:=VLOOKUP([.$A29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6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462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62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99" table:formula="of:=IF([.$X29] = 1; &quot;/&quot; &amp; ([.$U29] + 2); &quot;&quot;)">
            <text:p/>
          </table:table-cell>
          <table:table-cell table:style-name="ce1505" table:formula="of:=IF(ISNUMBER([.$Q29]); ([.$Q29]+[.$R29]+[.$T29]) &amp; [.$Y29] &amp; &quot; &quot; &amp; [.$S29] &amp; [.$W29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99" office:value-type="string" calcext:value-type="string">
            <text:p>Kard, emrelin</text:p>
          </table:table-cell>
          <table:table-cell table:style-name="ce702" table:content-validation-name="val115" table:formula="of:=VLOOKUP([.$A30];kezifegyverek_all;5;0)" office:value-type="float" office:value="7" calcext:value-type="float">
            <text:p>7</text:p>
          </table:table-cell>
          <table:table-cell table:style-name="ce725" table:content-validation-name="val133" office:value-type="float" office:value="0" calcext:value-type="float">
            <text:p>0</text:p>
          </table:table-cell>
          <table:table-cell table:style-name="ce765" table:content-validation-name="val114" table:formula="of:=VLOOKUP([.$A30];kezifegyverek_all;2;0) + ([.$C30]*[Data.$S$6])" office:value-type="float" office:value="5" calcext:value-type="float">
            <text:p>5</text:p>
          </table:table-cell>
          <table:table-cell table:style-name="ce765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765" table:content-validation-name="val169" table:formula="of:=[.$Z32]" office:value-type="string" office:string-value="4 V/S" calcext:value-type="string">
            <text:p>4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8]; kezifegyverek_all; 4; 0)" office:value-type="float" office:value="2" calcext:value-type="float">
            <text:p>2</text:p>
          </table:table-cell>
          <table:table-cell table:style-name="ce136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462" table:formula="of:=IF(ISNUMBER([.$Q30]); ([.$Q30]+[.$R30]+[.$T30]))" office:value-type="float" office:value="2" calcext:value-type="float">
            <text:p>2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1462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499" table:formula="of:=IF([.$X30] = 1; &quot;/&quot; &amp; ([.$U30] + 2); &quot;&quot;)">
            <text:p/>
          </table:table-cell>
          <table:table-cell table:style-name="ce1505" table:formula="of:=IF(ISNUMBER([.$Q30]); ([.$Q30]+[.$R30]+[.$T30]) &amp; [.$Y30] &amp; &quot; &quot; &amp; [.$S30] &amp; [.$W30]; [Data.$C$29])" office:value-type="string" office:string-value="2 S" calcext:value-type="string">
            <text:p>2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725" table:content-validation-name="val134" office:value-type="float" office:value="1" calcext:value-type="float" table:number-columns-spanned="1" table:number-rows-spanned="2">
            <text:p>1</text:p>
          </table:table-cell>
          <table:table-cell table:style-name="ce765" table:content-validation-name="val114" table:formula="of:=VLOOKUP([.$A31];kezifegyverek_all;2;0) + ([.$C31]*[Data.$S$6])" office:value-type="float" office:value="6" calcext:value-type="float">
            <text:p>6</text:p>
          </table:table-cell>
          <table:table-cell table:style-name="ce765" table:content-validation-name="val114" table:formula="of:=VLOOKUP([.$A31];kezifegyverek_all;3;0) + ([.$C31]*[Data.$S$6])" office:value-type="float" office:value="3" calcext:value-type="float">
            <text:p>3</text:p>
          </table:table-cell>
          <table:table-cell table:style-name="ce765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82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414" office:value-type="string" calcext:value-type="string" table:number-columns-spanned="2" table:number-rows-spanned="1">
            <text:p>MK -2 nincs meg, csak -1</text:p>
          </table:table-cell>
          <table:covered-table-cell table:style-name="Default"/>
          <table:table-cell table:style-name="Default"/>
          <table:table-cell table:style-name="ce1340" table:formula="of:=VLOOKUP([.$A29]; kezifegyverek_all; 4; 0)" office:value-type="float" office:value="1" calcext:value-type="float">
            <text:p>1</text:p>
          </table:table-cell>
          <table:table-cell table:style-name="ce1369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S/V" calcext:value-type="string">
            <text:p>S/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462" table:formula="of:=IF(ISNUMBER([.$Q31]); ([.$Q31]+[.$R31]+[.$T31]))" office:value-type="float" office:value="3" calcext:value-type="float">
            <text:p>3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462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1499" table:formula="of:=IF([.$X31] = 1; &quot;/&quot; &amp; ([.$U31] + 2); &quot;&quot;)">
            <text:p/>
          </table:table-cell>
          <table:table-cell table:style-name="ce1505" table:formula="of:=IF(ISNUMBER([.$Q31]); ([.$Q31]+[.$R31]+[.$T31]) &amp; [.$Y31] &amp; &quot; &quot; &amp; [.$S31] &amp; [.$W31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7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765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765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765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90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float" office:value="4" calcext:value-type="float">
            <text:p>4</text:p>
          </table:table-cell>
          <table:table-cell table:style-name="ce136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462" table:formula="of:=IF(ISNUMBER([.$Q32]); ([.$Q32]+[.$R32]+[.$T32]))" office:value-type="float" office:value="4" calcext:value-type="float">
            <text:p>4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462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0" calcext:value-type="float">
            <text:p>0</text:p>
          </table:table-cell>
          <table:table-cell table:style-name="ce1499" table:formula="of:=IF([.$X32] = 1; &quot;/&quot; &amp; ([.$U32] + 2); &quot;&quot;)">
            <text:p/>
          </table:table-cell>
          <table:table-cell table:style-name="ce1505" table:formula="of:=IF(ISNUMBER([.$Q32]); ([.$Q32]+[.$R32]+[.$T32]) &amp; [.$Y32] &amp; &quot; &quot; &amp; [.$S32] &amp; [.$W32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8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3" calcext:value-type="float">
            <text:p>3 x</text:p>
          </table:table-cell>
          <table:table-cell table:style-name="ce578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78" table:number-columns-spanned="2" table:number-rows-spanned="1"/>
          <table:covered-table-cell table:style-name="ce578"/>
          <table:table-cell table:style-name="Default" table:number-columns-repeated="5"/>
          <table:table-cell table:style-name="ce652"/>
          <table:table-cell table:style-name="Default" table:number-columns-repeated="2"/>
          <table:table-cell table:style-name="ce1340" table:formula="of:=VLOOKUP([.$A31]; kezifegyverek_all; 4; 0)" office:value-type="float" office:value="5" calcext:value-type="float">
            <text:p>5</text:p>
          </table:table-cell>
          <table:table-cell table:style-name="ce1369" table:formula="of:= [.$C31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1462" table:formula="of:=IF(ISNUMBER([.$Q33]); ([.$Q33]+[.$R33]+[.$T33]))" office:value-type="float" office:value="6" calcext:value-type="float" table:number-columns-spanned="1" table:number-rows-spanned="2">
            <text:p>6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1462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1499" table:formula="of:=IF([.$X33] = 1; &quot;/&quot; &amp; ([.$U33] + 2); &quot;&quot;)" table:number-columns-spanned="1" table:number-rows-spanned="2">
            <text:p/>
          </table:table-cell>
          <table:table-cell table:style-name="ce1505" table:formula="of:=IF(ISNUMBER([.$Q33]); ([.$Q33]+[.$R33]+[.$T33]) &amp; [.$Y33] &amp; &quot; &quot; &amp; [.$S33] &amp; [.$W33]; [Data.$C$29])" office:value-type="string" office:string-value="6 V/S" calcext:value-type="string" table:number-columns-spanned="1" table:number-rows-spanned="2">
            <text:p>6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52"/>
          <table:table-cell table:style-name="Default" table:number-columns-repeated="2"/>
          <table:table-cell table:style-name="ce1340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15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65"/>
          <table:table-cell table:style-name="ce665"/>
          <table:table-cell table:style-name="Default" table:number-columns-repeated="4"/>
          <table:table-cell table:style-name="ce65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150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4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4" office:value-type="string" calcext:value-type="string">
            <text:p>SP</text:p>
          </table:table-cell>
          <table:table-cell table:style-name="ce724" office:value-type="string" calcext:value-type="string" table:number-columns-spanned="2" table:number-rows-spanned="1">
            <text:p>Hatótáv + Komment</text:p>
          </table:table-cell>
          <table:covered-table-cell table:style-name="ce66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1506"/>
          <table:table-cell table:style-name="Default"/>
          <table:table-cell table:number-columns-repeated="232"/>
        </table:table-row>
        <table:table-row table:style-name="ro11">
          <table:table-cell table:style-name="ce577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725" table:content-validation-name="val136" office:value-type="float" office:value="0" calcext:value-type="float">
            <text:p>0</text:p>
          </table:table-cell>
          <table:table-cell table:style-name="ce765" table:content-validation-name="val114" table:formula="of:=VLOOKUP([.$A37];tavolsagi_fegyverek_all;2;0)+[.$C37]*[Data.$S$6]" office:value-type="float" office:value="6" calcext:value-type="float">
            <text:p>6</text:p>
          </table:table-cell>
          <table:table-cell table:style-name="ce765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1506"/>
          <table:table-cell table:style-name="Default"/>
          <table:table-cell table:number-columns-repeated="232"/>
        </table:table-row>
        <table:table-row table:style-name="ro1">
          <table:table-cell table:style-name="ce577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25" table:content-validation-name="val136" office:value-type="float" office:value="0" calcext:value-type="float">
            <text:p>0</text:p>
          </table:table-cell>
          <table:table-cell table:style-name="ce765" table:content-validation-name="val114" table:formula="of:=VLOOKUP([.$A38];tavolsagi_fegyverek_all;2;0)+[.$C38]*[Data.$S$6]" office:value-type="float" office:value="8" calcext:value-type="float">
            <text:p>8</text:p>
          </table:table-cell>
          <table:table-cell table:style-name="ce765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ce1095" office:value-type="string" calcext:value-type="string">
            <text:p>Check h jó -e</text:p>
          </table:table-cell>
          <table:table-cell table:style-name="ce1340" table:formula="of:=VLOOKUP([.$A37]; tavolsagi_fegyverek_all; 4; 0)" office:value-type="float" office:value="3" calcext:value-type="float">
            <text:p>3</text:p>
          </table:table-cell>
          <table:table-cell table:style-name="ce136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462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62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05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6" calcext:value-type="float">
            <text:p>6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562"/>
          <table:table-cell table:style-name="ce1073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2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+[.$D25]" office:value-type="float" office:value="12" calcext:value-type="float">
            <text:p>1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35" calcext:value-type="float">
            <text:p>35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32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ce1095" office:value-type="string" calcext:value-type="string">
            <text:p>Komment</text:p>
          </table:table-cell>
          <table:table-cell table:style-name="ce562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2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+[.$D27]" office:value-type="float" office:value="20" calcext:value-type="float">
            <text:p>20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3" calcext:value-type="float">
            <text:p>43</text:p>
          </table:table-cell>
          <table:table-cell table:style-name="ce1402" table:content-validation-name="val169" table:formula="of:=[.F27]" office:value-type="string" office:string-value="4 V/S" calcext:value-type="string">
            <text:p>4 V/S</text:p>
          </table:table-cell>
          <table:table-cell table:style-name="ce932" table:number-columns-spanned="2" table:number-rows-spanned="1"/>
          <table:covered-table-cell table:style-name="ce1028"/>
          <table:table-cell table:style-name="Default"/>
          <table:table-cell table:style-name="ce562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8];kezifegyverek_all;14;0); harcmodor_harcertekek;4;0 )+[.$D28]" office:value-type="float" office:value="30" calcext:value-type="float">
            <text:p>30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54" calcext:value-type="float">
            <text:p>54</text:p>
          </table:table-cell>
          <table:table-cell table:style-name="ce1402" table:content-validation-name="val169" table:formula="of:=[.F28]" office:value-type="string" office:string-value="2 S" calcext:value-type="string">
            <text:p>2 S</text:p>
          </table:table-cell>
          <table:table-cell table:style-name="ce932" table:number-columns-spanned="2" table:number-rows-spanned="1"/>
          <table:covered-table-cell table:style-name="ce1028"/>
          <table:table-cell table:style-name="Default"/>
          <table:table-cell table:style-name="ce562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9];kezifegyverek_all;14;0); harcmodor_harcertekek;4;0 )+[.$D29]" office:value-type="float" office:value="19" calcext:value-type="float">
            <text:p>19</text:p>
          </table:table-cell>
          <table:table-cell table:style-name="ce856" table:content-validation-name="val147" table:formula="of:=VLOOKUP( VLOOKUP([.$A29];kezifegyverek_all;14;0); harcmodor_harcertekek;5;0 ) + [.$E29] + [.$M$71]" office:value-type="float" office:value="42" calcext:value-type="float">
            <text:p>42</text:p>
          </table:table-cell>
          <table:table-cell table:style-name="ce1402" table:content-validation-name="val169" table:formula="of:=[.F29]" office:value-type="string" office:string-value="3 S/V" calcext:value-type="string">
            <text:p>3 S/V</text:p>
          </table:table-cell>
          <table:table-cell table:style-name="ce932" table:number-columns-spanned="2" table:number-rows-spanned="1"/>
          <table:covered-table-cell table:style-name="ce1028"/>
          <table:table-cell table:style-name="Default"/>
          <table:table-cell table:style-name="ce562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emrelin" calcext:value-type="string" table:number-columns-spanned="2" table:number-rows-spanned="1">
            <text:p>Kard, emreli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0];kezifegyverek_all;14;0); harcmodor_harcertekek;4;0 )+[.$D30]" office:value-type="float" office:value="21" calcext:value-type="float">
            <text:p>21</text:p>
          </table:table-cell>
          <table:table-cell table:style-name="ce856" table:content-validation-name="val147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4 V/S" calcext:value-type="string">
            <text:p>4 V/S</text:p>
          </table:table-cell>
          <table:table-cell table:style-name="ce932" table:number-columns-spanned="2" table:number-rows-spanned="1"/>
          <table:covered-table-cell table:style-name="ce1028"/>
          <table:table-cell table:style-name="Default"/>
          <table:table-cell table:style-name="ce562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1];kezifegyverek_all;14;0); harcmodor_harcertekek;4;0 )+[.$D31]" office:value-type="float" office:value="22" calcext:value-type="float">
            <text:p>22</text:p>
          </table:table-cell>
          <table:table-cell table:style-name="ce856" table:content-validation-name="val147" table:formula="of:=VLOOKUP( VLOOKUP([.$A31];kezifegyverek_all;14;0); harcmodor_harcertekek;5;0 ) + [.$E31] + [.$M$71]" office:value-type="float" office:value="42" calcext:value-type="float">
            <text:p>42</text:p>
          </table:table-cell>
          <table:table-cell table:style-name="ce1402" table:content-validation-name="val169" table:formula="of:=[.F31]" office:value-type="string" office:string-value="6 V/S" calcext:value-type="string">
            <text:p>6 V/S</text:p>
          </table:table-cell>
          <table:table-cell table:style-name="ce932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7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7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6 V/S" calcext:value-type="string">
            <text:p>6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2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+[.$D37]" office:value-type="float" office:value="39" calcext:value-type="float">
            <text:p>39</text:p>
          </table:table-cell>
          <table:table-cell table:style-name="ce872" table:content-validation-name="val147" table:formula="of:=&quot;Osztó: &quot;&amp;[.E37]" office:value-type="string" office:string-value="Osztó: 4" calcext:value-type="string">
            <text:p>Osztó: 4</text:p>
          </table:table-cell>
          <table:table-cell table:style-name="ce1410" table:content-validation-name="val171" table:formula="of:=[.F37]" office:value-type="string" office:string-value="3 S" calcext:value-type="string">
            <text:p>3 S</text:p>
          </table:table-cell>
          <table:table-cell table:style-name="ce975" table:formula="of:=[.G37]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32"/>
          <table:table-cell table:style-name="Default"/>
          <table:table-cell table:style-name="ce562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8]; tavolsagi_fegyverek_all;14;0); harcmodor_harcertekek;5;0 )+[.$D38]" office:value-type="float" office:value="41" calcext:value-type="float">
            <text:p>41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6 S +8Á" calcext:value-type="string">
            <text:p>6 S +8Á</text:p>
          </table:table-cell>
          <table:table-cell table:style-name="ce976" table:formula="of:=[.G38]" office:value-type="float" office:value="0" calcext:value-type="float" table:number-columns-spanned="2" table:number-rows-spanned="1">
            <text:p>0</text:p>
          </table:table-cell>
          <table:covered-table-cell table:style-name="ce1033"/>
          <table:table-cell table:style-name="Default"/>
          <table:table-cell table:style-name="ce562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562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2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office:value-type="string" calcext:value-type="string" table:number-columns-spanned="2" table:number-rows-spanned="1">
            <text:p>Lándzsa</text:p>
          </table:table-cell>
          <table:covered-table-cell table:style-name="ce340" table:content-validation-name="val107"/>
          <table:table-cell table:style-name="ce783" table:formula="of:=VLOOKUP([.$A56];teljes_harcertekek_all;3;0)" office:value-type="float" office:value="3" calcext:value-type="float">
            <text:p>3</text:p>
          </table:table-cell>
          <table:table-cell table:style-name="ce783" table:formula="of:=VLOOKUP([.$A56];teljes_harcertekek_all;4;0) + [.$K$56]" office:value-type="float" office:value="36" calcext:value-type="float">
            <text:p>36</text:p>
          </table:table-cell>
          <table:table-cell table:style-name="ce783" table:formula="of:=VLOOKUP([.$A56];teljes_harcertekek_all;5;0) + [.$L$56]" office:value-type="float" office:value="60" calcext:value-type="float">
            <text:p>60</text:p>
          </table:table-cell>
          <table:table-cell table:style-name="ce933" table:formula="of:=VLOOKUP([.$A56];teljes_harcertekek_all;6;0)" office:value-type="string" office:string-value="2 S" calcext:value-type="string">
            <text:p>2 S</text:p>
          </table:table-cell>
          <table:table-cell table:style-name="ce945" table:number-columns-spanned="2" table:number-rows-spanned="1"/>
          <table:covered-table-cell table:style-name="ce945"/>
          <table:table-cell table:style-name="Default" table:number-columns-repeated="2"/>
          <table:table-cell table:style-name="ce1828" table:formula="of:=VLOOKUP([$Alapértékek.$J$40];lovas_harc_fortely_all;3;0)" office:value-type="float" office:value="6" calcext:value-type="float">
            <text:p>6</text:p>
          </table:table-cell>
          <table:table-cell table:style-name="ce1828" table:formula="of:=VLOOKUP([$Alapértékek.$J$40];lovas_harc_fortely_all;4;0)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office:value-type="string" calcext:value-type="string" table:number-columns-spanned="2" table:number-rows-spanned="1">
            <text:p>Kard, hosszú</text:p>
          </table:table-cell>
          <table:covered-table-cell table:style-name="ce353" table:content-validation-name="val107"/>
          <table:table-cell table:style-name="ce785" table:formula="of:=VLOOKUP([.$A57];teljes_harcertekek_all;3;0)" office:value-type="float" office:value="2" calcext:value-type="float">
            <text:p>2</text:p>
          </table:table-cell>
          <table:table-cell table:style-name="ce785" table:formula="of:=VLOOKUP([.$A57];teljes_harcertekek_all;4;0) + [.$K$56]" office:value-type="float" office:value="26" calcext:value-type="float">
            <text:p>26</text:p>
          </table:table-cell>
          <table:table-cell table:style-name="ce785" table:formula="of:=VLOOKUP([.$A57];teljes_harcertekek_all;5;0) + [.$L$56]" office:value-type="float" office:value="49" calcext:value-type="float">
            <text:p>49</text:p>
          </table:table-cell>
          <table:table-cell table:style-name="ce785" table:formula="of:=VLOOKUP([.$A57];teljes_harcertekek_all;6;0)" office:value-type="string" office:string-value="4 V/S" calcext:value-type="string">
            <text:p>4 V/S</text:p>
          </table:table-cell>
          <table:table-cell table:style-name="ce946" table:number-columns-spanned="2" table:number-rows-spanned="1"/>
          <table:covered-table-cell table:style-name="ce946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20" table:content-validation-name="val137" office:value-type="string" calcext:value-type="string">
            <text:p>Tám/kör</text:p>
          </table:table-cell>
          <table:table-cell table:style-name="ce820" office:value-type="string" calcext:value-type="string">
            <text:p>TÉ</text:p>
          </table:table-cell>
          <table:table-cell table:style-name="ce82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41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4">
          <table:table-cell table:style-name="ce596" table:content-validation-name="val108" office:value-type="string" calcext:value-type="string">
            <text:p><text:s text:c="3"/>Elsődleges fegyver</text:p>
          </table:table-cell>
          <table:table-cell table:style-name="ce680" table:content-validation-name="val119" office:value-type="string" calcext:value-type="string" table:number-columns-spanned="2" table:number-rows-spanned="1">
            <text:p>Kard, emrelin</text:p>
          </table:table-cell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float" office:value="2" calcext:value-type="float">
            <text:p>2</text:p>
          </table:table-cell>
          <table:table-cell table:style-name="ce889" table:formula="of:=VLOOKUP(VLOOKUP([.$B$62];kezifegyverek_all;14;0);harcmodor_harcertekek;4;0)+[.K$63]+[.K$67]" office:value-type="float" office:value="23" calcext:value-type="float">
            <text:p>23</text:p>
          </table:table-cell>
          <table:table-cell table:style-name="ce889" table:formula="of:=VLOOKUP(VLOOKUP([.$B$62];kezifegyverek_all;14;0);harcmodor_harcertekek;5;0)+[.L$63]+[.L$67]" office:value-type="float" office:value="45" calcext:value-type="float">
            <text:p>45</text:p>
          </table:table-cell>
          <table:table-cell table:style-name="ce1039" table:content-validation-name="val179" table:formula="of:=COM.MICROSOFT.CONCAT([.$AA63];&quot; // &quot;; [.$AA64])" office:value-type="string" office:string-value="4/6 7 // 4 6" calcext:value-type="string">
            <text:p>4/6 7 // 4 6</text:p>
          </table:table-cell>
          <table:table-cell table:style-name="Default"/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 table:number-columns-repeated="2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596" table:content-validation-name="val108" office:value-type="string" calcext:value-type="string">
            <text:p><text:s text:c="3"/>Másodlagos fegyver</text:p>
          </table:table-cell>
          <table:table-cell table:style-name="ce680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8" table:formula="of:=VLOOKUP([.$B62];kezifegyverek_all;2;0) + IF([.B61]&gt;=[$Data.$S$29];VLOOKUP([.$B$62];valasztott_fegyverek_all;3;0)*[Data.S$6];0)" office:value-type="float" office:value="5" calcext:value-type="float">
            <text:p>5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float" office:value="4" calcext:value-type="float">
            <text:p>4</text:p>
          </table:table-cell>
          <table:table-cell table:style-name="ce1268" table:formula="of:=VLOOKUP([.$B62];kezifegyverek_all;7;0)" office:value-type="float" office:value="1" calcext:value-type="float">
            <text:p>1</text:p>
          </table:table-cell>
          <table:table-cell table:style-name="ce1310" table:formula="of:=VLOOKUP([.$B$62];valasztott_fegyverek_all;2;0)" office:value-type="float" office:value="7" calcext:value-type="float">
            <text:p>7</text:p>
          </table:table-cell>
          <table:table-cell table:style-name="Default" table:number-columns-repeated="2"/>
          <table:table-cell table:style-name="ce1315" table:formula="of:=VLOOKUP([.$B62]; kezifegyverek_all; 3; 0)" office:value-type="float" office:value="4" calcext:value-type="float">
            <text:p>4</text:p>
          </table:table-cell>
          <table:table-cell table:style-name="ce1462" table:formula="of:=VLOOKUP([.$B62];valasztott_fegyverek_all;3;0) * [Data.$T$6]" office:value-type="float" office:value="0" calcext:value-type="float">
            <text:p>0</text:p>
          </table:table-cell>
          <table:table-cell table:style-name="ce1358" table:formula="of:=VLOOKUP([.$B62]; kezifegyverek_all; 5; 0)" office:value-type="float" office:value="7" calcext:value-type="float">
            <text:p>7</text:p>
          </table:table-cell>
          <table:table-cell table:style-name="ce1382" table:formula="of:=MIN([Data.$C$31]; VLOOKUP([.$B62]; kezifegyverek_all; 4; 0))" office:value-type="float" office:value="0" calcext:value-type="float">
            <text:p>0</text:p>
          </table:table-cell>
          <table:table-cell table:style-name="ce1462" table:formula="of:=IF(ISNUMBER([.$R63]); ([.$R63]+[.$S63]+[.$U63]))" office:value-type="float" office:value="4" calcext:value-type="float">
            <text:p>4</text:p>
          </table:table-cell>
          <table:table-cell table:style-name="ce1356" table:formula="of:=VLOOKUP([.$B62]; kezifegyverek_all; 6; 0)" office:value-type="string" office:string-value="V/S" calcext:value-type="string">
            <text:p>V/S</text:p>
          </table:table-cell>
          <table:table-cell table:style-name="ce1462" table:formula="of:=IF(AND(ISNUMBER([.$W63]); [.$W63] &gt; 0); &quot; +&quot; &amp; [.$W63] &amp; &quot;Á&quot;; &quot;&quot;)">
            <text:p/>
          </table:table-cell>
          <table:table-cell table:style-name="ce1356" table:formula="of:=VLOOKUP([.$B62]; kezifegyverek_all; 7; 0)" office:value-type="float" office:value="1" calcext:value-type="float">
            <text:p>1</text:p>
          </table:table-cell>
          <table:table-cell table:style-name="ce1499" table:formula="of:=IF([.$Y63] = 1; &quot;/&quot; &amp; ([.$V63] + 2); &quot;&quot;)" office:value-type="string" office:string-value="/6" calcext:value-type="string">
            <text:p>/6</text:p>
          </table:table-cell>
          <table:table-cell table:style-name="ce1516" table:formula="of:=IF(ISNUMBER([.$R63]); ([.$R63]+[.$S63]+[.$U63]) &amp; [.$Z63] &amp; &quot; &quot; &amp; [.$T63] &amp; [.$X63]; [Data.$C$29])" office:value-type="string" office:string-value="4/6 7" calcext:value-type="string">
            <text:p>4/6 7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665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 table:number-columns-repeated="2"/>
          <table:table-cell table:style-name="ce1320" table:formula="of:=VLOOKUP([.$B63]; kezifegyverek_all; 3; 0)" office:value-type="float" office:value="2" calcext:value-type="float">
            <text:p>2</text:p>
          </table:table-cell>
          <table:table-cell table:style-name="ce1374" table:formula="of:=VLOOKUP([.$B63];valasztott_fegyverek_all;3;0) * [Data.$T$6]" office:value-type="float" office:value="2" calcext:value-type="float">
            <text:p>2</text:p>
          </table:table-cell>
          <table:table-cell table:style-name="ce1404" table:formula="of:=VLOOKUP([.$B63]; kezifegyverek_all; 5; 0)" office:value-type="float" office:value="6" calcext:value-type="float">
            <text:p>6</text:p>
          </table:table-cell>
          <table:table-cell table:style-name="ce1386" table:formula="of:=MIN([Data.$C$31]; VLOOKUP([.$B63]; kezifegyverek_all; 4; 0))" office:value-type="float" office:value="0" calcext:value-type="float">
            <text:p>0</text:p>
          </table:table-cell>
          <table:table-cell table:style-name="ce1374" table:formula="of:=IF(ISNUMBER([.$R64]); ([.$R64]+[.$S64]+[.$U64]))" office:value-type="float" office:value="4" calcext:value-type="float">
            <text:p>4</text:p>
          </table:table-cell>
          <table:table-cell table:style-name="ce1359" table:formula="of:=VLOOKUP([.$B63]; kezifegyverek_all; 6; 0)" office:value-type="string" office:string-value="S/V" calcext:value-type="string">
            <text:p>S/V</text:p>
          </table:table-cell>
          <table:table-cell table:style-name="ce1374" table:formula="of:=IF(AND(ISNUMBER([.$W64]); [.$W64] &gt; 0); &quot; +&quot; &amp; [.$W64] &amp; &quot;Á&quot;; &quot;&quot;)">
            <text:p/>
          </table:table-cell>
          <table:table-cell table:style-name="ce1359" table:formula="of:=VLOOKUP([.$B63]; kezifegyverek_all; 7; 0)" office:value-type="float" office:value="0" calcext:value-type="float">
            <text:p>0</text:p>
          </table:table-cell>
          <table:table-cell table:style-name="ce1446" table:formula="of:=IF([.$Y64] = 1; &quot;/&quot; &amp; ([.$V64] + 2); &quot;&quot;)">
            <text:p/>
          </table:table-cell>
          <table:table-cell table:style-name="ce1445" table:formula="of:=IF(ISNUMBER([.$R64]); ([.$R64]+[.$S64]+[.$U64]) &amp; [.$Z64] &amp; &quot; &quot; &amp; [.$T64] &amp; [.$X64]; [Data.$C$29])" office:value-type="string" office:string-value="4 6" calcext:value-type="string">
            <text:p>4 6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82" office:value-type="string" calcext:value-type="string">
            <text:p>Harckeret</text:p>
          </table:table-cell>
          <table:table-cell table:style-name="ce782" table:content-validation-name="val158" table:formula="of:=VLOOKUP(VLOOKUP([.$B$62];kezifegyverek_all;14;0);harcmodor_harcertekek;6;0)+VLOOKUP([.B61];ketkezes_harc_bonuszok;2;0)+IF([.$B$65]=1;[$Data.S25];[$Data.S24])-([.$H$65]/0.5)" office:value-type="float" office:value="11" calcext:value-type="float">
            <text:p>1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82"/>
          <table:table-cell table:style-name="ce1044" table:content-validation-name="val158" table:formula="of:=[.N63]+[.N67]" office:value-type="float" office:value="1" calcext:value-type="float">
            <text:p>1</text:p>
          </table:table-cell>
          <table:table-cell table:style-name="ce1094" office:value-type="string" calcext:value-type="string">
            <text:p>max pengehossz</text:p>
          </table:table-cell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141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8"/>
          <table:table-cell table:style-name="ce1094" office:value-type="string" calcext:value-type="string">
            <text:p>formázás background</text:p>
          </table:table-cell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 table:number-columns-repeated="2"/>
          <table:table-cell/>
          <table:table-cell table:style-name="ce1377"/>
          <table:table-cell table:number-columns-repeated="4"/>
          <table:table-cell table:style-name="ce1462"/>
          <table:table-cell table:style-name="ce1356"/>
          <table:table-cell table:style-name="ce149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8" table:formula="of:=VLOOKUP([.$B63];kezifegyverek_all;2;0) + IF([.B61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8" table:formula="of:=VLOOKUP([.$B63];kezifegyverek_all;3;0) + IF([.B61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8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1462"/>
          <table:table-cell table:style-name="ce1356"/>
          <table:table-cell table:style-name="ce1499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088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85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85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6" table:number-columns-spanned="2" table:number-rows-spanned="1"/>
          <table:covered-table-cell table:style-name="ce686"/>
          <table:table-cell table:style-name="ce842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59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51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2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59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59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5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1" table:content-validation-name="val126" table:number-columns-spanned="2" table:number-rows-spanned="1"/>
          <table:covered-table-cell table:style-name="ce691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904" office:value-type="string" calcext:value-type="string">
            <text:p>ÉP</text:p>
          </table:table-cell>
          <table:table-cell table:style-name="ce951" table:content-validation-name="val176" table:formula="of:=12+(2*[Alapértékek.C19])" office:value-type="float" office:value="12" calcext:value-type="float">
            <text:p>12,</text:p>
          </table:table-cell>
          <table:table-cell table:style-name="ce1000" table:number-columns-spanned="2" table:number-rows-spanned="1"/>
          <table:covered-table-cell table:style-name="ce1055"/>
          <table:table-cell table:style-name="ce859"/>
          <table:table-cell table:style-name="Default" table:number-columns-repeated="9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07" office:value-type="string" calcext:value-type="string">
            <text:p>S1</text:p>
          </table:table-cell>
          <table:table-cell table:style-name="ce952" office:value-type="string" calcext:value-type="string">
            <text:p>S2</text:p>
          </table:table-cell>
          <table:table-cell table:style-name="ce1002" office:value-type="string" calcext:value-type="string">
            <text:p>S3</text:p>
          </table:table-cell>
          <table:table-cell table:style-name="ce1056" office:value-type="string" calcext:value-type="string">
            <text:p>S4</text:p>
          </table:table-cell>
          <table:table-cell table:style-name="ce562"/>
          <table:table-cell table:style-name="Default" table:number-columns-repeated="9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00"/>
          <table:table-cell table:style-name="ce981"/>
          <table:table-cell table:style-name="ce1057"/>
          <table:table-cell table:style-name="ce1099" office:value-type="string" calcext:value-type="string" table:number-columns-spanned="3" table:number-rows-spanned="1">
            <text:p>ÉP cella szürkítés</text:p>
          </table:table-cell>
          <table:covered-table-cell table:style-name="ce562"/>
          <table:covered-table-cell table:style-name="Default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4"/>
          <table:table-cell table:style-name="ce905"/>
          <table:table-cell table:style-name="ce982"/>
          <table:table-cell table:style-name="ce1057"/>
          <table:table-cell table:style-name="ce562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5"/>
          <table:table-cell table:style-name="ce906"/>
          <table:table-cell table:style-name="ce983"/>
          <table:table-cell table:style-name="ce1057"/>
          <table:table-cell table:style-name="ce562" table:number-columns-repeated="4"/>
          <table:table-cell table:style-name="Default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6"/>
          <table:table-cell table:style-name="ce913"/>
          <table:table-cell table:style-name="ce984"/>
          <table:table-cell table:style-name="ce1060"/>
          <table:table-cell table:style-name="ce562" table:number-columns-repeated="4"/>
          <table:table-cell table:style-name="Default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912"/>
          <table:table-cell table:style-name="ce957"/>
          <table:table-cell table:style-name="ce1017"/>
          <table:table-cell table:style-name="ce1060"/>
          <table:table-cell table:style-name="ce562" table:number-columns-repeated="4"/>
          <table:table-cell table:style-name="Default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/>
          <table:table-cell table:style-name="ce91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59"/>
          <table:covered-table-cell table:style-name="ce1067"/>
          <table:table-cell table:style-name="ce562" table:number-columns-repeated="4"/>
          <table:table-cell table:style-name="Default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810" table:content-validation-name="val141" office:value-type="float" office:value="0" calcext:value-type="float">
            <text:p>0</text:p>
          </table:table-cell>
          <table:table-cell table:style-name="Default"/>
          <table:table-cell table:style-name="ce917" table:content-validation-name="val165" office:value-type="string" calcext:value-type="string">
            <text:p>-</text:p>
          </table:table-cell>
          <table:table-cell table:style-name="ce958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58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68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3"/>
          <table:table-cell table:style-name="ce562"/>
          <table:table-cell table:style-name="Default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 table:number-columns-repeated="3"/>
          <table:table-cell table:style-name="ce1622" office:value-type="string" calcext:value-type="string">
            <text:p>Hátrány-1</text:p>
          </table:table-cell>
          <table:table-cell table:style-name="ce1622" office:value-type="string" calcext:value-type="string">
            <text:p>Hátrány-2</text:p>
          </table:table-cell>
          <table:table-cell table:style-name="ce1109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93"/>
          <table:covered-table-cell table:number-columns-repeated="2" table:style-name="ce1160"/>
          <table:table-cell table:style-name="Default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2" table:formula="of:=SUM([.C85:.C87])" office:value-type="float" office:value="0" calcext:value-type="float">
            <text:p>0</text:p>
          </table:table-cell>
          <table:table-cell table:style-name="Default"/>
          <table:table-cell table:style-name="ce859"/>
          <table:table-cell table:style-name="Default" table:number-columns-repeated="8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/>
          <table:table-cell table:style-name="ce562" table:number-columns-repeated="5"/>
          <table:table-cell table:style-name="Default" table:number-columns-repeated="4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4"/>
          <table:table-cell table:style-name="ce1058"/>
          <table:table-cell table:style-name="ce562"/>
          <table:table-cell table:style-name="Default" table:number-columns-repeated="7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2" table:number-columns-repeated="2"/>
          <table:table-cell table:style-name="Default" table:number-columns-repeated="7"/>
          <table:table-cell table:style-name="ce5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6"/>
          <table:table-cell table:style-name="Default" table:number-columns-repeated="4"/>
          <table:table-cell table:style-name="ce5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9"/>
          <table:table-cell table:style-name="Default"/>
          <table:table-cell table:style-name="ce5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562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2" table:number-columns-repeated="9"/>
          <table:table-cell table:number-columns-repeated="3"/>
          <table:table-cell table:style-name="ce56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2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23:Harcértékek.I30">
            <calcext:condition calcext:apply-style-name="Warning_MF_kov" calcext:value="formula-is((VLOOKUP((VLOOKUP([.$A22];kezifegyverek_all;15;0));harcmodor_harcertekek;3;0))&lt;(VLOOKUP([.C22];mesterfegyver_kovetelmenyek;2;1)))" calcext:base-cell-address="Harcértékek.I23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G79:Harcértékek.G79">
            <calcext:condition calcext:apply-style-name="Szürke_háttér" calcext:value="formula-is([$Harcértékek.$F$78]&lt;4)" calcext:base-cell-address="Harcértékek.G79"/>
          </calcext:conditional-format>
          <calcext:conditional-format calcext:target-range-address="Harcértékek.F79:Harcértékek.F79">
            <calcext:condition calcext:apply-style-name="Szürke_háttér" calcext:value="formula-is([$Harcértékek.$F$78]&lt;3)" calcext:base-cell-address="Harcértékek.F79"/>
          </calcext:conditional-format>
          <calcext:conditional-format calcext:target-range-address="Harcértékek.G80:Harcértékek.G80">
            <calcext:condition calcext:apply-style-name="Szürke_háttér" calcext:value="formula-is([$Harcértékek.$F$78]&lt;12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11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0)" calcext:base-cell-address="Harcértékek.E80"/>
          </calcext:conditional-format>
          <calcext:conditional-format calcext:target-range-address="Harcértékek.E80:Harcértékek.E80">
            <calcext:condition calcext:apply-style-name="Szürke_háttér" calcext:value="formula-is([$Harcértékek.$F$78]&lt;9)" calcext:base-cell-address="Harcértékek.E80"/>
          </calcext:conditional-format>
          <calcext:conditional-format calcext:target-range-address="Harcértékek.G83:Harcértékek.G83">
            <calcext:condition calcext:apply-style-name="Szürke_háttér" calcext:value="formula-is([$Harcértékek.$F$78]&lt;2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23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2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1)" calcext:base-cell-address="Harcértékek.E83"/>
          </calcext:conditional-format>
          <calcext:conditional-format calcext:target-range-address="Harcértékek.G82:Harcértékek.G82">
            <calcext:condition calcext:apply-style-name="Szürke_háttér" calcext:value="formula-is([$Harcértékek.$F$78]&lt;2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9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8)" calcext:base-cell-address="Harcértékek.E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7)" calcext:base-cell-address="Harcértékek.E82"/>
          </calcext:conditional-format>
          <calcext:conditional-format calcext:target-range-address="Harcértékek.G81:Harcértékek.G81">
            <calcext:condition calcext:apply-style-name="Szürke_háttér" calcext:value="formula-is([$Harcértékek.$F$78]&lt;16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15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4)" calcext:base-cell-address="Harcértékek.E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3)" calcext:base-cell-address="Harcértékek.E81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02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72" calcext:value-type="float" table:number-columns-spanned="2" table:number-rows-spanned="1">
            <text:p>47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2"/>
          <table:covered-table-cell table:style-name="ce1147" table:content-validation-name="val114"/>
          <table:covered-table-cell table:style-name="ce1572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3"/>
          <table:covered-table-cell table:style-name="ce1148" table:content-validation-name="val114"/>
          <table:covered-table-cell table:style-name="ce1573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3"/>
          <table:covered-table-cell table:style-name="ce1148" table:content-validation-name="val114"/>
          <table:covered-table-cell table:style-name="ce1573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0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0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0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8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8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4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6" table:content-validation-name="val5" table:number-columns-spanned="13" table:number-rows-spanned="1"/>
          <table:covered-table-cell table:number-columns-repeated="5" table:style-name="ce1546" table:content-validation-name="val5"/>
          <table:covered-table-cell table:style-name="ce1438" table:content-validation-name="val5"/>
          <table:covered-table-cell table:number-columns-repeated="5" table:style-name="ce15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200"/>
        <table:table-column table:style-name="co62" table:default-cell-style-name="ce2041"/>
        <table:table-column table:style-name="co63" table:default-cell-style-name="ce2041"/>
        <table:table-column table:style-name="co64" table:default-cell-style-name="ce2041"/>
        <table:table-column table:style-name="co5" table:default-cell-style-name="ce2041"/>
        <table:table-column table:style-name="co65" table:default-cell-style-name="ce2041"/>
        <table:table-column table:style-name="co66" table:default-cell-style-name="ce2041"/>
        <table:table-column table:style-name="co67" table:default-cell-style-name="ce2041"/>
        <table:table-column table:style-name="co68" table:default-cell-style-name="ce2041"/>
        <table:table-column table:style-name="co69" table:default-cell-style-name="ce2041"/>
        <table:table-column table:style-name="co70" table:default-cell-style-name="ce2041"/>
        <table:table-column table:style-name="co71" table:default-cell-style-name="ce2041"/>
        <table:table-column table:style-name="co72" table:default-cell-style-name="ce2041"/>
        <table:table-column table:style-name="co73" table:default-cell-style-name="ce2041"/>
        <table:table-column table:style-name="co74" table:default-cell-style-name="ce2041"/>
        <table:table-column table:style-name="co75" table:default-cell-style-name="ce2041"/>
        <table:table-column table:style-name="co41" table:default-cell-style-name="ce2041"/>
        <table:table-column table:style-name="co41" table:number-columns-repeated="3" table:default-cell-style-name="ce2463"/>
        <table:table-column table:style-name="co41" table:number-columns-repeated="2" table:default-cell-style-name="ce2041"/>
        <table:table-column table:style-name="co76" table:default-cell-style-name="ce2200"/>
        <table:table-column table:style-name="co41" table:number-columns-repeated="241" table:default-cell-style-name="ce6"/>
        <table:table-column table:style-name="co14" table:default-cell-style-name="Default"/>
        <table:table-column table:style-name="co14" table:number-columns-repeated="16119"/>
        <table:table-row table:style-name="ro2">
          <table:table-cell table:style-name="ce219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93"/>
          <table:table-cell table:style-name="ce1793" table:number-columns-repeated="9"/>
          <table:table-cell table:style-name="Default" table:number-columns-repeated="112"/>
          <table:table-cell table:style-name="ce993" table:number-columns-repeated="136"/>
          <table:table-cell/>
          <table:table-cell table:style-name="ce6" table:number-columns-repeated="16119"/>
        </table:table-row>
        <table:table-row table:style-name="ro18">
          <table:table-cell table:style-name="ce2198"/>
          <table:table-cell table:style-name="ce2209" office:value-type="string" calcext:value-type="string">
            <text:p>Fegyver</text:p>
          </table:table-cell>
          <table:table-cell table:style-name="ce2268" office:value-type="string" calcext:value-type="string">
            <text:p>TÉ</text:p>
          </table:table-cell>
          <table:table-cell table:style-name="ce2268" office:value-type="string" calcext:value-type="string">
            <text:p>VÉ</text:p>
          </table:table-cell>
          <table:table-cell table:style-name="ce2209" office:value-type="string" calcext:value-type="string">
            <text:p>SP</text:p>
          </table:table-cell>
          <table:table-cell table:style-name="ce2305" office:value-type="string" calcext:value-type="string">
            <text:p>Sebesség</text:p>
          </table:table-cell>
          <table:table-cell table:style-name="ce2318" office:value-type="string" calcext:value-type="string">
            <text:p>Sebzés</text:p>
            <text:p>Módja</text:p>
          </table:table-cell>
          <table:table-cell table:style-name="ce2327" office:value-type="string" calcext:value-type="string">
            <text:p>Pengehossz</text:p>
          </table:table-cell>
          <table:table-cell table:style-name="ce2350" office:value-type="string" calcext:value-type="string">
            <text:p>Típus</text:p>
          </table:table-cell>
          <table:table-cell table:style-name="ce2356" office:value-type="string" calcext:value-type="string">
            <text:p>Erőbónusz</text:p>
            <text:p>Max</text:p>
          </table:table-cell>
          <table:table-cell table:style-name="ce2367" office:value-type="string" calcext:value-type="string">
            <text:p>Átütés</text:p>
          </table:table-cell>
          <table:table-cell table:style-name="ce2367" office:value-type="string" calcext:value-type="string">
            <text:p>Íves</text:p>
          </table:table-cell>
          <table:table-cell table:style-name="ce2367" office:value-type="string" calcext:value-type="string">
            <text:p>MK</text:p>
          </table:table-cell>
          <table:table-cell table:style-name="ce2367" office:value-type="string" calcext:value-type="string">
            <text:p>KF</text:p>
          </table:table-cell>
          <table:table-cell table:style-name="ce2350" office:value-type="string" calcext:value-type="string">
            <text:p>Harcmodor</text:p>
          </table:table-cell>
          <table:table-cell table:style-name="ce2421" office:value-type="string" calcext:value-type="string">
            <text:p>Megjegyzés</text:p>
          </table:table-cell>
          <table:table-cell table:style-name="Default" table:number-columns-repeated="112"/>
          <table:table-cell table:style-name="ce220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Közelharci fegyverek</text:p>
          </table:table-cell>
          <table:table-cell table:style-name="ce2210"/>
          <table:table-cell table:style-name="ce2269" table:number-columns-repeated="2"/>
          <table:table-cell table:style-name="ce2210"/>
          <table:table-cell table:style-name="ce2306"/>
          <table:table-cell table:style-name="ce2319"/>
          <table:table-cell table:style-name="ce2306"/>
          <table:table-cell table:style-name="ce2351"/>
          <table:table-cell table:style-name="ce2319"/>
          <table:table-cell table:style-name="ce2306" table:number-columns-repeated="4"/>
          <table:table-cell table:style-name="ce2351"/>
          <table:table-cell table:style-name="ce2422"/>
          <table:table-cell table:style-name="Default" table:number-columns-repeated="112"/>
          <table:table-cell table:style-name="ce2466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1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281" office:value-type="float" office:value="-5" calcext:value-type="float">
            <text:p>-5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328" office:value-type="float" office:value="0" calcext:value-type="float">
            <text:p>0</text:p>
          </table:table-cell>
          <table:table-cell table:style-name="ce2281" office:value-type="string" calcext:value-type="string">
            <text:p>egykezes</text:p>
          </table:table-cell>
          <table:table-cell table:style-name="ce2281" office:value-type="float" office:value="99" calcext:value-type="float">
            <text:p>99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7" office:value-type="string" calcext:value-type="string">
            <text:p>Puszta kéz Belharcban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style-name="ce2282" office:value-type="float" office:value="6" calcext:value-type="float">
            <text:p>6</text:p>
          </table:table-cell>
          <table:table-cell table:style-name="ce2282" office:value-type="string" calcext:value-type="string">
            <text:p>Z</text:p>
          </table:table-cell>
          <table:table-cell table:style-name="ce2334" office:value-type="float" office:value="0" calcext:value-type="float">
            <text:p>0</text:p>
          </table:table-cell>
          <table:table-cell table:style-name="ce2282" office:value-type="string" calcext:value-type="string">
            <text:p>egykezes</text:p>
          </table:table-cell>
          <table:table-cell table:style-name="ce2282" office:value-type="float" office:value="99" calcext:value-type="float">
            <text:p>99</text:p>
          </table:table-cell>
          <table:table-cell table:number-columns-repeated="4" table:style-name="ce2282" office:value-type="float" office:value="0" calcext:value-type="float">
            <text:p>0</text:p>
          </table:table-cell>
          <table:table-cell table:style-name="ce2405" office:value-type="string" calcext:value-type="string">
            <text:p>közelharc</text:p>
          </table:table-cell>
          <table:table-cell table:style-name="ce2424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13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1"/>
          <table:table-cell table:style-name="ce2218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/>
          <table:table-cell table:style-name="ce2218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-</text:p>
          </table:table-cell>
          <table:table-cell table:style-name="ce2285" office:value-type="string" calcext:value-type="string">
            <text:p>V</text:p>
          </table:table-cell>
          <table:table-cell table:style-name="ce2285" office:value-type="string" calcext:value-type="string">
            <text:p>spec.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7" office:value-type="float" office:value="2" calcext:value-type="float">
            <text:p>2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287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Z</text:p>
          </table:table-cell>
          <table:table-cell table:style-name="ce2287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Ugyanazok az értékei, mint a Vasököl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287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287" office:value-type="string" calcext:value-type="string">
            <text:p>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3" office:value-type="string" calcext:value-type="string">
            <text:p>Ha sebzést okoz, befecskendezi a benne tárolt mérg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18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9" office:value-type="string" calcext:value-type="string">
            <text:p><text:span text:style-name="T15">Nagyon</text:span><text:span text:style-name="T16"> drága!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 office:value-type="string" calcext:value-type="string">
            <text:p>Áldozótőr</text:p>
            <text:p>Vágásnál: +0 SP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8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float" office:value="0" calcext:value-type="float">
            <text:p>0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/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19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5" calcext:value-type="float">
            <text:p>5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6" office:value-type="string" calcext:value-type="string">
            <text:p>közelharc</text:p>
          </table:table-cell>
          <table:table-cell table:style-name="ce243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5"/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198"/>
          <table:table-cell table:style-name="ce2220" office:value-type="string" calcext:value-type="string">
            <text:p>Vasököl / páncél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7" office:value-type="string" calcext:value-type="string">
            <text:p>közelharc</text:p>
          </table:table-cell>
          <table:table-cell table:style-name="ce243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Kardvívó fegyverek</text:p>
          </table:table-cell>
          <table:table-cell table:style-name="ce2245" office:value-type="string" calcext:value-type="string">
            <text:p>Kard, dzsenn szablya</text:p>
          </table:table-cell>
          <table:table-cell table:number-columns-repeated="2" table:style-name="ce1012" office:value-type="float" office:value="5" calcext:value-type="float">
            <text:p>5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80" office:value-type="float" office:value="0" calcext:value-type="float">
            <text:p>0</text:p>
          </table:table-cell>
          <table:table-cell table:style-name="ce2374" office:value-type="string" calcext:value-type="string">
            <text:p>D6</text:p>
          </table:table-cell>
          <table:table-cell table:style-name="ce2408" office:value-type="string" calcext:value-type="string">
            <text:p>kardvívás</text:p>
          </table:table-cell>
          <table:table-cell table:style-name="ce2432"/>
          <table:table-cell table:style-name="Default" table:number-columns-repeated="112"/>
          <table:table-cell table:style-name="ce22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6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S/V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46" office:value-type="string" calcext:value-type="string">
            <text:p>Kard, hosszú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91" office:value-type="float" office:value="4" calcext:value-type="float">
            <text:p>4</text:p>
          </table:table-cell>
          <table:table-cell table:style-name="ce2291" office:value-type="float" office:value="7" calcext:value-type="float">
            <text:p>7</text:p>
          </table:table-cell>
          <table:table-cell table:style-name="ce2320" office:value-type="string" calcext:value-type="string">
            <text:p>V/S</text:p>
          </table:table-cell>
          <table:table-cell table:style-name="ce2282" office:value-type="float" office:value="1" calcext:value-type="float">
            <text:p>1</text:p>
          </table:table-cell>
          <table:table-cell table:style-name="ce2291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405" office:value-type="string" calcext:value-type="string">
            <text:p>kardvívás</text:p>
          </table:table-cell>
          <table:table-cell table:style-name="ce2435" office:value-type="string" calcext:value-type="string">
            <text:p>A legelterjedtebb kar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6" calcext:value-type="float">
            <text:p>6</text:p>
          </table:table-cell>
          <table:table-cell table:style-name="ce1780" office:value-type="string" calcext:value-type="string">
            <text:p>V/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229" table:number-columns-repeated="16119"/>
        </table:table-row>
        <table:table-row table:style-name="ro22">
          <table:table-cell/>
          <table:table-cell table:style-name="ce2246" office:value-type="string" calcext:value-type="string">
            <text:p>Kard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91" office:value-type="float" office:value="8" calcext:value-type="float">
            <text:p>8</text:p>
          </table:table-cell>
          <table:table-cell table:style-name="ce2291" office:value-type="float" office:value="9" calcext:value-type="float">
            <text:p>9</text:p>
          </table:table-cell>
          <table:table-cell table:style-name="ce2291" office:value-type="string" calcext:value-type="string">
            <text:p>V/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string" calcext:value-type="string">
            <text:p>két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405" office:value-type="string" calcext:value-type="string">
            <text:p>kardvívás</text:p>
          </table:table-cell>
          <table:table-cell table:style-name="ce24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7" calcext:value-type="float">
            <text:p>7</text:p>
          </table:table-cell>
          <table:table-cell table:style-name="ce1780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1780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9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gyébként Hosszúkard értéke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46" office:value-type="string" calcext:value-type="string">
            <text:p>Kard, másfélkezes 2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91" office:value-type="float" office:value="5" calcext:value-type="float">
            <text:p>5</text:p>
          </table:table-cell>
          <table:table-cell table:style-name="ce2291" office:value-type="float" office:value="8" calcext:value-type="float">
            <text:p>8</text:p>
          </table:table-cell>
          <table:table-cell table:style-name="ce2291" office:value-type="string" calcext:value-type="string">
            <text:p>V/S</text:p>
          </table:table-cell>
          <table:table-cell table:style-name="ce2291" office:value-type="float" office:value="1.5" calcext:value-type="float">
            <text:p>1,5</text:p>
          </table:table-cell>
          <table:table-cell table:style-name="ce2291" office:value-type="string" calcext:value-type="string">
            <text:p>két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405" office:value-type="string" calcext:value-type="string">
            <text:p>kardvívás</text:p>
          </table:table-cell>
          <table:table-cell table:style-name="ce2436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18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6</text:p>
          </table:table-cell>
          <table:table-cell table:style-name="ce2404" office:value-type="string" calcext:value-type="string">
            <text:p>kardvív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S/V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number-columns-repeated="2"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S6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218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number-columns-repeated="2"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77" office:value-type="string" calcext:value-type="string">
            <text:p>S6</text:p>
          </table:table-cell>
          <table:table-cell table:style-name="ce2404" office:value-type="string" calcext:value-type="string">
            <text:p>kardvívás</text:p>
          </table:table-cell>
          <table:table-cell table:style-name="ce243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S6</text:p>
          </table:table-cell>
          <table:table-cell table:style-name="ce2404" office:value-type="string" calcext:value-type="string">
            <text:p>kardvívás</text:p>
          </table:table-cell>
          <table:table-cell table:style-name="ce243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V/S</text:p>
          </table:table-cell>
          <table:table-cell table:style-name="ce2285" office:value-type="float" office:value="2" calcext:value-type="float">
            <text:p>2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S9</text:p>
          </table:table-cell>
          <table:table-cell table:style-name="ce2404" office:value-type="string" calcext:value-type="string">
            <text:p>kardvívás</text:p>
          </table:table-cell>
          <table:table-cell table:style-name="ce2434" office:value-type="string" calcext:value-type="string">
            <text:p>Hihetetlen drága és ritka.</text:p>
            <text:p>Csak két kézzel forgat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85" office:value-type="float" office:value="3" calcext:value-type="float">
            <text:p>3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4"/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9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288"/>
          <table:table-cell table:style-name="ce2288" office:value-type="float" office:value="7" calcext:value-type="float">
            <text:p>7</text:p>
          </table:table-cell>
          <table:table-cell table:style-name="ce2288"/>
          <table:table-cell table:style-name="ce2288" office:value-type="float" office:value="1.5" calcext:value-type="float">
            <text:p>1,5</text:p>
          </table:table-cell>
          <table:table-cell table:style-name="ce2288" office:value-type="string" calcext:value-type="string">
            <text:p>egykezes</text:p>
          </table:table-cell>
          <table:table-cell table:style-name="ce2288" table:number-columns-repeated="2"/>
          <table:table-cell table:style-name="ce2371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style-name="ce2377" office:value-type="string" calcext:value-type="string">
            <text:p>F9</text:p>
          </table:table-cell>
          <table:table-cell table:style-name="ce2406" office:value-type="string" calcext:value-type="string">
            <text:p>kardvívás</text:p>
          </table:table-cell>
          <table:table-cell table:style-name="ce2437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9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/S</text:p>
          </table:table-cell>
          <table:table-cell table:style-name="ce2288" office:value-type="float" office:value="1.5" calcext:value-type="float">
            <text:p>1,5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9</text:p>
          </table:table-cell>
          <table:table-cell table:style-name="ce2406" office:value-type="string" calcext:value-type="string">
            <text:p>kardvívás</text:p>
          </table:table-cell>
          <table:table-cell table:style-name="ce2437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2"/>
          <table:table-cell table:style-name="ce2219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8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A3</text:p>
          </table:table-cell>
          <table:table-cell table:style-name="ce2406" office:value-type="string" calcext:value-type="string">
            <text:p>kardvívás</text:p>
          </table:table-cell>
          <table:table-cell table:style-name="ce243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/S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37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V/S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style-name="ce2394" office:value-type="float" office:value="0" calcext:value-type="float">
            <text:p>0</text:p>
          </table:table-cell>
          <table:table-cell table:style-name="ce2377" office:value-type="string" calcext:value-type="string">
            <text:p>F9</text:p>
          </table:table-cell>
          <table:table-cell table:style-name="ce2404" office:value-type="string" calcext:value-type="string">
            <text:p>kardvívás</text:p>
          </table:table-cell>
          <table:table-cell table:style-name="ce2438"/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0">
          <table:table-cell table:style-name="ce2198"/>
          <table:table-cell table:style-name="ce2248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6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39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Lándzsavívó fegyverek</text:p>
          </table:table-cell>
          <table:table-cell table:style-name="ce2249" office:value-type="string" calcext:value-type="string">
            <text:p>Alabárd SV</text:p>
          </table:table-cell>
          <table:table-cell table:number-columns-repeated="2" table:style-name="ce2270" office:value-type="float" office:value="10" calcext:value-type="float">
            <text:p>10</text:p>
          </table:table-cell>
          <table:table-cell table:style-name="ce2293" office:value-type="float" office:value="4" calcext:value-type="float">
            <text:p>4</text:p>
          </table:table-cell>
          <table:table-cell table:style-name="ce2293" office:value-type="float" office:value="9" calcext:value-type="float">
            <text:p>9</text:p>
          </table:table-cell>
          <table:table-cell table:style-name="ce2293" office:value-type="string" calcext:value-type="string">
            <text:p>S+V</text:p>
          </table:table-cell>
          <table:table-cell table:style-name="ce2293" office:value-type="float" office:value="3" calcext:value-type="float">
            <text:p>3</text:p>
          </table:table-cell>
          <table:table-cell table:style-name="ce2293" office:value-type="string" calcext:value-type="string">
            <text:p>kétkezes</text:p>
          </table:table-cell>
          <table:table-cell table:style-name="ce2293" office:value-type="float" office:value="99" calcext:value-type="float">
            <text:p>99</text:p>
          </table:table-cell>
          <table:table-cell table:style-name="ce2293" office:value-type="float" office:value="0" calcext:value-type="float">
            <text:p>0</text:p>
          </table:table-cell>
          <table:table-cell table:number-columns-repeated="3" table:style-name="ce2380" office:value-type="float" office:value="0" calcext:value-type="float">
            <text:p>0</text:p>
          </table:table-cell>
          <table:table-cell table:style-name="ce2410" office:value-type="string" calcext:value-type="string">
            <text:p>lándzsavívás</text:p>
          </table:table-cell>
          <table:table-cell table:style-name="ce2440" office:value-type="string" calcext:value-type="string">
            <text:p>Szúró és Vágó módban</text:p>
          </table:table-cell>
          <table:table-cell table:style-name="Default" table:number-columns-repeated="112"/>
          <table:table-cell table:style-name="ce24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50" office:value-type="string" calcext:value-type="string">
            <text:p>Alabárd Z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8" calcext:value-type="float">
            <text:p>8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10" calcext:value-type="float">
            <text:p>10</text:p>
          </table:table-cell>
          <table:table-cell table:style-name="ce2294" office:value-type="string" calcext:value-type="string">
            <text:p>Z</text:p>
          </table:table-cell>
          <table:table-cell table:style-name="ce2288" office:value-type="float" office:value="3" calcext:value-type="float">
            <text:p>3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6" calcext:value-type="float">
            <text:p>6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444" office:value-type="string" calcext:value-type="string">
            <text:p>Zúzó módban. Talán a legjobb a páncélok ellen az Átütéssel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202"/>
          <table:table-cell table:style-name="ce2219" office:value-type="string" calcext:value-type="string">
            <text:p>Bot, hosszú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8" calcext:value-type="float">
            <text:p>8</text:p>
          </table:table-cell>
          <table:table-cell table:style-name="ce2295" office:value-type="float" office:value="1" calcext:value-type="float">
            <text:p>1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string" calcext:value-type="string">
            <text:p>kétkezes</text:p>
          </table:table-cell>
          <table:table-cell table:style-name="ce2295" office:value-type="float" office:value="2" calcext:value-type="float">
            <text:p>2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 office:value-type="string" calcext:value-type="string">
            <text:p>Könnyű és fürge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202"/>
          <table:table-cell table:style-name="ce2219" office:value-type="string" calcext:value-type="string">
            <text:p>Kopja</text:p>
          </table:table-cell>
          <table:table-cell table:number-columns-repeated="2" table:style-name="ce987" office:value-type="float" office:value="13" calcext:value-type="float">
            <text:p>13</text:p>
          </table:table-cell>
          <table:table-cell table:style-name="ce2295" office:value-type="float" office:value="10" calcext:value-type="float">
            <text:p>10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string" calcext:value-type="string">
            <text:p>kétkezes</text:p>
          </table:table-cell>
          <table:table-cell table:style-name="ce2295" office:value-type="float" office:value="0" calcext:value-type="float">
            <text:p>0</text:p>
          </table:table-cell>
          <table:table-cell table:style-name="ce2288" office:value-type="float" office:value="5" calcext:value-type="float">
            <text:p>5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 office:value-type="string" calcext:value-type="string">
            <text:p>Csak lovon használható.Csak Lovas rohamból használható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2"/>
          <table:table-cell table:style-name="ce2219" office:value-type="string" calcext:value-type="string">
            <text:p>Lándzsa</text:p>
          </table:table-cell>
          <table:table-cell table:style-name="ce987" office:value-type="float" office:value="12" calcext:value-type="float">
            <text:p>12</text:p>
          </table:table-cell>
          <table:table-cell table:style-name="ce987" office:value-type="float" office:value="13" calcext:value-type="float">
            <text:p>13</text:p>
          </table:table-cell>
          <table:table-cell table:style-name="ce2296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string" calcext:value-type="string">
            <text:p>kétkezes</text:p>
          </table:table-cell>
          <table:table-cell table:style-name="ce2296" office:value-type="float" office:value="99" calcext:value-type="float">
            <text:p>99</text:p>
          </table:table-cell>
          <table:table-cell table:style-name="ce2288" office:value-type="string" calcext:value-type="string">
            <text:p>4/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430" office:value-type="string" calcext:value-type="string">
            <text:p>Keskeny: +2</text:p>
            <text:p>Széles hegyű: +2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2"/>
          <table:table-cell table:style-name="ce2219" office:value-type="string" calcext:value-type="string">
            <text:p>Pika</text:p>
          </table:table-cell>
          <table:table-cell table:number-columns-repeated="2" table:style-name="ce987" office:value-type="float" office:value="16" calcext:value-type="float">
            <text:p>16</text:p>
          </table:table-cell>
          <table:table-cell table:style-name="ce2296" office:value-type="float" office:value="2" calcext:value-type="float">
            <text:p>2</text:p>
          </table:table-cell>
          <table:table-cell table:style-name="ce2288" office:value-type="float" office:value="10" calcext:value-type="float">
            <text:p>10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5" calcext:value-type="float">
            <text:p>5</text:p>
          </table:table-cell>
          <table:table-cell table:style-name="ce2288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88" office:value-type="string" calcext:value-type="string">
            <text:p>4/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430" office:value-type="string" calcext:value-type="string">
            <text:p>Ha közrefognak, a fegyver az egyik (választott) támadó ellen 0 harcértékű lesz.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2"/>
          <table:table-cell table:style-name="ce2219" office:value-type="string" calcext:value-type="string">
            <text:p>Szigony, egykezes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/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19" office:value-type="string" calcext:value-type="string">
            <text:p>Szigony, kétkezes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9" calcext:value-type="float">
            <text:p>9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lándzsavívás</text:p>
          </table:table-cell>
          <table:table-cell table:style-name="ce220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Zúzó fegyverek</text:p>
          </table:table-cell>
          <table:table-cell table:style-name="ce2251" office:value-type="string" calcext:value-type="string">
            <text:p>Balta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float" office:value="0" calcext:value-type="float">
            <text:p>0</text:p>
          </table:table-cell>
          <table:table-cell table:style-name="ce2275" office:value-type="float" office:value="2" calcext:value-type="float">
            <text:p>2</text:p>
          </table:table-cell>
          <table:table-cell table:style-name="ce2293" office:value-type="float" office:value="7" calcext:value-type="float">
            <text:p>7</text:p>
          </table:table-cell>
          <table:table-cell table:style-name="ce2293" office:value-type="string" calcext:value-type="string">
            <text:p>Z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93" office:value-type="float" office:value="0" calcext:value-type="float">
            <text:p>0</text:p>
          </table:table-cell>
          <table:table-cell table:number-columns-repeated="3" table:style-name="ce2380" office:value-type="float" office:value="0" calcext:value-type="float">
            <text:p>0</text:p>
          </table:table-cell>
          <table:table-cell table:style-name="ce2408" office:value-type="string" calcext:value-type="string">
            <text:p>zúzás</text:p>
          </table:table-cell>
          <table:table-cell table:style-name="ce2445"/>
          <table:table-cell table:style-name="Default" table:number-columns-repeated="112"/>
          <table:table-cell table:style-name="ce22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11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0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-1" calcext:value-type="float">
            <text:p>-1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1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18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322" office:value-type="string" calcext:value-type="string">
            <text:p>Z</text:p>
          </table:table-cell>
          <table:table-cell table:style-name="ce2294" office:value-type="float" office:value="1" calcext:value-type="float">
            <text:p>1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.5" calcext:value-type="float">
            <text:p>1,5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5" calcext:value-type="float">
            <text:p>5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zúzás</text:p>
          </table:table-cell>
          <table:table-cell table:style-name="ce2437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 office:value-type="string" calcext:value-type="string">
            <text:p>Ellene az ellenfél Pajzs VÉ fele számít csak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288" office:value-type="float" office:value="5" calcext:value-type="float">
            <text:p>5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" calcext:value-type="float">
            <text:p>1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3" calcext:value-type="float">
            <text:p>3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8" office:value-type="float" office:value="4" calcext:value-type="float">
            <text:p>4</text:p>
          </table:table-cell>
          <table:table-cell table:style-name="ce2288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7" calcext:value-type="float">
            <text:p>7</text:p>
          </table:table-cell>
          <table:table-cell table:style-name="ce2323" office:value-type="string" calcext:value-type="string">
            <text:p>Z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18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float" office:value="9" calcext:value-type="float">
            <text:p>9</text:p>
          </table:table-cell>
          <table:table-cell table:style-name="ce2285" office:value-type="string" calcext:value-type="string">
            <text:p>Z</text:p>
          </table:table-cell>
          <table:table-cell table:style-name="ce2285" office:value-type="float" office:value="1.5" calcext:value-type="float">
            <text:p>1,5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4" calcext:value-type="float">
            <text:p>4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18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285" office:value-type="float" office:value="5" calcext:value-type="float">
            <text:p>5</text:p>
          </table:table-cell>
          <table:table-cell table:style-name="ce2285" office:value-type="float" office:value="8" calcext:value-type="float">
            <text:p>8</text:p>
          </table:table-cell>
          <table:table-cell table:style-name="ce2285" office:value-type="string" calcext:value-type="string">
            <text:p>Z</text:p>
          </table:table-cell>
          <table:table-cell table:style-name="ce2285" office:value-type="float" office:value="0.5" calcext:value-type="float">
            <text:p>0,5</text:p>
          </table:table-cell>
          <table:table-cell table:style-name="ce2285" office:value-type="string" calcext:value-type="string">
            <text:p>egy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10" calcext:value-type="float">
            <text:p>10</text:p>
          </table:table-cell>
          <table:table-cell table:style-name="ce2371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34" office:value-type="string" calcext:value-type="string">
            <text:p>Nagyon vérzik</text:p>
            <text:p>50% az esély, hogy beragad és nem lehet kihúzni harc közben</text:p>
          </table:table-cell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48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297" office:value-type="float" office:value="7" calcext:value-type="float">
            <text:p>7</text:p>
          </table:table-cell>
          <table:table-cell table:style-name="ce2297" office:value-type="float" office:value="9" calcext:value-type="float">
            <text:p>9</text:p>
          </table:table-cell>
          <table:table-cell table:style-name="ce2297" office:value-type="string" calcext:value-type="string">
            <text:p>Z</text:p>
          </table:table-cell>
          <table:table-cell table:style-name="ce2297" office:value-type="float" office:value="1.5" calcext:value-type="float">
            <text:p>1,5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6" office:value-type="float" office:value="0" calcext:value-type="float">
            <text:p>0</text:p>
          </table:table-cell>
          <table:table-cell table:style-name="ce2411" office:value-type="string" calcext:value-type="string">
            <text:p>zúz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Default" table:number-columns-repeated="112"/>
          <table:table-cell table:style-name="ce90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Ostorharcos fegyverek</text:p>
          </table:table-cell>
          <table:table-cell table:style-name="ce2249" office:value-type="string" calcext:value-type="string">
            <text:p>Korbács</text:p>
          </table:table-cell>
          <table:table-cell table:style-name="ce1012" office:value-type="float" office:value="3" calcext:value-type="float">
            <text:p>3</text:p>
          </table:table-cell>
          <table:table-cell table:style-name="ce1012" office:value-type="float" office:value="0" calcext:value-type="float">
            <text:p>0</text:p>
          </table:table-cell>
          <table:table-cell table:style-name="ce2293" office:value-type="float" office:value="-1" calcext:value-type="float">
            <text:p>-1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Z</text:p>
          </table:table-cell>
          <table:table-cell table:style-name="ce2290" office:value-type="float" office:value="1" calcext:value-type="float">
            <text:p>1</text:p>
          </table:table-cell>
          <table:table-cell table:style-name="ce2293" office:value-type="string" calcext:value-type="string">
            <text:p>egykezes</text:p>
          </table:table-cell>
          <table:table-cell table:style-name="ce2293" office:value-type="float" office:value="2" calcext:value-type="float">
            <text:p>2</text:p>
          </table:table-cell>
          <table:table-cell table:style-name="ce2293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80" office:value-type="float" office:value="0" calcext:value-type="float">
            <text:p>0</text:p>
          </table:table-cell>
          <table:table-cell table:style-name="ce2410" office:value-type="string" calcext:value-type="string">
            <text:p>ostorharc</text:p>
          </table:table-cell>
          <table:table-cell table:style-name="ce2447"/>
          <table:table-cell table:style-name="Default" table:number-columns-repeated="112"/>
          <table:table-cell table:style-name="ce24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19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288" office:value-type="float" office:value="1" calcext:value-type="float">
            <text:p>1</text:p>
          </table:table-cell>
          <table:table-cell table:style-name="ce2288" office:value-type="float" office:value="8" calcext:value-type="float">
            <text:p>8</text:p>
          </table:table-cell>
          <table:table-cell table:style-name="ce2288" office:value-type="string" calcext:value-type="string">
            <text:p>Z</text:p>
          </table:table-cell>
          <table:table-cell table:style-name="ce2285" office:value-type="float" office:value="3" calcext:value-type="float">
            <text:p>3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6" office:value-type="string" calcext:value-type="string">
            <text:p>ostorharc</text:p>
          </table:table-cell>
          <table:table-cell table:style-name="ce2202"/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52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298" office:value-type="float" office:value="3" calcext:value-type="float">
            <text:p>3</text:p>
          </table:table-cell>
          <table:table-cell table:style-name="ce2307" office:value-type="float" office:value="8" calcext:value-type="float">
            <text:p>8</text:p>
          </table:table-cell>
          <table:table-cell table:style-name="ce2298" office:value-type="string" calcext:value-type="string">
            <text:p>V</text:p>
          </table:table-cell>
          <table:table-cell table:style-name="ce2298" office:value-type="float" office:value="3" calcext:value-type="float">
            <text:p>3</text:p>
          </table:table-cell>
          <table:table-cell table:style-name="ce2263" office:value-type="string" calcext:value-type="string">
            <text:p>egykezes</text:p>
          </table:table-cell>
          <table:table-cell table:style-name="ce2298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81" office:value-type="float" office:value="1" calcext:value-type="float">
            <text:p>1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ostorharc</text:p>
          </table:table-cell>
          <table:table-cell table:style-name="ce2448" office:value-type="string" calcext:value-type="string">
            <text:p>Önveszélyes, lásd a leírását. </text:p>
          </table:table-cell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9" office:value-type="string" calcext:value-type="string">
            <text:p>Hárítófegyverek</text:p>
          </table:table-cell>
          <table:table-cell table:style-name="ce2253" office:value-type="string" calcext:value-type="string">
            <text:p>Hárító: Alkarvédő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string" calcext:value-type="string">
            <text:p>3/2/0</text:p>
          </table:table-cell>
          <table:table-cell table:style-name="ce2300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float" office:value="0" calcext:value-type="float">
            <text:p>0</text:p>
          </table:table-cell>
          <table:table-cell table:style-name="ce2352" office:value-type="string" calcext:value-type="string">
            <text:p>egykezes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2" office:value-type="float" office:value="0" calcext:value-type="float">
            <text:p>0</text:p>
          </table:table-cell>
          <table:table-cell table:style-name="ce2413" office:value-type="string" calcext:value-type="string">
            <text:p>közelharci</text:p>
          </table:table-cell>
          <table:table-cell table:style-name="ce2449"/>
          <table:table-cell table:style-name="Default" table:number-columns-repeated="112"/>
          <table:table-cell table:style-name="ce21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3"/>
          <table:table-cell table:style-name="ce2252" office:value-type="string" calcext:value-type="string">
            <text:p>Hárító: Csatakesztyű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float" office:value="2" calcext:value-type="float">
            <text:p>2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99" calcext:value-type="float">
            <text:p>99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style-name="ce2353" office:value-type="string" calcext:value-type="string">
            <text:p>egykezes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kardvívás</text:p>
          </table:table-cell>
          <table:table-cell table:style-name="ce22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">
          <table:table-cell table:style-name="ce2204"/>
          <table:table-cell table:style-name="ce2252" office:value-type="string" calcext:value-type="string">
            <text:p>Hárító: Köpeny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float" office:value="3" calcext:value-type="float">
            <text:p>3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99" calcext:value-type="float">
            <text:p>99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style-name="ce2353" office:value-type="string" calcext:value-type="string">
            <text:p>egykezes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kardvívás</text:p>
          </table:table-cell>
          <table:table-cell table:style-name="ce2204" office:value-type="string" calcext:value-type="string">
            <text:p>Legfeljebb 1 penge hosszú fegyverek ellen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22" table:number-columns-repeated="16119"/>
        </table:table-row>
        <table:table-row table:style-name="ro2">
          <table:table-cell table:style-name="ce2204"/>
          <table:table-cell table:style-name="ce2252" office:value-type="string" calcext:value-type="string">
            <text:p>Hárító: Tonfa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string" calcext:value-type="string">
            <text:p>3/2/0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99" calcext:value-type="float">
            <text:p>99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style-name="ce2353" office:value-type="string" calcext:value-type="string">
            <text:p>egykezes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2" office:value-type="string" calcext:value-type="string">
            <text:p>közelharci</text:p>
          </table:table-cell>
          <table:table-cell table:style-name="ce22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18">
          <table:table-cell table:style-name="ce2199" office:value-type="string" calcext:value-type="string">
            <text:p>Pajzsok</text:p>
          </table:table-cell>
          <table:table-cell table:style-name="ce2254" office:value-type="string" calcext:value-type="string">
            <text:p>Pajzs típus</text:p>
          </table:table-cell>
          <table:table-cell table:style-name="ce2274" office:value-type="string" calcext:value-type="string">
            <text:p>TÉ</text:p>
          </table:table-cell>
          <table:table-cell table:style-name="ce2274" office:value-type="string" calcext:value-type="string">
            <text:p>VÉ</text:p>
          </table:table-cell>
          <table:table-cell table:style-name="ce2254" office:value-type="string" calcext:value-type="string">
            <text:p>SP</text:p>
          </table:table-cell>
          <table:table-cell table:style-name="ce2309" office:value-type="string" calcext:value-type="string">
            <text:p>Sebesség</text:p>
          </table:table-cell>
          <table:table-cell table:style-name="ce2324" office:value-type="string" calcext:value-type="string">
            <text:p>Sebzés</text:p>
            <text:p>Módja</text:p>
          </table:table-cell>
          <table:table-cell table:style-name="ce2335" office:value-type="string" calcext:value-type="string">
            <text:p>Pengehossz</text:p>
          </table:table-cell>
          <table:table-cell table:style-name="ce2354" office:value-type="string" calcext:value-type="string">
            <text:p>Típus</text:p>
          </table:table-cell>
          <table:table-cell table:style-name="ce2365" office:value-type="string" calcext:value-type="string">
            <text:p>Erőbónusz</text:p>
            <text:p>Max</text:p>
          </table:table-cell>
          <table:table-cell table:style-name="ce2335" office:value-type="string" calcext:value-type="string">
            <text:p>Átütés</text:p>
          </table:table-cell>
          <table:table-cell table:style-name="ce2335" office:value-type="string" calcext:value-type="string">
            <text:p>Íves</text:p>
          </table:table-cell>
          <table:table-cell table:style-name="ce2335" office:value-type="string" calcext:value-type="string">
            <text:p>MF</text:p>
          </table:table-cell>
          <table:table-cell table:style-name="ce2335" office:value-type="string" calcext:value-type="string">
            <text:p>KF</text:p>
          </table:table-cell>
          <table:table-cell table:style-name="ce2354" office:value-type="string" calcext:value-type="string">
            <text:p>Harcmodor</text:p>
          </table:table-cell>
          <table:table-cell table:style-name="ce2449"/>
          <table:table-cell table:style-name="Default" table:number-columns-repeated="112"/>
          <table:table-cell table:style-name="ce1922" table:number-columns-repeated="129"/>
          <table:table-cell table:style-name="ce842" table:number-columns-repeated="8"/>
          <table:table-cell table:style-name="ce6" table:number-columns-repeated="16119"/>
        </table:table-row>
        <table:table-row table:style-name="ro2">
          <table:table-cell table:style-name="ce2198"/>
          <table:table-cell table:style-name="ce2255" office:value-type="string" calcext:value-type="string">
            <text:p>Kis pajz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310" office:value-type="float" office:value="6" calcext:value-type="float">
            <text:p>6</text:p>
          </table:table-cell>
          <table:table-cell table:style-name="ce2325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style-name="ce2255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4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Default" table:number-columns-repeated="16119"/>
        </table:table-row>
        <table:table-row table:style-name="ro2">
          <table:table-cell table:style-name="ce2201"/>
          <table:table-cell table:style-name="ce2255" office:value-type="string" calcext:value-type="string">
            <text:p>Közepes pajz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10" calcext:value-type="float">
            <text:p>10</text:p>
          </table:table-cell>
          <table:table-cell table:style-name="ce2255" office:value-type="float" office:value="0" calcext:value-type="float">
            <text:p>0</text:p>
          </table:table-cell>
          <table:table-cell table:style-name="ce2310" office:value-type="float" office:value="7" calcext:value-type="float">
            <text:p>7</text:p>
          </table:table-cell>
          <table:table-cell table:style-name="ce2325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48" office:value-type="string" calcext:value-type="string">
            <text:p>Erő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55" office:value-type="string" calcext:value-type="string">
            <text:p>Nagy pajz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16" calcext:value-type="float">
            <text:p>16</text:p>
          </table:table-cell>
          <table:table-cell table:style-name="ce2255" office:value-type="float" office:value="0" calcext:value-type="float">
            <text:p>0</text:p>
          </table:table-cell>
          <table:table-cell table:style-name="ce2310" office:value-type="float" office:value="9" calcext:value-type="float">
            <text:p>9</text:p>
          </table:table-cell>
          <table:table-cell table:style-name="ce2325" office:value-type="string" calcext:value-type="string">
            <text:p>Z</text:p>
          </table:table-cell>
          <table:table-cell table:style-name="ce2325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04" office:value-type="string" calcext:value-type="string">
            <text:p>zúzás</text:p>
          </table:table-cell>
          <table:table-cell table:style-name="ce244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Default" table:number-columns-repeated="263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198"/>
          <table:table-cell table:style-name="ce2256" office:value-type="string" calcext:value-type="string">
            <text:p>Fegyver</text:p>
          </table:table-cell>
          <table:table-cell table:style-name="ce2256" office:value-type="string" calcext:value-type="string">
            <text:p>CÉ</text:p>
          </table:table-cell>
          <table:table-cell table:style-name="ce2256" office:value-type="string" calcext:value-type="string">
            <text:p>Osztó</text:p>
          </table:table-cell>
          <table:table-cell table:style-name="ce2256" office:value-type="string" calcext:value-type="string">
            <text:p>SP</text:p>
          </table:table-cell>
          <table:table-cell table:style-name="ce2311" office:value-type="string" calcext:value-type="string">
            <text:p>Sebesség</text:p>
          </table:table-cell>
          <table:table-cell table:style-name="ce2311" office:value-type="string" calcext:value-type="string">
            <text:p>Sebzés</text:p>
            <text:p>Módja</text:p>
          </table:table-cell>
          <table:table-cell table:style-name="ce2256" office:value-type="string" calcext:value-type="string">
            <text:p>Hatótáv</text:p>
          </table:table-cell>
          <table:table-cell table:style-name="ce2256" office:value-type="string" calcext:value-type="string">
            <text:p>Tipus</text:p>
          </table:table-cell>
          <table:table-cell table:style-name="ce2366" office:value-type="string" calcext:value-type="string">
            <text:p>Erőbónusz</text:p>
            <text:p>Max</text:p>
          </table:table-cell>
          <table:table-cell table:style-name="ce2256" office:value-type="string" calcext:value-type="string">
            <text:p>Átütés</text:p>
          </table:table-cell>
          <table:table-cell table:style-name="ce2256" table:number-columns-repeated="3"/>
          <table:table-cell table:style-name="ce2256" office:value-type="string" calcext:value-type="string">
            <text:p>Harcmodor</text:p>
          </table:table-cell>
          <table:table-cell table:style-name="ce2450" office:value-type="string" calcext:value-type="string">
            <text:p>Megjegyzés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5" office:value-type="string" calcext:value-type="string">
            <text:p>Hajítófegyverek</text:p>
          </table:table-cell>
          <table:table-cell table:style-name="ce2251"/>
          <table:table-cell table:style-name="ce2275" table:number-columns-repeated="2"/>
          <table:table-cell table:style-name="ce2251" table:number-columns-repeated="11"/>
          <table:table-cell table:style-name="ce2445"/>
          <table:table-cell table:style-name="Default" table:number-columns-repeated="112"/>
          <table:table-cell table:style-name="ce21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198"/>
          <table:table-cell table:style-name="ce2257" office:value-type="string" calcext:value-type="string">
            <text:p>Bola</text:p>
          </table:table-cell>
          <table:table-cell table:number-columns-repeated="2" table:style-name="ce2276" office:value-type="float" office:value="2" calcext:value-type="float">
            <text:p>2</text:p>
          </table:table-cell>
          <table:table-cell table:style-name="ce2301" office:value-type="string" calcext:value-type="string">
            <text:p>-</text:p>
          </table:table-cell>
          <table:table-cell table:style-name="ce2312" office:value-type="float" office:value="11" calcext:value-type="float">
            <text:p>11</text:p>
          </table:table-cell>
          <table:table-cell table:style-name="ce2301" office:value-type="string" calcext:value-type="string">
            <text:p>-</text:p>
          </table:table-cell>
          <table:table-cell table:style-name="ce2301" office:value-type="string" calcext:value-type="string">
            <text:p>20m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87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 table:style-name="ce2204"/>
          <table:table-cell table:style-name="ce2258" office:value-type="string" calcext:value-type="string">
            <text:p>Dárda</text:p>
          </table:table-cell>
          <table:table-cell table:style-name="ce2276" office:value-type="float" office:value="4" calcext:value-type="float">
            <text:p>4</text:p>
          </table:table-cell>
          <table:table-cell table:style-name="ce2280" office:value-type="float" office:value="3" calcext:value-type="float">
            <text:p>3</text:p>
          </table:table-cell>
          <table:table-cell table:style-name="ce2298" office:value-type="float" office:value="3" calcext:value-type="float">
            <text:p>3</text:p>
          </table:table-cell>
          <table:table-cell table:style-name="ce2307" office:value-type="float" office:value="9" calcext:value-type="float">
            <text:p>9</text:p>
          </table:table-cell>
          <table:table-cell table:style-name="ce2298" office:value-type="string" calcext:value-type="string">
            <text:p>S</text:p>
          </table:table-cell>
          <table:table-cell table:style-name="ce2298" office:value-type="string" calcext:value-type="string">
            <text:p>5m +(Erő x 3)</text:p>
          </table:table-cell>
          <table:table-cell table:style-name="ce225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style-name="ce2298" office:value-type="float" office:value="3" calcext:value-type="float">
            <text:p>3</text:p>
          </table:table-cell>
          <table:table-cell table:style-name="ce2383" table:number-columns-repeated="3"/>
          <table:table-cell table:style-name="ce2412" office:value-type="string" calcext:value-type="string">
            <text:p>hajítás</text:p>
          </table:table-cell>
          <table:table-cell table:style-name="ce2452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Dobócsillag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302" office:value-type="float" office:value="-3" calcext:value-type="float">
            <text:p>-3</text:p>
          </table:table-cell>
          <table:table-cell table:style-name="ce2313" office:value-type="float" office:value="5" calcext:value-type="float">
            <text:p>5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5m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3"/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6"/>
          <table:table-cell table:style-name="ce2257" office:value-type="string" calcext:value-type="string">
            <text:p>Dobóháló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301" office:value-type="string" calcext:value-type="string">
            <text:p>-</text:p>
          </table:table-cell>
          <table:table-cell table:style-name="ce2312" office:value-type="float" office:value="11" calcext:value-type="float">
            <text:p>11</text:p>
          </table:table-cell>
          <table:table-cell table:style-name="ce2301" office:value-type="string" calcext:value-type="string">
            <text:p>-</text:p>
          </table:table-cell>
          <table:table-cell table:style-name="ce2301" office:value-type="string" calcext:value-type="string">
            <text:p>4m +Erő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87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1"/>
          <table:table-cell table:style-name="Default" table:number-columns-repeated="112"/>
          <table:table-cell table:style-name="ce1058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59" office:value-type="string" calcext:value-type="string">
            <text:p>Hajítóbárd</text:p>
          </table:table-cell>
          <table:table-cell table:style-name="ce2276" office:value-type="float" office:value="2" calcext:value-type="float">
            <text:p>2</text:p>
          </table:table-cell>
          <table:table-cell table:style-name="ce2280" office:value-type="float" office:value="3" calcext:value-type="float">
            <text:p>3</text:p>
          </table:table-cell>
          <table:table-cell table:style-name="ce2302" office:value-type="float" office:value="2" calcext:value-type="float">
            <text:p>2</text:p>
          </table:table-cell>
          <table:table-cell table:style-name="ce2313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string" calcext:value-type="string">
            <text:p><text:span text:style-name="T11">20m </text:span><text:span text:style-name="T12">+(Erő x 4) </text:span></text:p>
          </table:table-cell>
          <table:table-cell table:style-name="ce2263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4" office:value-type="string" calcext:value-type="string">
            <text:p>Pajzsba dobva csökkenti annak Védő Értékét a dobott SP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1"/>
          <table:table-cell table:style-name="ce2262" office:value-type="string" calcext:value-type="string">
            <text:p>Hajítótőr</text:p>
          </table:table-cell>
          <table:table-cell table:style-name="ce2276" office:value-type="float" office:value="3" calcext:value-type="float">
            <text:p>3</text:p>
          </table:table-cell>
          <table:table-cell table:style-name="ce2280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14" office:value-type="float" office:value="6" calcext:value-type="float">
            <text:p>6</text:p>
          </table:table-cell>
          <table:table-cell table:style-name="ce2326" office:value-type="string" calcext:value-type="string">
            <text:p>S</text:p>
          </table:table-cell>
          <table:table-cell table:style-name="ce2326" office:value-type="string" calcext:value-type="string">
            <text:p>15m</text:p>
          </table:table-cell>
          <table:table-cell table:style-name="ce225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326" office:value-type="float" office:value="0" calcext:value-type="float">
            <text:p>0</text:p>
          </table:table-cell>
          <table:table-cell table:style-name="ce2389"/>
          <table:table-cell table:style-name="ce2401" table:number-columns-repeated="2"/>
          <table:table-cell table:style-name="ce2419" office:value-type="string" calcext:value-type="string">
            <text:p>hajítás</text:p>
          </table:table-cell>
          <table:table-cell table:style-name="ce245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Default" table:number-columns-repeated="112"/>
          <table:table-cell table:style-name="ce229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259" office:value-type="string" calcext:value-type="string">
            <text:p>kő</text:p>
          </table:table-cell>
          <table:table-cell table:number-columns-repeated="2" table:style-name="ce2276" office:value-type="float" office:value="2" calcext:value-type="float">
            <text:p>2</text:p>
          </table:table-cell>
          <table:table-cell table:style-name="ce2302" office:value-type="float" office:value="-10" calcext:value-type="float">
            <text:p>-10</text:p>
          </table:table-cell>
          <table:table-cell table:style-name="ce2313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46" office:value-type="string" calcext:value-type="string">
            <text:p>20m +(Erő x 5) 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9"/>
          <table:table-cell table:style-name="ce2401" table:number-columns-repeated="2"/>
          <table:table-cell table:style-name="ce2404" office:value-type="string" calcext:value-type="string">
            <text:p>hajítás</text:p>
          </table:table-cell>
          <table:table-cell table:style-name="ce2453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4"/>
          <table:table-cell table:style-name="ce2263" office:value-type="string" calcext:value-type="string">
            <text:p>Lasszó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298" office:value-type="string" calcext:value-type="string">
            <text:p>-</text:p>
          </table:table-cell>
          <table:table-cell table:style-name="ce2307" office:value-type="float" office:value="10" calcext:value-type="float">
            <text:p>10</text:p>
          </table:table-cell>
          <table:table-cell table:style-name="ce2298" office:value-type="string" calcext:value-type="string">
            <text:p>-</text:p>
          </table:table-cell>
          <table:table-cell table:style-name="ce2298" office:value-type="string" calcext:value-type="string">
            <text:p>10m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83" table:number-columns-repeated="3"/>
          <table:table-cell table:style-name="ce2412" office:value-type="string" calcext:value-type="string">
            <text:p>hajítás</text:p>
          </table:table-cell>
          <table:table-cell table:style-name="ce2456" office:value-type="string" calcext:value-type="string">
            <text:p>Sebesülés az esés következtében leh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263" office:value-type="string" calcext:value-type="string">
            <text:p>Parittya</text:p>
          </table:table-cell>
          <table:table-cell table:style-name="ce2276" office:value-type="float" office:value="3" calcext:value-type="float">
            <text:p>3</text:p>
          </table:table-cell>
          <table:table-cell table:style-name="ce2280" office:value-type="float" office:value="3" calcext:value-type="float">
            <text:p>3</text:p>
          </table:table-cell>
          <table:table-cell table:style-name="ce2298" office:value-type="float" office:value="2" calcext:value-type="float">
            <text:p>2</text:p>
          </table:table-cell>
          <table:table-cell table:style-name="ce2307" office:value-type="float" office:value="10" calcext:value-type="float">
            <text:p>10</text:p>
          </table:table-cell>
          <table:table-cell table:style-name="ce2298" office:value-type="string" calcext:value-type="string">
            <text:p>Z</text:p>
          </table:table-cell>
          <table:table-cell table:style-name="ce2298" office:value-type="string" calcext:value-type="string">
            <text:p>70m</text:p>
          </table:table-cell>
          <table:table-cell table:style-name="ce2263" office:value-type="string" calcext:value-type="string">
            <text:p>egykezes</text:p>
          </table:table-cell>
          <table:table-cell table:style-name="ce2298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83"/>
          <table:table-cell table:style-name="ce2402" table:number-columns-repeated="2"/>
          <table:table-cell table:style-name="ce2412" office:value-type="string" calcext:value-type="string">
            <text:p>hajítás</text:p>
          </table:table-cell>
          <table:table-cell table:style-name="ce2457" office:value-type="string" calcext:value-type="string">
            <text:p>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Ramiera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13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0m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hajítás</text:p>
          </table:table-cell>
          <table:table-cell table:style-name="ce2454"/>
          <table:table-cell table:style-name="Default" table:number-columns-repeated="112"/>
          <table:table-cell table:style-name="ce2181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4"/>
          <table:table-cell table:style-name="ce2263" office:value-type="string" calcext:value-type="string">
            <text:p>Tőr</text:p>
          </table:table-cell>
          <table:table-cell table:number-columns-repeated="2" table:style-name="ce2276" office:value-type="float" office:value="2" calcext:value-type="float">
            <text:p>2</text:p>
          </table:table-cell>
          <table:table-cell table:style-name="ce2298" office:value-type="float" office:value="0" calcext:value-type="float">
            <text:p>0</text:p>
          </table:table-cell>
          <table:table-cell table:style-name="ce2307" office:value-type="float" office:value="7" calcext:value-type="float">
            <text:p>7</text:p>
          </table:table-cell>
          <table:table-cell table:style-name="ce2298" office:value-type="string" calcext:value-type="string">
            <text:p>S</text:p>
          </table:table-cell>
          <table:table-cell table:style-name="ce2298" office:value-type="string" calcext:value-type="string">
            <text:p>10m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83" table:number-columns-repeated="3"/>
          <table:table-cell table:style-name="ce2412" office:value-type="string" calcext:value-type="string">
            <text:p>hajítás</text:p>
          </table:table-cell>
          <table:table-cell table:style-name="ce2448"/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6"/>
          <table:table-cell table:style-name="ce1793"/>
          <table:table-cell table:style-name="ce1622" table:number-columns-repeated="2"/>
          <table:table-cell table:style-name="ce1793" table:number-columns-repeated="11"/>
          <table:table-cell table:style-name="ce220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 table:style-name="ce2205" office:value-type="string" calcext:value-type="string">
            <text:p>Íjász lőfegyverek</text:p>
          </table:table-cell>
          <table:table-cell table:style-name="ce2264" office:value-type="string" calcext:value-type="string">
            <text:p>Rövid íj</text:p>
          </table:table-cell>
          <table:table-cell table:style-name="ce2278" office:value-type="float" office:value="5" calcext:value-type="float">
            <text:p>5</text:p>
          </table:table-cell>
          <table:table-cell table:style-name="ce2278" office:value-type="float" office:value="4" calcext:value-type="float">
            <text:p>4</text:p>
          </table:table-cell>
          <table:table-cell table:style-name="ce2303" office:value-type="float" office:value="1" calcext:value-type="float">
            <text:p>1</text:p>
          </table:table-cell>
          <table:table-cell table:style-name="ce2315" office:value-type="float" office:value="6" calcext:value-type="float">
            <text:p>6</text:p>
          </table:table-cell>
          <table:table-cell table:style-name="ce2303" office:value-type="string" calcext:value-type="string">
            <text:p>S</text:p>
          </table:table-cell>
          <table:table-cell table:style-name="ce2303" office:value-type="string" calcext:value-type="string">
            <text:p>60m</text:p>
          </table:table-cell>
          <table:table-cell table:style-name="ce2264" office:value-type="string" calcext:value-type="string">
            <text:p>kétkezes</text:p>
          </table:table-cell>
          <table:table-cell table:style-name="ce230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390"/>
          <table:table-cell table:style-name="ce2403" table:number-columns-repeated="2"/>
          <table:table-cell table:style-name="ce2408" office:value-type="string" calcext:value-type="string">
            <text:p>íjászat</text:p>
          </table:table-cell>
          <table:table-cell table:style-name="ce2458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59" office:value-type="string" calcext:value-type="string">
            <text:p>Hosszú íj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13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20m</text:p>
          </table:table-cell>
          <table:table-cell table:style-name="ce2259" office:value-type="string" calcext:value-type="string">
            <text:p>két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íjászat</text:p>
          </table:table-cell>
          <table:table-cell table:style-name="ce2453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59" office:value-type="string" calcext:value-type="string">
            <text:p>Visszacsapó íj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4" calcext:value-type="float">
            <text:p>4</text:p>
          </table:table-cell>
          <table:table-cell table:style-name="ce2302" office:value-type="float" office:value="4" calcext:value-type="float">
            <text:p>4</text:p>
          </table:table-cell>
          <table:table-cell table:style-name="ce2313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60m</text:p>
          </table:table-cell>
          <table:table-cell table:style-name="ce2259" office:value-type="string" calcext:value-type="string">
            <text:p>két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3" calcext:value-type="float">
            <text:p>3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íjászat</text:p>
          </table:table-cell>
          <table:table-cell table:style-name="ce2453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2">
          <table:table-cell/>
          <table:table-cell table:style-name="ce2259" office:value-type="string" calcext:value-type="string">
            <text:p>Elf íj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5" calcext:value-type="float">
            <text:p>5</text:p>
          </table:table-cell>
          <table:table-cell table:style-name="ce2302" office:value-type="float" office:value="4" calcext:value-type="float">
            <text:p>4</text:p>
          </table:table-cell>
          <table:table-cell table:style-name="ce2313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20m</text:p>
          </table:table-cell>
          <table:table-cell table:style-name="ce2259" office:value-type="string" calcext:value-type="string">
            <text:p>két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íjászat</text:p>
          </table:table-cell>
          <table:table-cell table:style-name="ce24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Default" table:number-columns-repeated="112"/>
          <table:table-cell table:style-name="ce594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63" office:value-type="string" calcext:value-type="string">
            <text:p>Fúvócső, kicsi</text:p>
          </table:table-cell>
          <table:table-cell table:style-name="ce2276" office:value-type="float" office:value="4" calcext:value-type="float">
            <text:p>4</text:p>
          </table:table-cell>
          <table:table-cell table:style-name="ce2280" office:value-type="float" office:value="3" calcext:value-type="float">
            <text:p>3</text:p>
          </table:table-cell>
          <table:table-cell table:style-name="ce2298" office:value-type="string" calcext:value-type="string">
            <text:p>spec</text:p>
          </table:table-cell>
          <table:table-cell table:style-name="ce2307" office:value-type="float" office:value="9" calcext:value-type="float">
            <text:p>9</text:p>
          </table:table-cell>
          <table:table-cell table:style-name="ce2298" office:value-type="string" calcext:value-type="string">
            <text:p>S</text:p>
          </table:table-cell>
          <table:table-cell table:style-name="ce2298" office:value-type="string" calcext:value-type="string">
            <text:p>16m</text:p>
          </table:table-cell>
          <table:table-cell table:style-name="ce2263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83"/>
          <table:table-cell table:style-name="ce2402" table:number-columns-repeated="2"/>
          <table:table-cell table:style-name="ce2412" office:value-type="string" calcext:value-type="string">
            <text:p>íjászat</text:p>
          </table:table-cell>
          <table:table-cell table:style-name="ce2456" office:value-type="string" calcext:value-type="string">
            <text:p>k20 dobásnál: 20-as dobás: 1 ÉP, különben 0 ÉP</text:p>
          </table:table-cell>
          <table:table-cell table:style-name="Default" table:number-columns-repeated="112"/>
          <table:table-cell table:style-name="ce2467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7"/>
          <table:table-cell table:style-name="ce2266" office:value-type="string" calcext:value-type="string">
            <text:p>Fúvócső, vadász</text:p>
          </table:table-cell>
          <table:table-cell table:style-name="ce2279" office:value-type="float" office:value="5" calcext:value-type="float">
            <text:p>5</text:p>
          </table:table-cell>
          <table:table-cell table:style-name="ce2279" office:value-type="float" office:value="4" calcext:value-type="float">
            <text:p>4</text:p>
          </table:table-cell>
          <table:table-cell table:style-name="ce2304" office:value-type="float" office:value="-10" calcext:value-type="float">
            <text:p>-10</text:p>
          </table:table-cell>
          <table:table-cell table:style-name="ce2316" office:value-type="float" office:value="10" calcext:value-type="float">
            <text:p>10</text:p>
          </table:table-cell>
          <table:table-cell table:style-name="ce2304" office:value-type="string" calcext:value-type="string">
            <text:p>S</text:p>
          </table:table-cell>
          <table:table-cell table:style-name="ce2304" office:value-type="string" calcext:value-type="string">
            <text:p>30m</text:p>
          </table:table-cell>
          <table:table-cell table:style-name="ce2266" office:value-type="string" calcext:value-type="string">
            <text:p>két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391" table:number-columns-repeated="3"/>
          <table:table-cell table:style-name="ce2420" office:value-type="string" calcext:value-type="string">
            <text:p>íjászat</text:p>
          </table:table-cell>
          <table:table-cell table:style-name="ce2459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208" office:value-type="string" calcext:value-type="string">
            <text:p>Lövész lőfegyverek</text:p>
          </table:table-cell>
          <table:table-cell table:style-name="ce2257" office:value-type="string" calcext:value-type="string">
            <text:p>Kézi nyílpuska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4" calcext:value-type="float">
            <text:p>4</text:p>
          </table:table-cell>
          <table:table-cell table:style-name="ce2257" office:value-type="float" office:value="0" calcext:value-type="float">
            <text:p>0</text:p>
          </table:table-cell>
          <table:table-cell table:style-name="ce2312" office:value-type="float" office:value="10" calcext:value-type="float">
            <text:p>10</text:p>
          </table:table-cell>
          <table:table-cell table:style-name="ce2257" office:value-type="string" calcext:value-type="string">
            <text:p>S</text:p>
          </table:table-cell>
          <table:table-cell table:style-name="ce2301" office:value-type="string" calcext:value-type="string">
            <text:p>20m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87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1" office:value-type="string" calcext:value-type="string">
            <text:p>A kézi nyílpuska kevésbé pontos fegyver kis mérete miatt.</text:p>
          </table:table-cell>
          <table:table-cell table:style-name="Default" table:number-columns-repeated="112"/>
          <table:table-cell table:style-name="ce2200"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Nyílpuska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5" calcext:value-type="float">
            <text:p>5</text:p>
          </table:table-cell>
          <table:table-cell table:style-name="ce2259" office:value-type="float" office:value="6" calcext:value-type="float">
            <text:p>6</text:p>
          </table:table-cell>
          <table:table-cell table:style-name="ce2313" office:value-type="float" office:value="13" calcext:value-type="float">
            <text:p>13</text:p>
          </table:table-cell>
          <table:table-cell table:style-name="ce2259" office:value-type="string" calcext:value-type="string">
            <text:p>S</text:p>
          </table:table-cell>
          <table:table-cell table:style-name="ce2302" office:value-type="string" calcext:value-type="string">
            <text:p>50m</text:p>
          </table:table-cell>
          <table:table-cell table:style-name="ce2259" office:value-type="string" calcext:value-type="string">
            <text:p>kétkezes</text:p>
          </table:table-cell>
          <table:table-cell table:style-name="ce2259" office:value-type="float" office:value="0" calcext:value-type="float">
            <text:p>0</text:p>
          </table:table-cell>
          <table:table-cell table:style-name="ce2302" office:value-type="float" office:value="8" calcext:value-type="float">
            <text:p>8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Nehéz nyílpuska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5" calcext:value-type="float">
            <text:p>5</text:p>
          </table:table-cell>
          <table:table-cell table:style-name="ce2259" office:value-type="float" office:value="14" calcext:value-type="float">
            <text:p>14</text:p>
          </table:table-cell>
          <table:table-cell table:style-name="ce2313" office:value-type="float" office:value="16" calcext:value-type="float">
            <text:p>16</text:p>
          </table:table-cell>
          <table:table-cell table:style-name="ce2259" office:value-type="string" calcext:value-type="string">
            <text:p>S</text:p>
          </table:table-cell>
          <table:table-cell table:style-name="ce2302" office:value-type="string" calcext:value-type="string">
            <text:p>80m</text:p>
          </table:table-cell>
          <table:table-cell table:style-name="ce2259" office:value-type="string" calcext:value-type="string">
            <text:p>kétkezes</text:p>
          </table:table-cell>
          <table:table-cell table:style-name="ce2259" office:value-type="float" office:value="0" calcext:value-type="float">
            <text:p>0</text:p>
          </table:table-cell>
          <table:table-cell table:style-name="ce2302" office:value-type="float" office:value="15" calcext:value-type="float">
            <text:p>15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259" office:value-type="string" calcext:value-type="string">
            <text:p>Shadoni páncéltörő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6" calcext:value-type="float">
            <text:p>6</text:p>
          </table:table-cell>
          <table:table-cell table:style-name="ce2259" office:value-type="float" office:value="20" calcext:value-type="float">
            <text:p>20</text:p>
          </table:table-cell>
          <table:table-cell table:style-name="ce2313" office:value-type="string" calcext:value-type="string">
            <text:p>-</text:p>
          </table:table-cell>
          <table:table-cell table:style-name="ce2259" office:value-type="string" calcext:value-type="string">
            <text:p>Z</text:p>
          </table:table-cell>
          <table:table-cell table:style-name="ce2302" office:value-type="string" calcext:value-type="string">
            <text:p>120m</text:p>
          </table:table-cell>
          <table:table-cell table:style-name="ce2259" office:value-type="string" calcext:value-type="string">
            <text:p>kétkezes</text:p>
          </table:table-cell>
          <table:table-cell table:style-name="ce2259" office:value-type="float" office:value="0" calcext:value-type="float">
            <text:p>0</text:p>
          </table:table-cell>
          <table:table-cell table:style-name="ce2302" office:value-type="float" office:value="20" calcext:value-type="float">
            <text:p>2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 office:value-type="string" calcext:value-type="string">
            <text:p>- Újratöltés: 1 emberrel: 3 kör, 2 emberrel: 1 kör</text:p>
            <text:p>- Páncéltörő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259" office:value-type="string" calcext:value-type="string">
            <text:p>Kharei nyílpuska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4" calcext:value-type="float">
            <text:p>4</text:p>
          </table:table-cell>
          <table:table-cell table:style-name="ce2259" office:value-type="float" office:value="3" calcext:value-type="float">
            <text:p>3</text:p>
          </table:table-cell>
          <table:table-cell table:style-name="ce2313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302" office:value-type="string" calcext:value-type="string">
            <text:p>50m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style-name="ce2388"/>
          <table:table-cell table:style-name="ce2400" table:number-columns-repeated="2"/>
          <table:table-cell table:style-name="ce2404" office:value-type="string" calcext:value-type="string">
            <text:p>lövészet</text:p>
          </table:table-cell>
          <table:table-cell table:style-name="ce2454" office:value-type="string" calcext:value-type="string">
            <text:p>Míg ki nem fogy a tár. Újratöltés: 1 kör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1">
          <table:table-cell table:style-name="ce2207"/>
          <table:table-cell table:style-name="ce2267" office:value-type="string" calcext:value-type="string">
            <text:p>Aquir nyílpuska</text:p>
          </table:table-cell>
          <table:table-cell table:style-name="ce2279" office:value-type="float" office:value="9" calcext:value-type="float">
            <text:p>9</text:p>
          </table:table-cell>
          <table:table-cell table:style-name="ce2279" office:value-type="float" office:value="5" calcext:value-type="float">
            <text:p>5</text:p>
          </table:table-cell>
          <table:table-cell table:style-name="ce2267" office:value-type="string" calcext:value-type="string">
            <text:p>💀/+6</text:p>
          </table:table-cell>
          <table:table-cell table:style-name="ce2317" office:value-type="float" office:value="7" calcext:value-type="float">
            <text:p>7</text:p>
          </table:table-cell>
          <table:table-cell table:style-name="ce2267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20" calcext:value-type="float">
            <text:p>20</text:p>
          </table:table-cell>
          <table:table-cell table:style-name="ce2392" table:number-columns-repeated="3"/>
          <table:table-cell table:style-name="ce2409" office:value-type="string" calcext:value-type="string">
            <text:p>lövészet</text:p>
          </table:table-cell>
          <table:table-cell table:style-name="ce2462" office:value-type="string" calcext:value-type="string">
            <text:p>Halálos hatása és Átütés értéke csak aquir kézben érvényesül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 table:number-rows-repeated="4">
          <table:table-cell table:style-name="ce2198"/>
          <table:table-cell table:style-name="Default" table:number-columns-repeated="127"/>
          <table:table-cell table:number-columns-repeated="132"/>
          <table:table-cell table:style-name="Default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15"/>
          <table:table-cell table:style-name="ce246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793" table:number-columns-repeated="13"/>
          <table:table-cell/>
          <table:table-cell table:style-name="ce1622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793" table:number-columns-repeated="4"/>
          <table:table-cell table:number-columns-repeated="2"/>
          <table:table-cell table:style-name="ce2463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Default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463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77" table:default-cell-style-name="ce1478"/>
        <table:table-column table:style-name="co78" table:default-cell-style-name="ce1481"/>
        <table:table-column table:style-name="co79" table:default-cell-style-name="ce1478"/>
        <table:table-column table:style-name="co78" table:default-cell-style-name="ce1481"/>
        <table:table-column table:style-name="co80" table:default-cell-style-name="ce1478"/>
        <table:table-column table:style-name="co81" table:default-cell-style-name="ce1515"/>
        <table:table-column table:style-name="co82" table:default-cell-style-name="ce1478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9"/>
          <table:covered-table-cell table:style-name="ce1421"/>
          <table:covered-table-cell table:style-name="ce1934"/>
          <table:covered-table-cell table:style-name="ce1421"/>
          <table:table-cell table:style-name="ce90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9"/>
          <table:table-cell table:style-name="ce1413"/>
          <table:table-cell table:style-name="ce1934"/>
          <table:table-cell table:style-name="ce1413"/>
          <table:table-cell table:style-name="ce90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0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04" table:content-validation-name="val212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0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0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0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0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0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0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0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8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0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0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0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0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0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0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0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6" table:default-cell-style-name="ce2571"/>
        <table:table-column table:style-name="co87" table:default-cell-style-name="ce2582"/>
        <table:table-column table:style-name="co88" table:default-cell-style-name="ce2590"/>
        <table:table-column table:style-name="co89" table:default-cell-style-name="ce2571"/>
        <table:table-column table:style-name="co90" table:default-cell-style-name="ce2600"/>
        <table:table-column table:style-name="co91" table:default-cell-style-name="ce2571"/>
        <table:table-column table:style-name="co92" table:default-cell-style-name="ce2571"/>
        <table:table-column table:style-name="co93" table:default-cell-style-name="ce2571"/>
        <table:table-column table:style-name="co94" table:default-cell-style-name="ce2608"/>
        <table:table-column table:style-name="co95" table:default-cell-style-name="ce2571"/>
        <table:table-column table:style-name="co96" table:default-cell-style-name="ce2571"/>
        <table:table-column table:style-name="co97" table:default-cell-style-name="Default"/>
        <table:table-column table:style-name="co98" table:default-cell-style-name="ce2571"/>
        <table:table-column table:style-name="co99" table:default-cell-style-name="ce2571"/>
        <table:table-column table:style-name="co7" table:default-cell-style-name="ce2571"/>
        <table:table-column table:style-name="co100" table:default-cell-style-name="Default"/>
        <table:table-row table:style-name="ro3">
          <table:table-cell table:style-name="ce257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81"/>
          <table:covered-table-cell table:style-name="ce2589"/>
          <table:covered-table-cell table:style-name="ce1983"/>
          <table:covered-table-cell table:style-name="ce1984"/>
          <table:covered-table-cell table:number-columns-repeated="3" table:style-name="ce1983"/>
          <table:covered-table-cell table:style-name="ce2607"/>
          <table:covered-table-cell table:number-columns-repeated="2" table:style-name="ce1983"/>
          <table:covered-table-cell/>
          <table:covered-table-cell table:style-name="ce1983"/>
          <table:covered-table-cell table:number-columns-repeated="3"/>
        </table:table-row>
        <table:table-row table:style-name="ro2">
          <table:table-cell table:number-columns-repeated="4"/>
          <table:table-cell table:style-name="ce1984"/>
          <table:table-cell table:style-name="ce1983"/>
          <table:table-cell table:number-columns-repeated="10"/>
        </table:table-row>
        <table:table-row table:style-name="ro2">
          <table:table-cell table:style-name="ce2572" office:value-type="string" calcext:value-type="string">
            <text:p>Általános fortélyok</text:p>
          </table:table-cell>
          <table:table-cell table:style-name="ce2583" office:value-type="string" calcext:value-type="string">
            <text:p>Max fok</text:p>
          </table:table-cell>
          <table:table-cell table:style-name="ce2583" office:value-type="string" calcext:value-type="string">
            <text:p>Kiterjeszti</text:p>
          </table:table-cell>
          <table:table-cell/>
          <table:table-cell table:style-name="ce2599" office:value-type="string" calcext:value-type="string">
            <text:p>Kiemelt Fortélyok</text:p>
          </table:table-cell>
          <table:table-cell table:style-name="ce1983"/>
          <table:table-cell/>
          <table:table-cell table:style-name="ce2599" office:value-type="string" calcext:value-type="string">
            <text:p>Faj Hátterek</text:p>
          </table:table-cell>
          <table:table-cell table:style-name="ce2599" office:value-type="string" calcext:value-type="string">
            <text:p>Karma Hátterek</text:p>
          </table:table-cell>
          <table:table-cell table:style-name="ce2599" office:value-type="string" calcext:value-type="string">
            <text:p>Leíró Hátterek</text:p>
          </table:table-cell>
          <table:table-cell/>
          <table:table-cell table:style-name="ce2572" office:value-type="string" calcext:value-type="string">
            <text:p>Nyelvek</text:p>
          </table:table-cell>
          <table:table-cell table:style-name="ce2599" office:value-type="string" calcext:value-type="string">
            <text:p>Rövidítés</text:p>
          </table:table-cell>
          <table:table-cell table:style-name="Default"/>
          <table:table-cell table:style-name="ce2572" office:value-type="string" calcext:value-type="string">
            <text:p>Varázslási módszerek</text:p>
          </table:table-cell>
          <table:table-cell table:style-name="ce2571"/>
        </table:table-row>
        <table:table-row table:style-name="ro2">
          <table:table-cell table:style-name="ce2573"/>
          <table:table-cell table:style-name="ce2584"/>
          <table:table-cell table:style-name="ce2591"/>
          <table:table-cell/>
          <table:table-cell table:style-name="Default"/>
          <table:table-cell table:style-name="ce1983"/>
          <table:table-cell/>
          <table:table-cell table:style-name="ce2573"/>
          <table:table-cell table:style-name="ce2571"/>
          <table:table-cell table:style-name="Default"/>
          <table:table-cell/>
          <table:table-cell table:style-name="ce2600"/>
          <table:table-cell/>
          <table:table-cell table:style-name="Default"/>
          <table:table-cell/>
          <table:table-cell table:style-name="ce257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83"/>
          <table:table-cell/>
          <table:table-cell table:style-name="ce257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12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600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83"/>
          <table:table-cell/>
          <table:table-cell table:style-name="ce257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8" office:value-type="string" calcext:value-type="string">
            <text:p>Árva</text:p>
          </table:table-cell>
          <table:table-cell/>
          <table:table-cell table:style-name="ce26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1983"/>
          <table:table-cell/>
          <table:table-cell table:style-name="ce257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8" office:value-type="string" calcext:value-type="string">
            <text:p>Erdőlakó</text:p>
          </table:table-cell>
          <table:table-cell/>
          <table:table-cell table:style-name="ce26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8" office:value-type="string" calcext:value-type="string">
            <text:p>Jobbágy</text:p>
          </table:table-cell>
          <table:table-cell/>
          <table:table-cell table:style-name="ce26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9" office:value-type="string" calcext:value-type="string">
            <text:p>Szabad Fortélyok</text:p>
          </table:table-cell>
          <table:table-cell table:style-name="ce2602" office:value-type="string" calcext:value-type="string">
            <text:p>Kiterjeszti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8" office:value-type="string" calcext:value-type="string">
            <text:p>Nemes</text:p>
          </table:table-cell>
          <table:table-cell/>
          <table:table-cell table:style-name="ce260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3"/>
          <table:table-cell table:style-name="ce2603"/>
          <table:table-cell/>
          <table:table-cell table:style-name="ce257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8" office:value-type="string" calcext:value-type="string">
            <text:p>Polgár</text:p>
          </table:table-cell>
          <table:table-cell/>
          <table:table-cell table:style-name="ce26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2"/>
          <table:table-cell/>
          <table:table-cell table:style-name="ce257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6" office:value-type="string" calcext:value-type="string">
            <text:p><text:span text:style-name="T36">🟩</text:span> Befolyásolás, Emberismeret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8" office:value-type="string" calcext:value-type="string">
            <text:p>Városlakó</text:p>
          </table:table-cell>
          <table:table-cell/>
          <table:table-cell table:style-name="ce26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3">
          <table:table-cell table:style-name="ce2575" office:value-type="string" calcext:value-type="string">
            <text:p>➖➖➖ Általános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6" office:value-type="string" calcext:value-type="string">
            <text:p><text:span text:style-name="T37">🟥</text:span> Kvantikum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12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6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3">
          <table:table-cell table:style-name="ce257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6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12" office:value-type="string" calcext:value-type="string">
            <text:p>Élet</text:p>
          </table:table-cell>
          <table:table-cell/>
          <table:table-cell table:style-name="ce26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3">
          <table:table-cell table:style-name="ce257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6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12" office:value-type="string" calcext:value-type="string">
            <text:p>Rend</text:p>
          </table:table-cell>
          <table:table-cell/>
          <table:table-cell table:style-name="ce26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3">
          <table:table-cell table:style-name="ce257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6" office:value-type="string" calcext:value-type="string">
            <text:p>Érzékenység Tulajdonságodat segíti ízlelés esetén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12" office:value-type="string" calcext:value-type="string">
            <text:p>Halál</text:p>
          </table:table-cell>
          <table:table-cell/>
          <table:table-cell table:style-name="ce26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3">
          <table:table-cell table:style-name="ce257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6" office:value-type="string" calcext:value-type="string">
            <text:p>Érzékenység Tulajdonságodat segíti tapintás esetén</text:p>
          </table:table-cell>
          <table:table-cell/>
          <table:table-cell table:style-name="ce257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12" office:value-type="string" calcext:value-type="string">
            <text:p>Káosz</text:p>
          </table:table-cell>
          <table:table-cell/>
          <table:table-cell table:style-name="ce26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6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606" table:formula="of:=COUNTA([.H5:.H16])" office:value-type="float" office:value="12" calcext:value-type="float">
            <text:p>12</text:p>
          </table:table-cell>
          <table:table-cell table:style-name="ce257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8" office:value-type="string" calcext:value-type="string">
            <text:p>Alattomos</text:p>
          </table:table-cell>
          <table:table-cell/>
          <table:table-cell table:style-name="ce26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6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8" office:value-type="string" calcext:value-type="string">
            <text:p>Álmodozó</text:p>
          </table:table-cell>
          <table:table-cell/>
          <table:table-cell table:style-name="ce26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6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8" office:value-type="string" calcext:value-type="string">
            <text:p>Autoriter</text:p>
          </table:table-cell>
          <table:table-cell/>
          <table:table-cell table:style-name="ce26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23">
          <table:table-cell table:style-name="ce257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48" office:value-type="float" office:value="1" calcext:value-type="float">
            <text:p>1</text:p>
          </table:table-cell>
          <table:table-cell table:style-name="ce2593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6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99" office:value-type="string" calcext:value-type="string">
            <text:p>Kultúrkörök</text:p>
          </table:table-cell>
          <table:table-cell table:style-name="ce257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8" office:value-type="string" calcext:value-type="string">
            <text:p>Barátságos</text:p>
          </table:table-cell>
          <table:table-cell/>
          <table:table-cell table:style-name="ce26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82" office:value-type="float" office:value="1" calcext:value-type="float">
            <text:p>1</text:p>
          </table:table-cell>
        </table:table-row>
        <table:table-row table:style-name="ro13">
          <table:table-cell table:style-name="ce257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2"/>
          <table:table-cell/>
          <table:table-cell table:style-name="ce257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6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612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78" office:value-type="string" calcext:value-type="string">
            <text:p>Cinikus</text:p>
          </table:table-cell>
          <table:table-cell/>
          <table:table-cell table:style-name="ce26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6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78" office:value-type="string" calcext:value-type="string">
            <text:p>4mund</text:p>
          </table:table-cell>
          <table:table-cell table:style-name="ce257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8" office:value-type="string" calcext:value-type="string">
            <text:p>Gondoskodó</text:p>
          </table:table-cell>
          <table:table-cell/>
          <table:table-cell table:style-name="ce26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6" office:value-type="string" calcext:value-type="string">
            <text:p><text:span text:style-name="T38">🟩 Nyomozás;  🟩Emberismeret</text:span></text:p>
          </table:table-cell>
          <table:table-cell/>
          <table:table-cell table:style-name="ce2578" office:value-type="string" calcext:value-type="string">
            <text:p>asz1sz</text:p>
          </table:table-cell>
          <table:table-cell table:style-name="ce257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8" office:value-type="string" calcext:value-type="string">
            <text:p>Gyáva</text:p>
          </table:table-cell>
          <table:table-cell/>
          <table:table-cell table:style-name="ce26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8" office:value-type="string" calcext:value-type="string">
            <text:p>barbár</text:p>
          </table:table-cell>
          <table:table-cell table:style-name="ce935" table:formula="of:=COUNTA([.I5:.I23])-1" office:value-type="float" office:value="18" calcext:value-type="float">
            <text:p>18</text:p>
          </table:table-cell>
          <table:table-cell table:style-name="ce2578" office:value-type="string" calcext:value-type="string">
            <text:p>Gyűjtögető</text:p>
          </table:table-cell>
          <table:table-cell/>
          <table:table-cell table:style-name="ce26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6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78" office:value-type="string" calcext:value-type="string">
            <text:p>bukán</text:p>
          </table:table-cell>
          <table:table-cell table:style-name="ce2603"/>
          <table:table-cell table:style-name="ce2578" office:value-type="string" calcext:value-type="string">
            <text:p>Hallgatag</text:p>
          </table:table-cell>
          <table:table-cell/>
          <table:table-cell table:style-name="ce26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6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78" office:value-type="string" calcext:value-type="string">
            <text:p>dw00n</text:p>
          </table:table-cell>
          <table:table-cell/>
          <table:table-cell table:style-name="ce2578" office:value-type="string" calcext:value-type="string">
            <text:p>Hiszékeny</text:p>
          </table:table-cell>
          <table:table-cell/>
          <table:table-cell table:style-name="ce26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7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7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6" office:value-type="string" calcext:value-type="string">
            <text:p><text:span text:style-name="T29">🟩 </text:span>Befolyásolás, Emberismeret</text:p>
          </table:table-cell>
          <table:table-cell/>
          <table:table-cell table:style-name="ce2578" office:value-type="string" calcext:value-type="string">
            <text:p>dzs4d</text:p>
          </table:table-cell>
          <table:table-cell table:style-name="ce2604"/>
          <table:table-cell table:style-name="ce2578" office:value-type="string" calcext:value-type="string">
            <text:p>Idealista</text:p>
          </table:table-cell>
          <table:table-cell/>
          <table:table-cell table:style-name="ce26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6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78" office:value-type="string" calcext:value-type="string">
            <text:p>elar</text:p>
          </table:table-cell>
          <table:table-cell table:style-name="ce2604"/>
          <table:table-cell table:style-name="ce2578" office:value-type="string" calcext:value-type="string">
            <text:p>Kígyóiszonyos</text:p>
          </table:table-cell>
          <table:table-cell/>
          <table:table-cell table:style-name="ce260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6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78" office:value-type="string" calcext:value-type="string">
            <text:p>elf</text:p>
          </table:table-cell>
          <table:table-cell table:style-name="Default"/>
          <table:table-cell table:style-name="ce2578" office:value-type="string" calcext:value-type="string">
            <text:p>Megfontolt</text:p>
          </table:table-cell>
          <table:table-cell/>
          <table:table-cell table:style-name="ce26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6" office:value-type="string" calcext:value-type="string">
            <text:p><text:span text:style-name="T29">🟩 </text:span>Lexikum, Hadászat</text:p>
          </table:table-cell>
          <table:table-cell/>
          <table:table-cell table:style-name="ce2578" office:value-type="string" calcext:value-type="string">
            <text:p>en0szukei</text:p>
          </table:table-cell>
          <table:table-cell table:style-name="ce2604"/>
          <table:table-cell table:style-name="ce2578" office:value-type="string" calcext:value-type="string">
            <text:p>Megbízhatatlan</text:p>
          </table:table-cell>
          <table:table-cell/>
          <table:table-cell table:style-name="ce2600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6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78" office:value-type="string" calcext:value-type="string">
            <text:p>erv</text:p>
          </table:table-cell>
          <table:table-cell table:style-name="ce2604"/>
          <table:table-cell table:style-name="ce2578" office:value-type="string" calcext:value-type="string">
            <text:p>Megbízható</text:p>
          </table:table-cell>
          <table:table-cell/>
          <table:table-cell table:style-name="ce2571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6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78" office:value-type="string" calcext:value-type="string">
            <text:p>gohr</text:p>
          </table:table-cell>
          <table:table-cell table:style-name="ce2604"/>
          <table:table-cell table:style-name="ce2578" office:value-type="string" calcext:value-type="string">
            <text:p>Meggondolatlan</text:p>
          </table:table-cell>
          <table:table-cell/>
          <table:table-cell table:style-name="ce26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6" office:value-type="string" calcext:value-type="string">
            <text:p><text:span text:style-name="T29">🟩 </text:span>Befolyásolás, Emberismeret</text:p>
          </table:table-cell>
          <table:table-cell/>
          <table:table-cell table:style-name="ce2578" office:value-type="string" calcext:value-type="string">
            <text:p>gorv1ki</text:p>
          </table:table-cell>
          <table:table-cell table:style-name="ce2604"/>
          <table:table-cell table:style-name="ce2578" office:value-type="string" calcext:value-type="string">
            <text:p>Naív</text:p>
          </table:table-cell>
          <table:table-cell/>
          <table:table-cell table:style-name="ce26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il4nori</text:p>
          </table:table-cell>
          <table:table-cell table:style-name="ce2613"/>
          <table:table-cell table:style-name="ce2578" office:value-type="string" calcext:value-type="string">
            <text:p>Nagyképű</text:p>
          </table:table-cell>
          <table:table-cell/>
          <table:table-cell table:style-name="ce26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khál</text:p>
          </table:table-cell>
          <table:table-cell table:style-name="ce2613"/>
          <table:table-cell table:style-name="ce2578" office:value-type="string" calcext:value-type="string">
            <text:p>Nárcisztikus</text:p>
          </table:table-cell>
          <table:table-cell/>
          <table:table-cell table:style-name="ce26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6"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kr4ni</text:p>
          </table:table-cell>
          <table:table-cell table:style-name="Default"/>
          <table:table-cell table:style-name="ce2578" office:value-type="string" calcext:value-type="string">
            <text:p>Pókiszonyos</text:p>
          </table:table-cell>
          <table:table-cell/>
          <table:table-cell table:style-name="ce26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6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78" office:value-type="string" calcext:value-type="string">
            <text:p>mawini</text:p>
          </table:table-cell>
          <table:table-cell table:style-name="Default"/>
          <table:table-cell table:style-name="ce2578" office:value-type="string" calcext:value-type="string">
            <text:p>Precíz</text:p>
          </table:table-cell>
          <table:table-cell/>
          <table:table-cell table:style-name="ce26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6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78" office:value-type="string" calcext:value-type="string">
            <text:p>ni4rei</text:p>
          </table:table-cell>
          <table:table-cell table:style-name="Default"/>
          <table:table-cell table:style-name="ce2578" office:value-type="string" calcext:value-type="string">
            <text:p>Szerény</text:p>
          </table:table-cell>
          <table:table-cell/>
          <table:table-cell table:style-name="ce26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75" office:value-type="string" calcext:value-type="string">
            <text:p>➖➖➖ Vezető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6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78" office:value-type="string" calcext:value-type="string">
            <text:p>nomád</text:p>
          </table:table-cell>
          <table:table-cell table:style-name="Default"/>
          <table:table-cell table:style-name="ce2578" office:value-type="string" calcext:value-type="string">
            <text:p>Talpnyaló</text:p>
          </table:table-cell>
          <table:table-cell/>
          <table:table-cell table:style-name="ce2600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6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78" office:value-type="string" calcext:value-type="string">
            <text:p>pier</text:p>
          </table:table-cell>
          <table:table-cell table:style-name="Default"/>
          <table:table-cell table:style-name="ce2578" office:value-type="string" calcext:value-type="string">
            <text:p>Tiszteletreméltó</text:p>
          </table:table-cell>
          <table:table-cell/>
          <table:table-cell table:style-name="ce26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6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78" office:value-type="string" calcext:value-type="string">
            <text:p>predoci, edorli</text:p>
          </table:table-cell>
          <table:table-cell table:style-name="Default"/>
          <table:table-cell table:style-name="ce2578" office:value-type="string" calcext:value-type="string">
            <text:p>Teszetosza</text:p>
          </table:table-cell>
          <table:table-cell/>
          <table:table-cell table:style-name="ce26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6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78" office:value-type="string" calcext:value-type="string">
            <text:p>py4r</text:p>
          </table:table-cell>
          <table:table-cell table:style-name="Default"/>
          <table:table-cell table:style-name="ce2578" office:value-type="string" calcext:value-type="string">
            <text:p>Tériszonyos</text:p>
          </table:table-cell>
          <table:table-cell/>
          <table:table-cell table:style-name="ce2571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ce2578" office:value-type="string" calcext:value-type="string">
            <text:p>ragnaroki</text:p>
          </table:table-cell>
          <table:table-cell table:style-name="Default"/>
          <table:table-cell table:style-name="ce2578" office:value-type="string" calcext:value-type="string">
            <text:p>Tudálékos</text:p>
          </table:table-cell>
          <table:table-cell/>
          <table:table-cell table:style-name="ce26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ce257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7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ce2578" office:value-type="string" calcext:value-type="string">
            <text:p>syburri</text:p>
          </table:table-cell>
          <table:table-cell table:style-name="Default"/>
          <table:table-cell table:style-name="ce2612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6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6" office:value-type="string" calcext:value-type="string">
            <text:p><text:span text:style-name="T38">🟥 </text:span>Előadóművészet</text:p>
          </table:table-cell>
          <table:table-cell/>
          <table:table-cell table:style-name="ce2578" office:value-type="string" calcext:value-type="string">
            <text:p>tarran</text:p>
          </table:table-cell>
          <table:table-cell table:style-name="Default"/>
          <table:table-cell table:style-name="ce2578" office:value-type="string" calcext:value-type="string">
            <text:p>Alacsony</text:p>
          </table:table-cell>
          <table:table-cell/>
          <table:table-cell table:style-name="ce26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ce257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6" office:value-type="string" calcext:value-type="string">
            <text:p><text:span text:style-name="T38">🟥 </text:span>Előadóművészet</text:p>
          </table:table-cell>
          <table:table-cell/>
          <table:table-cell table:style-name="ce2578" office:value-type="string" calcext:value-type="string">
            <text:p>ti4dlani</text:p>
          </table:table-cell>
          <table:table-cell table:style-name="Default"/>
          <table:table-cell table:style-name="ce2578" office:value-type="string" calcext:value-type="string">
            <text:p>Albínó</text:p>
          </table:table-cell>
          <table:table-cell/>
          <table:table-cell table:style-name="ce26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ce2601" table:formula="of:=COUNTA([.E11:.E47])" office:value-type="float" office:value="37" calcext:value-type="float">
            <text:p>37</text:p>
          </table:table-cell>
          <table:table-cell table:style-name="ce2596"/>
          <table:table-cell/>
          <table:table-cell table:style-name="ce2578" office:value-type="string" calcext:value-type="string">
            <text:p>tongoriai</text:p>
          </table:table-cell>
          <table:table-cell table:style-name="Default"/>
          <table:table-cell table:style-name="ce2578" office:value-type="string" calcext:value-type="string">
            <text:p>Divatos</text:p>
          </table:table-cell>
          <table:table-cell/>
          <table:table-cell table:style-name="ce2571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8" office:value-type="string" calcext:value-type="string">
            <text:p>t0r0ni</text:p>
          </table:table-cell>
          <table:table-cell table:style-name="Default"/>
          <table:table-cell table:style-name="ce2578" office:value-type="string" calcext:value-type="string">
            <text:p>Jóképű</text:p>
          </table:table-cell>
          <table:table-cell/>
          <table:table-cell table:style-name="ce257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8" office:value-type="string" calcext:value-type="string">
            <text:p>törpe</text:p>
          </table:table-cell>
          <table:table-cell table:style-name="Default"/>
          <table:table-cell table:style-name="ce2578" office:value-type="string" calcext:value-type="string">
            <text:p>Kövér</text:p>
          </table:table-cell>
          <table:table-cell/>
          <table:table-cell table:style-name="ce257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8" office:value-type="string" calcext:value-type="string">
            <text:p>Magas</text:p>
          </table:table-cell>
          <table:table-cell/>
          <table:table-cell table:style-name="ce2571"/>
          <table:table-cell table:style-name="ce2608"/>
          <table:table-cell table:number-columns-repeated="3"/>
        </table:table-row>
        <table:table-row table:style-name="ro23">
          <table:table-cell table:style-name="ce257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4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7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86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7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605"/>
          <table:table-cell table:style-name="Default" table:number-columns-repeated="3"/>
          <table:table-cell table:style-name="ce257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75" office:value-type="string" calcext:value-type="string">
            <text:p>➖➖➖ Befolyástól védő ➖➖➖</text:p>
          </table:table-cell>
          <table:table-cell table:style-name="ce258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7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48"/>
          <table:table-cell table:style-name="ce2595"/>
          <table:table-cell/>
          <table:table-cell table:style-name="Default" table:number-columns-repeated="5"/>
          <table:table-cell table:style-name="ce2612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9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95"/>
          <table:table-cell/>
          <table:table-cell table:style-name="Default" table:number-columns-repeated="4"/>
          <table:table-cell table:style-name="ce261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72" office:value-type="string" calcext:value-type="string">
            <text:p>Harci fortélyok</text:p>
          </table:table-cell>
          <table:table-cell table:style-name="ce1048"/>
          <table:table-cell table:style-name="ce259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79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7" office:value-type="float" office:value="3" calcext:value-type="float">
            <text:p>3</text:p>
          </table:table-cell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6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7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7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79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71"/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8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9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9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101" table:default-cell-style-name="ce993"/>
        <table:table-column table:style-name="co102" table:default-cell-style-name="ce99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14" office:value-type="string" calcext:value-type="string">
            <text:p>Karakter pontok (KP) elosztása </text:p>
          </table:table-cell>
          <table:table-cell table:style-name="ce2614"/>
          <table:table-cell table:style-name="ce993" table:number-columns-repeated="16382"/>
        </table:table-row>
        <table:table-row table:style-name="ro24">
          <table:table-cell/>
          <table:table-cell table:style-name="ce261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3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616"/>
          <table:table-cell table:style-name="ce993" table:number-columns-repeated="16382"/>
        </table:table-row>
        <table:table-row table:style-name="ro25">
          <table:table-cell/>
          <table:table-cell table:style-name="ce2616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3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616"/>
          <table:table-cell table:style-name="ce993" table:number-columns-repeated="16382"/>
        </table:table-row>
        <table:table-row table:style-name="ro26">
          <table:table-cell/>
          <table:table-cell table:style-name="ce261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16"/>
          <table:table-cell table:style-name="ce993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616"/>
          <table:table-cell table:style-name="ce993" table:number-columns-repeated="16382"/>
        </table:table-row>
        <table:table-row table:style-name="ro25">
          <table:table-cell/>
          <table:table-cell table:style-name="ce261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16"/>
          <table:table-cell table:style-name="ce993" table:number-columns-repeated="16382"/>
        </table:table-row>
        <table:table-row table:style-name="ro24">
          <table:table-cell table:style-name="ce2614" office:value-type="string" calcext:value-type="string">
            <text:p>Mágikus tradíció, Arkánumok (Primer képzettség)</text:p>
            <text:p/>
          </table:table-cell>
          <table:table-cell/>
          <table:table-cell table:style-name="ce993" table:number-columns-repeated="16382"/>
        </table:table-row>
        <table:table-row table:style-name="ro27">
          <table:table-cell/>
          <table:table-cell table:style-name="ce261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3" table:number-columns-repeated="16382"/>
        </table:table-row>
        <table:table-row table:style-name="ro24">
          <table:table-cell table:style-name="ce2616" office:value-type="string" calcext:value-type="string">
            <text:p>Pszí</text:p>
            <text:p/>
          </table:table-cell>
          <table:table-cell/>
          <table:table-cell table:style-name="ce993" table:number-columns-repeated="16382"/>
        </table:table-row>
        <table:table-row table:style-name="ro1">
          <table:table-cell/>
          <table:table-cell table:style-name="ce2616" office:value-type="string" calcext:value-type="string">
            <text:p>→Pszí alkalmazés: Primer képzettség, ez a „pi4rroni” diszciplínák alkalmazásának ismerete</text:p>
          </table:table-cell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  <table:table-row table:style-name="ro28">
          <table:table-cell table:number-columns-repeated="2"/>
          <table:table-cell table:style-name="ce99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3" table:number-columns-repeated="16382"/>
        </table:table-row>
        <table:table-row table:style-name="ro27">
          <table:table-cell/>
          <table:table-cell table:style-name="ce26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3" table:number-columns-repeated="16382"/>
        </table:table-row>
        <table:table-row table:style-name="ro2" table:number-rows-repeated="1048557">
          <table:table-cell table:number-columns-repeated="2"/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</table:table>
      <table:table table:name="changelog" table:style-name="ta5" table:print="false">
        <table:table-column table:style-name="co103" table:default-cell-style-name="ce573"/>
        <table:table-row table:style-name="ro1">
          <table:table-cell table:style-name="ce2617" office:value-type="string" calcext:value-type="string">
            <text:p>V8.9.8 – k20</text:p>
          </table:table-cell>
        </table:table-row>
        <table:table-row table:style-name="ro1">
          <table:table-cell table:style-name="ce261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18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7 – k20</text:p>
          </table:table-cell>
        </table:table-row>
        <table:table-row table:style-name="ro1">
          <table:table-cell table:style-name="ce261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18" office:value-type="string" calcext:value-type="string">
            <text:p>* Harcos elme leírása változott</text:p>
          </table:table-cell>
        </table:table-row>
        <table:table-row table:style-name="ro1">
          <table:table-cell table:style-name="ce261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6 – k20</text:p>
          </table:table-cell>
        </table:table-row>
        <table:table-row table:style-name="ro1">
          <table:table-cell table:style-name="ce261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1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1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1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1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5</text:p>
          </table:table-cell>
        </table:table-row>
        <table:table-row table:style-name="ro1">
          <table:table-cell table:style-name="ce261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18" office:value-type="string" calcext:value-type="string">
            <text:p>* Karma Hátterek bővültek</text:p>
          </table:table-cell>
        </table:table-row>
        <table:table-row table:style-name="ro1">
          <table:table-cell table:style-name="ce261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19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4</text:p>
          </table:table-cell>
        </table:table-row>
        <table:table-row table:style-name="ro1">
          <table:table-cell table:style-name="ce261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1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1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1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1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1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1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1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1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3</text:p>
          </table:table-cell>
        </table:table-row>
        <table:table-row table:style-name="ro1">
          <table:table-cell table:style-name="ce261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1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1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7"/>
        </table:table-row>
        <table:table-row table:style-name="ro1">
          <table:table-cell table:style-name="ce2617" office:value-type="string" calcext:value-type="string">
            <text:p>V8.9.2</text:p>
          </table:table-cell>
        </table:table-row>
        <table:table-row table:style-name="ro1">
          <table:table-cell table:style-name="ce261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1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1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1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1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1</text:p>
          </table:table-cell>
        </table:table-row>
        <table:table-row table:style-name="ro1">
          <table:table-cell table:style-name="ce261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9.0</text:p>
          </table:table-cell>
        </table:table-row>
        <table:table-row table:style-name="ro1">
          <table:table-cell table:style-name="ce261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1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1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1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18" office:value-type="string" calcext:value-type="string">
            <text:p>* Pajzshasználat 3.fok: +5 VÉ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9</text:p>
          </table:table-cell>
        </table:table-row>
        <table:table-row table:style-name="ro1">
          <table:table-cell table:style-name="ce2618" office:value-type="string" calcext:value-type="string">
            <text:p>* Ostorharc harcmodor bekerült</text:p>
          </table:table-cell>
        </table:table-row>
        <table:table-row table:style-name="ro1">
          <table:table-cell table:style-name="ce261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1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8</text:p>
          </table:table-cell>
        </table:table-row>
        <table:table-row table:style-name="ro1">
          <table:table-cell table:style-name="ce261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1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1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1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7</text:p>
          </table:table-cell>
        </table:table-row>
        <table:table-row table:style-name="ro1">
          <table:table-cell table:style-name="ce261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1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1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1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1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1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7" office:value-type="string" calcext:value-type="string">
            <text:p>V8.8.6</text:p>
          </table:table-cell>
        </table:table-row>
        <table:table-row table:style-name="ro1">
          <table:table-cell table:style-name="ce2618" office:value-type="string" calcext:value-type="string">
            <text:p>* Vezető fortélyok bekerültek</text:p>
          </table:table-cell>
        </table:table-row>
        <table:table-row table:style-name="ro1">
          <table:table-cell table:style-name="ce261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1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1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5</text:p>
          </table:table-cell>
        </table:table-row>
        <table:table-row table:style-name="ro1">
          <table:table-cell table:style-name="ce261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1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1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1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4</text:p>
          </table:table-cell>
        </table:table-row>
        <table:table-row table:style-name="ro1">
          <table:table-cell table:style-name="ce2618" office:value-type="string" calcext:value-type="string">
            <text:p>* Új: Alakzatharc képzettség</text:p>
          </table:table-cell>
        </table:table-row>
        <table:table-row table:style-name="ro1">
          <table:table-cell table:style-name="ce2618" office:value-type="string" calcext:value-type="string">
            <text:p>* Új: Alakzat: támadó fortély</text:p>
          </table:table-cell>
        </table:table-row>
        <table:table-row table:style-name="ro1">
          <table:table-cell table:style-name="ce261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18" office:value-type="string" calcext:value-type="string">
            <text:p>* Új: Parancsnok fortély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3</text:p>
          </table:table-cell>
        </table:table-row>
        <table:table-row table:style-name="ro1">
          <table:table-cell table:style-name="ce261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1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1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18" office:value-type="string" calcext:value-type="string">
            <text:p>* Új: Koordinátor fortély</text:p>
          </table:table-cell>
        </table:table-row>
        <table:table-row table:style-name="ro1">
          <table:table-cell table:style-name="ce2618" office:value-type="string" calcext:value-type="string">
            <text:p>* Új: Daráló fortély</text:p>
          </table:table-cell>
        </table:table-row>
        <table:table-row table:style-name="ro1">
          <table:table-cell table:style-name="ce2618" office:value-type="string" calcext:value-type="string">
            <text:p>* Taktika: Falanx megszűn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1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1</text:p>
          </table:table-cell>
        </table:table-row>
        <table:table-row table:style-name="ro1">
          <table:table-cell table:style-name="ce261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1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18" office:value-type="string" calcext:value-type="string">
            <text:p>* Új: Elpusztíthatatlan fortély</text:p>
          </table:table-cell>
        </table:table-row>
        <table:table-row table:style-name="ro1">
          <table:table-cell table:style-name="ce261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1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1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1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8.0</text:p>
          </table:table-cell>
        </table:table-row>
        <table:table-row table:style-name="ro1">
          <table:table-cell table:style-name="ce261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1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18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18" office:value-type="string" calcext:value-type="string">
            <text:p>* Szilánk pontértéknek cella</text:p>
          </table:table-cell>
        </table:table-row>
        <table:table-row table:style-name="ro1">
          <table:table-cell table:style-name="ce2618" office:value-type="string" calcext:value-type="string">
            <text:p>* Felszerelés keret képlet 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9</text:p>
          </table:table-cell>
        </table:table-row>
        <table:table-row table:style-name="ro1">
          <table:table-cell table:style-name="ce261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1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1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1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8</text:p>
          </table:table-cell>
        </table:table-row>
        <table:table-row table:style-name="ro1">
          <table:table-cell table:style-name="ce261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1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18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7</text:p>
          </table:table-cell>
        </table:table-row>
        <table:table-row table:style-name="ro1">
          <table:table-cell table:style-name="ce261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1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6</text:p>
          </table:table-cell>
        </table:table-row>
        <table:table-row table:style-name="ro1">
          <table:table-cell table:style-name="ce261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1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1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18" office:value-type="string" calcext:value-type="string">
            <text:p>* Kínzás képzettség megszün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5</text:p>
          </table:table-cell>
        </table:table-row>
        <table:table-row table:style-name="ro1">
          <table:table-cell table:style-name="ce261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1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1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20" office:value-type="string" calcext:value-type="string">
            <text:p>V8.7.4</text:p>
          </table:table-cell>
        </table:table-row>
        <table:table-row table:style-name="ro1">
          <table:table-cell table:style-name="ce261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1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1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1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1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3</text:p>
          </table:table-cell>
        </table:table-row>
        <table:table-row table:style-name="ro1">
          <table:table-cell table:style-name="ce261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1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1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1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1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1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2</text:p>
          </table:table-cell>
        </table:table-row>
        <table:table-row table:style-name="ro1">
          <table:table-cell table:style-name="ce261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1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1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1</text:p>
          </table:table-cell>
        </table:table-row>
        <table:table-row table:style-name="ro1">
          <table:table-cell table:style-name="ce261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1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7.0</text:p>
          </table:table-cell>
        </table:table-row>
        <table:table-row table:style-name="ro1">
          <table:table-cell table:style-name="ce261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1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1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1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1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9</text:p>
          </table:table-cell>
        </table:table-row>
        <table:table-row table:style-name="ro1">
          <table:table-cell table:style-name="ce261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1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1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1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8</text:p>
          </table:table-cell>
        </table:table-row>
        <table:table-row table:style-name="ro1">
          <table:table-cell table:style-name="ce261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1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1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1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1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1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7</text:p>
          </table:table-cell>
        </table:table-row>
        <table:table-row table:style-name="ro1">
          <table:table-cell table:style-name="ce261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1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1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18" office:value-type="string" calcext:value-type="string">
            <text:p>* Tradíció lista frissítve</text:p>
          </table:table-cell>
        </table:table-row>
        <table:table-row table:style-name="ro1">
          <table:table-cell table:style-name="ce261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6</text:p>
          </table:table-cell>
        </table:table-row>
        <table:table-row table:style-name="ro1">
          <table:table-cell table:style-name="ce261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5</text:p>
          </table:table-cell>
        </table:table-row>
        <table:table-row table:style-name="ro1">
          <table:table-cell table:style-name="ce261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1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1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1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4</text:p>
          </table:table-cell>
        </table:table-row>
        <table:table-row table:style-name="ro1">
          <table:table-cell table:style-name="ce2618" office:value-type="string" calcext:value-type="string">
            <text:p>* KP Alap megszűnt</text:p>
          </table:table-cell>
        </table:table-row>
        <table:table-row table:style-name="ro1">
          <table:table-cell table:style-name="ce2618" office:value-type="string" calcext:value-type="string">
            <text:p>* KP / Szint: 50 + Intelligencia</text:p>
          </table:table-cell>
        </table:table-row>
        <table:table-row table:style-name="ro1">
          <table:table-cell table:style-name="ce261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18" office:value-type="string" calcext:value-type="string">
            <text:p>* Új Leíró Hátterek</text:p>
          </table:table-cell>
        </table:table-row>
        <table:table-row table:style-name="ro1">
          <table:table-cell table:style-name="ce261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3</text:p>
          </table:table-cell>
        </table:table-row>
        <table:table-row table:style-name="ro1">
          <table:table-cell table:style-name="ce2618" office:value-type="string" calcext:value-type="string">
            <text:p>* Helyismeret db számláló</text:p>
          </table:table-cell>
        </table:table-row>
        <table:table-row table:style-name="ro1">
          <table:table-cell table:style-name="ce261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1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1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18" office:value-type="string" calcext:value-type="string">
            <text:p>* Leíró Hátterek bekerültek</text:p>
          </table:table-cell>
        </table:table-row>
        <table:table-row table:style-name="ro1">
          <table:table-cell table:style-name="ce2618" office:value-type="string" calcext:value-type="string">
            <text:p>* Vadember fortély bekerült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2</text:p>
          </table:table-cell>
        </table:table-row>
        <table:table-row table:style-name="ro1">
          <table:table-cell table:style-name="ce261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1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1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1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1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1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1</text:p>
          </table:table-cell>
        </table:table-row>
        <table:table-row table:style-name="ro1">
          <table:table-cell table:style-name="ce261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1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1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1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1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18" office:value-type="string" calcext:value-type="string">
            <text:p>* rengeteg apró javítás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6.0</text:p>
          </table:table-cell>
        </table:table-row>
        <table:table-row table:style-name="ro1">
          <table:table-cell table:style-name="ce261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18" office:value-type="string" calcext:value-type="string">
            <text:p>* Data fül teljes átrendezése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5.1</text:p>
          </table:table-cell>
        </table:table-row>
        <table:table-row table:style-name="ro1">
          <table:table-cell table:style-name="ce261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1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1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1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5.0 – 1K</text:p>
          </table:table-cell>
        </table:table-row>
        <table:table-row table:style-name="ro1">
          <table:table-cell table:style-name="ce261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1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1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1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18" office:value-type="string" calcext:value-type="string">
            <text:p>* SFÉ számítása automatikus</text:p>
          </table:table-cell>
        </table:table-row>
        <table:table-row table:style-name="ro1">
          <table:table-cell table:style-name="ce261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1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1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1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1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1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3.2</text:p>
          </table:table-cell>
        </table:table-row>
        <table:table-row table:style-name="ro1">
          <table:table-cell table:style-name="ce261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1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1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20" office:value-type="string" calcext:value-type="string">
            <text:p>V8.3.1</text:p>
          </table:table-cell>
        </table:table-row>
        <table:table-row table:style-name="ro1">
          <table:table-cell table:style-name="ce261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1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1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1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18" office:value-type="string" calcext:value-type="string">
            <text:p>* Hamisítás képzettség bekötve</text:p>
          </table:table-cell>
        </table:table-row>
        <table:table-row table:style-name="ro29">
          <table:table-cell table:style-name="ce2618" office:value-type="string" calcext:value-type="string">
            <text:p>* Szakma lista</text:p>
          </table:table-cell>
        </table:table-row>
        <table:table-row table:style-name="ro29">
          <table:table-cell table:style-name="ce261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18"/>
        </table:table-row>
        <table:table-row table:style-name="ro29">
          <table:table-cell table:style-name="ce2620" office:value-type="string" calcext:value-type="string">
            <text:p>V8.3.0</text:p>
          </table:table-cell>
        </table:table-row>
        <table:table-row table:style-name="ro30">
          <table:table-cell table:style-name="ce2618" office:value-type="string" calcext:value-type="string">
            <text:p>* Történelemismeret: Átfogó</text:p>
          </table:table-cell>
        </table:table-row>
        <table:table-row table:style-name="ro30">
          <table:table-cell table:style-name="ce2618" office:value-type="string" calcext:value-type="string">
            <text:p>* Műveltség: Átlagos (új)</text:p>
          </table:table-cell>
        </table:table-row>
        <table:table-row table:style-name="ro30">
          <table:table-cell table:style-name="ce2618" office:value-type="string" calcext:value-type="string">
            <text:p>* Irodalom-ismeret megszűnt</text:p>
          </table:table-cell>
        </table:table-row>
        <table:table-row table:style-name="ro30">
          <table:table-cell table:style-name="ce2618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618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618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618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618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61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1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61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1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1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1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1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2.6</text:p>
          </table:table-cell>
        </table:table-row>
        <table:table-row table:style-name="ro2">
          <table:table-cell table:style-name="ce261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1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1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1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1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1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1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1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1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8.2.4</text:p>
          </table:table-cell>
        </table:table-row>
        <table:table-row table:style-name="ro30">
          <table:table-cell table:style-name="ce2618" office:value-type="string" calcext:value-type="string">
            <text:p>* Fülek átnevezése, színezése</text:p>
          </table:table-cell>
        </table:table-row>
        <table:table-row table:style-name="ro30">
          <table:table-cell table:style-name="ce261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8.2.3</text:p>
          </table:table-cell>
        </table:table-row>
        <table:table-row table:style-name="ro30">
          <table:table-cell table:style-name="ce2618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618" office:value-type="string" calcext:value-type="string">
            <text:p>* Új fül: Fortélyok</text:p>
          </table:table-cell>
        </table:table-row>
        <table:table-row table:style-name="ro2">
          <table:table-cell table:style-name="ce2620"/>
        </table:table-row>
        <table:table-row table:style-name="ro30">
          <table:table-cell table:style-name="ce2620" office:value-type="string" calcext:value-type="string">
            <text:p>V8.2.2</text:p>
          </table:table-cell>
        </table:table-row>
        <table:table-row table:style-name="ro30">
          <table:table-cell table:style-name="ce2618" office:value-type="string" calcext:value-type="string">
            <text:p>* Új betűtípus: Avenir</text:p>
          </table:table-cell>
        </table:table-row>
        <table:table-row table:style-name="ro2">
          <table:table-cell table:style-name="ce261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1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1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2.0</text:p>
          </table:table-cell>
        </table:table-row>
        <table:table-row table:style-name="ro2">
          <table:table-cell table:style-name="ce2618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618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618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618" office:value-type="string" calcext:value-type="string">
            <text:p>* Kétkezes harc táblázat</text:p>
          </table:table-cell>
        </table:table-row>
        <table:table-row table:style-name="ro30">
          <table:table-cell table:style-name="ce2618" office:value-type="string" calcext:value-type="string">
            <text:p>* Páncélok, vértek táblázat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8.1.1</text:p>
          </table:table-cell>
        </table:table-row>
        <table:table-row table:style-name="ro30">
          <table:table-cell table:style-name="ce2618" office:value-type="string" calcext:value-type="string">
            <text:p>* Max szint: 21</text:p>
          </table:table-cell>
        </table:table-row>
        <table:table-row table:style-name="ro30">
          <table:table-cell table:style-name="ce2618" office:value-type="string" calcext:value-type="string">
            <text:p>* KP Alap: 150</text:p>
          </table:table-cell>
        </table:table-row>
        <table:table-row table:style-name="ro30">
          <table:table-cell table:style-name="ce2618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61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1.0</text:p>
          </table:table-cell>
        </table:table-row>
        <table:table-row table:style-name="ro2">
          <table:table-cell table:style-name="ce261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1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1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18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618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618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618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618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61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618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61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0.5</text:p>
          </table:table-cell>
        </table:table-row>
        <table:table-row table:style-name="ro2">
          <table:table-cell table:style-name="ce261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18" office:value-type="string" calcext:value-type="string">
            <text:p>* KP maradt warning formázás</text:p>
          </table:table-cell>
        </table:table-row>
        <table:table-row table:style-name="ro2">
          <table:table-cell table:style-name="ce261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1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1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1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1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0.1</text:p>
          </table:table-cell>
        </table:table-row>
        <table:table-row table:style-name="ro2">
          <table:table-cell table:style-name="ce261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1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8.0.0</text:p>
          </table:table-cell>
        </table:table-row>
        <table:table-row table:style-name="ro2">
          <table:table-cell table:style-name="ce261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1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1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18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1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7.9.3</text:p>
          </table:table-cell>
        </table:table-row>
        <table:table-row table:style-name="ro2">
          <table:table-cell table:style-name="ce2618" office:value-type="string" calcext:value-type="string">
            <text:p>* Új érték: Aura (3.fül)</text:p>
          </table:table-cell>
        </table:table-row>
        <table:table-row table:style-name="ro2">
          <table:table-cell table:style-name="ce261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1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1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7.9.2</text:p>
          </table:table-cell>
        </table:table-row>
        <table:table-row table:style-name="ro30">
          <table:table-cell table:style-name="ce261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18"/>
        </table:table-row>
        <table:table-row table:style-name="ro30">
          <table:table-cell table:style-name="ce2620" office:value-type="string" calcext:value-type="string">
            <text:p>V7.9.1</text:p>
          </table:table-cell>
        </table:table-row>
        <table:table-row table:style-name="ro30">
          <table:table-cell table:style-name="ce2618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61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18"/>
        </table:table-row>
        <table:table-row table:style-name="ro2">
          <table:table-cell table:style-name="ce2620" office:value-type="string" calcext:value-type="string">
            <text:p>V7.9</text:p>
          </table:table-cell>
        </table:table-row>
        <table:table-row table:style-name="ro2">
          <table:table-cell table:style-name="ce262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8</text:p>
          </table:table-cell>
        </table:table-row>
        <table:table-row table:style-name="ro2">
          <table:table-cell table:style-name="ce262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7.1</text:p>
          </table:table-cell>
        </table:table-row>
        <table:table-row table:style-name="ro2">
          <table:table-cell table:style-name="ce262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7</text:p>
          </table:table-cell>
        </table:table-row>
        <table:table-row table:style-name="ro2">
          <table:table-cell table:style-name="ce262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6.1</text:p>
          </table:table-cell>
        </table:table-row>
        <table:table-row table:style-name="ro2">
          <table:table-cell table:style-name="ce262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6</text:p>
          </table:table-cell>
        </table:table-row>
        <table:table-row table:style-name="ro2">
          <table:table-cell table:style-name="ce262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2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2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5</text:p>
          </table:table-cell>
        </table:table-row>
        <table:table-row table:style-name="ro2">
          <table:table-cell table:style-name="ce262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2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4</text:p>
          </table:table-cell>
        </table:table-row>
        <table:table-row table:style-name="ro2">
          <table:table-cell table:style-name="ce262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2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4" office:value-type="string" calcext:value-type="string">
            <text:p>V7.3</text:p>
          </table:table-cell>
        </table:table-row>
        <table:table-row table:style-name="ro2">
          <table:table-cell table:style-name="ce262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2</text:p>
          </table:table-cell>
        </table:table-row>
        <table:table-row table:style-name="ro2">
          <table:table-cell table:style-name="ce262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1</text:p>
          </table:table-cell>
        </table:table-row>
        <table:table-row table:style-name="ro2">
          <table:table-cell table:style-name="ce2623" office:value-type="string" calcext:value-type="string">
            <text:p>* Buzogány harcértéke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0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9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8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7</text:p>
          </table:table-cell>
        </table:table-row>
        <table:table-row table:style-name="ro2">
          <table:table-cell table:style-name="ce262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6</text:p>
          </table:table-cell>
        </table:table-row>
        <table:table-row table:style-name="ro2">
          <table:table-cell table:style-name="ce2623" office:value-type="string" calcext:value-type="string">
            <text:p>* Akrobatika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5</text:p>
          </table:table-cell>
        </table:table-row>
        <table:table-row table:style-name="ro2">
          <table:table-cell table:style-name="ce262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4</text:p>
          </table:table-cell>
        </table:table-row>
        <table:table-row table:style-name="ro2">
          <table:table-cell table:style-name="ce262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3</text:p>
          </table:table-cell>
        </table:table-row>
        <table:table-row table:style-name="ro2">
          <table:table-cell table:style-name="ce262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2</text:p>
          </table:table-cell>
        </table:table-row>
        <table:table-row table:style-name="ro2">
          <table:table-cell table:style-name="ce262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3" office:value-type="string" calcext:value-type="string">
            <text:p>* Licenc szöveg módosult kicsit</text:p>
          </table:table-cell>
        </table:table-row>
        <table:table-row table:style-name="ro2">
          <table:table-cell table:style-name="ce262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3" office:value-type="string" calcext:value-type="string">
            <text:p>* Mágia tradíciókhoz infobox</text:p>
          </table:table-cell>
        </table:table-row>
        <table:table-row table:style-name="ro2">
          <table:table-cell table:style-name="ce262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1</text:p>
          </table:table-cell>
        </table:table-row>
        <table:table-row table:style-name="ro2">
          <table:table-cell table:style-name="ce262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0</text:p>
          </table:table-cell>
        </table:table-row>
        <table:table-row table:style-name="ro2">
          <table:table-cell table:style-name="ce262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9</text:p>
          </table:table-cell>
        </table:table-row>
        <table:table-row table:style-name="ro2">
          <table:table-cell table:style-name="ce2623" office:value-type="string" calcext:value-type="string">
            <text:p>* Kis javításo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8</text:p>
          </table:table-cell>
        </table:table-row>
        <table:table-row table:style-name="ro2">
          <table:table-cell table:style-name="ce2623" office:value-type="string" calcext:value-type="string">
            <text:p>* CC licenc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7</text:p>
          </table:table-cell>
        </table:table-row>
        <table:table-row table:style-name="ro2">
          <table:table-cell table:style-name="ce262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6</text:p>
          </table:table-cell>
        </table:table-row>
        <table:table-row table:style-name="ro2">
          <table:table-cell table:style-name="ce262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5</text:p>
          </table:table-cell>
        </table:table-row>
        <table:table-row table:style-name="ro2">
          <table:table-cell table:style-name="ce263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62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2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2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2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4</text:p>
          </table:table-cell>
        </table:table-row>
        <table:table-row table:style-name="ro2">
          <table:table-cell table:style-name="ce262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3" office:value-type="string" calcext:value-type="string">
            <text:p>* 1HM=5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3</text:p>
          </table:table-cell>
        </table:table-row>
        <table:table-row table:style-name="ro2">
          <table:table-cell table:style-name="ce262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2</text:p>
          </table:table-cell>
        </table:table-row>
        <table:table-row table:style-name="ro2">
          <table:table-cell table:style-name="ce262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1</text:p>
          </table:table-cell>
        </table:table-row>
        <table:table-row table:style-name="ro2">
          <table:table-cell table:style-name="ce2626" office:value-type="string" calcext:value-type="string">
            <text:p>* Könnyű KP oszlop javítása</text:p>
          </table:table-cell>
        </table:table-row>
        <table:table-row table:style-name="ro2">
          <table:table-cell table:style-name="ce262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0</text:p>
          </table:table-cell>
        </table:table-row>
        <table:table-row table:style-name="ro2">
          <table:table-cell table:style-name="ce2626" office:value-type="string" calcext:value-type="string">
            <text:p>*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9</text:p>
          </table:table-cell>
        </table:table-row>
        <table:table-row table:style-name="ro31">
          <table:table-cell table:style-name="ce262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6" office:value-type="string" calcext:value-type="string">
            <text:p>* CHM egyszerűbb neve: CM</text:p>
          </table:table-cell>
        </table:table-row>
        <table:table-row table:style-name="ro2">
          <table:table-cell table:style-name="ce262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8</text:p>
          </table:table-cell>
        </table:table-row>
        <table:table-row table:style-name="ro2">
          <table:table-cell table:style-name="ce262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7</text:p>
          </table:table-cell>
        </table:table-row>
        <table:table-row table:style-name="ro2">
          <table:table-cell table:style-name="ce2626" office:value-type="string" calcext:value-type="string">
            <text:p>* Mana korlát eltörlése</text:p>
          </table:table-cell>
        </table:table-row>
        <table:table-row table:style-name="ro2">
          <table:table-cell table:style-name="ce2626" office:value-type="string" calcext:value-type="string">
            <text:p>* Mágia tradíciók: 50KP</text:p>
          </table:table-cell>
        </table:table-row>
        <table:table-row table:style-name="ro2">
          <table:table-cell table:style-name="ce2626" office:value-type="string" calcext:value-type="string">
            <text:p>* KÉ-be ismét beszámít a TSZ</text:p>
          </table:table-cell>
        </table:table-row>
        <table:table-row table:style-name="ro2">
          <table:table-cell table:style-name="ce262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6" office:value-type="string" calcext:value-type="string">
            <text:p>* KP/szint: 80KP (eddig 70 volt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6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5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4</text:p>
          </table:table-cell>
        </table:table-row>
        <table:table-row table:style-name="ro2">
          <table:table-cell table:style-name="ce262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3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2</text:p>
          </table:table-cell>
        </table:table-row>
        <table:table-row table:style-name="ro2">
          <table:table-cell table:style-name="ce262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1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0</text:p>
          </table:table-cell>
        </table:table-row>
        <table:table-row table:style-name="ro2">
          <table:table-cell table:style-name="ce262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6" office:value-type="string" calcext:value-type="string">
            <text:p>* Belharc harcmodor törölve</text:p>
          </table:table-cell>
        </table:table-row>
        <table:table-row table:style-name="ro2">
          <table:table-cell table:style-name="ce2626" office:value-type="string" calcext:value-type="string">
            <text:p>* Fortély cellák átalak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9</text:p>
          </table:table-cell>
        </table:table-row>
        <table:table-row table:style-name="ro2">
          <table:table-cell table:style-name="ce2626" office:value-type="string" calcext:value-type="string">
            <text:p>* KP/Szint = 70 + Intelligencia</text:p>
          </table:table-cell>
        </table:table-row>
        <table:table-row table:style-name="ro2">
          <table:table-cell table:style-name="ce262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8</text:p>
          </table:table-cell>
        </table:table-row>
        <table:table-row table:style-name="ro2">
          <table:table-cell table:style-name="ce262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7</text:p>
          </table:table-cell>
        </table:table-row>
        <table:table-row table:style-name="ro2">
          <table:table-cell table:style-name="ce2626" office:value-type="string" calcext:value-type="string">
            <text:p>* Max egyfajta HM hiba jav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6</text:p>
          </table:table-cell>
        </table:table-row>
        <table:table-row table:style-name="ro2">
          <table:table-cell table:style-name="ce262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3.5</text:p>
          </table:table-cell>
        </table:table-row>
        <table:table-row table:style-name="ro2">
          <table:table-cell table:style-name="ce2631" office:value-type="string" calcext:value-type="string">
            <text:p>* 1ψP = 2KP</text:p>
          </table:table-cell>
        </table:table-row>
        <table:table-row table:style-name="ro2">
          <table:table-cell table:style-name="ce2631" office:value-type="string" calcext:value-type="string">
            <text:p>* 1 MP = 3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4</text:p>
          </table:table-cell>
        </table:table-row>
        <table:table-row table:style-name="ro2">
          <table:table-cell table:style-name="ce2626" office:value-type="string" calcext:value-type="string">
            <text:p>* Apró javítások</text:p>
          </table:table-cell>
        </table:table-row>
        <table:table-row table:style-name="ro2">
          <table:table-cell table:style-name="ce262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3</text:p>
          </table:table-cell>
        </table:table-row>
        <table:table-row table:style-name="ro2">
          <table:table-cell table:style-name="ce263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1" office:value-type="string" calcext:value-type="string">
            <text:p>* 1 CHM = 4KP</text:p>
          </table:table-cell>
        </table:table-row>
        <table:table-row table:style-name="ro2">
          <table:table-cell table:style-name="ce263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1" office:value-type="string" calcext:value-type="string">
            <text:p>* 5HM-&gt;3HM másra</text:p>
          </table:table-cell>
        </table:table-row>
        <table:table-row table:style-name="ro2">
          <table:table-cell table:style-name="ce2631" office:value-type="string" calcext:value-type="string">
            <text:p>* 4HM-&gt;2HM másra</text:p>
          </table:table-cell>
        </table:table-row>
        <table:table-row table:style-name="ro2">
          <table:table-cell table:style-name="ce2631" office:value-type="string" calcext:value-type="string">
            <text:p>* 3HM-&gt;1HM másra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1</text:p>
          </table:table-cell>
        </table:table-row>
        <table:table-row table:style-name="ro2">
          <table:table-cell table:style-name="ce263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8, V2.9</text:p>
          </table:table-cell>
        </table:table-row>
        <table:table-row table:style-name="ro2">
          <table:table-cell table:style-name="ce263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7</text:p>
          </table:table-cell>
        </table:table-row>
        <table:table-row table:style-name="ro2">
          <table:table-cell table:style-name="ce263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1" office:value-type="string" calcext:value-type="string">
            <text:p>* Életerő táblázat bekerült</text:p>
          </table:table-cell>
        </table:table-row>
        <table:table-row table:style-name="ro2">
          <table:table-cell table:style-name="ce2631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6</text:p>
          </table:table-cell>
        </table:table-row>
        <table:table-row table:style-name="ro2">
          <table:table-cell table:style-name="ce262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1" office:value-type="string" calcext:value-type="string">
            <text:p>sehol a nyomtatási képből</text:p>
          </table:table-cell>
        </table:table-row>
        <table:table-row table:style-name="ro2">
          <table:table-cell table:style-name="ce2624" office:value-type="string" calcext:value-type="string">
            <text:p>v2.5</text:p>
          </table:table-cell>
        </table:table-row>
        <table:table-row table:style-name="ro2">
          <table:table-cell table:style-name="ce262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4" table:default-cell-style-name="ce2571"/>
        <table:table-column table:style-name="co105" table:default-cell-style-name="ce2059"/>
        <table:table-column table:style-name="co15" table:default-cell-style-name="ce2571"/>
        <table:table-column table:style-name="co106" table:default-cell-style-name="ce2571"/>
        <table:table-column table:style-name="co107" table:default-cell-style-name="ce2571"/>
        <table:table-column table:style-name="co15" table:default-cell-style-name="ce2571"/>
        <table:table-column table:style-name="co108" table:default-cell-style-name="ce2571"/>
        <table:table-column table:style-name="co109" table:default-cell-style-name="ce2571"/>
        <table:table-column table:style-name="co110" table:default-cell-style-name="ce2571"/>
        <table:table-column table:style-name="co111" table:default-cell-style-name="ce2571"/>
        <table:table-column table:style-name="co112" table:default-cell-style-name="ce2571"/>
        <table:table-column table:style-name="co100" table:default-cell-style-name="ce2571"/>
        <table:table-column table:style-name="co113" table:default-cell-style-name="ce2571"/>
        <table:table-column table:style-name="co114" table:default-cell-style-name="ce2571"/>
        <table:table-column table:style-name="co115" table:default-cell-style-name="ce2571"/>
        <table:table-column table:style-name="co114" table:default-cell-style-name="ce2571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48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11"/>
          <table:covered-table-cell table:style-name="ce2121"/>
          <table:covered-table-cell table:number-columns-repeated="6" table:style-name="ce2111"/>
          <table:covered-table-cell table:number-columns-repeated="3" table:style-name="ce2156"/>
          <table:covered-table-cell table:style-name="ce211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11"/>
          <table:table-cell table:style-name="ce2121"/>
          <table:table-cell table:style-name="ce2111" table:number-columns-repeated="2"/>
          <table:table-cell table:style-name="ce2171"/>
          <table:table-cell table:style-name="ce2111" table:number-columns-repeated="3"/>
          <table:table-cell table:style-name="ce2156" table:number-columns-repeated="3"/>
          <table:table-cell table:style-name="ce2111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12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093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5" office:value-type="string" calcext:value-type="string">
            <text:p>Szint</text:p>
          </table:table-cell>
          <table:table-cell table:style-name="ce2135" office:value-type="string" calcext:value-type="string" table:number-columns-spanned="2" table:number-rows-spanned="1">
            <text:p>KP</text:p>
          </table:table-cell>
          <table:covered-table-cell table:style-name="ce213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093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82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093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82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71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82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093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82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05" office:value-type="string" calcext:value-type="string">
            <text:p>Fok</text:p>
          </table:table-cell>
          <table:table-cell table:style-name="ce210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82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10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2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82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2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82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093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82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093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82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24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82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062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24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82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105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24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82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24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82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82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82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24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38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2" table:number-columns-repeated="3"/>
          <table:table-cell table:style-name="ce224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62"/>
          <table:table-cell table:style-name="ce224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105" table:content-validation-name="val219" office:value-type="string" calcext:value-type="string">
            <text:p>Fok</text:p>
          </table:table-cell>
          <table:table-cell table:style-name="ce2105" table:content-validation-name="val219" office:value-type="string" calcext:value-type="string">
            <text:p>Bónusz</text:p>
          </table:table-cell>
          <table:table-cell table:style-name="ce65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5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3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093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5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5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52" table:content-validation-name="val5"/>
          <table:table-cell table:style-name="ce65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0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5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03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12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5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5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38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5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203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1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101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2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1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101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3"/>
          <table:table-cell table:style-name="ce2104"/>
          <table:table-cell table:style-name="Default" table:number-columns-repeated="5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4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4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12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9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2" table:content-validation-name="val5"/>
          <table:table-cell table:style-name="ce210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0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0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0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82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0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1010" office:value-type="float" office:value="3" calcext:value-type="float">
            <text:p>3</text:p>
          </table:table-cell>
          <table:table-cell table:style-name="ce2125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1" table:content-validation-name="val5"/>
          <table:table-cell table:style-name="ce2094" table:content-validation-name="val5" table:number-columns-repeated="2"/>
          <table:table-cell table:style-name="ce2582" table:content-validation-name="val5"/>
          <table:table-cell table:style-name="ce2123" table:content-validation-name="val5"/>
          <table:table-cell table:style-name="ce2582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2" table:content-validation-name="val5"/>
          <table:covered-table-cell table:style-name="ce65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0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07" table:content-validation-name="val5"/>
          <table:table-cell table:style-name="ce210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4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07" table:content-validation-name="val5" office:value-type="string" calcext:value-type="string">
            <text:p>Szúró</text:p>
          </table:table-cell>
          <table:table-cell table:style-name="ce2107" table:content-validation-name="val5" office:value-type="string" calcext:value-type="string">
            <text:p>Vágó</text:p>
          </table:table-cell>
          <table:table-cell table:style-name="ce2107" table:content-validation-name="val5" office:value-type="string" calcext:value-type="string">
            <text:p>Zúzó</text:p>
          </table:table-cell>
          <table:table-cell table:style-name="ce210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4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5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4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5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5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5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4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5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5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5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4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4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07" table:content-validation-name="val5" office:value-type="string" calcext:value-type="string">
            <text:p>SFÉ</text:p>
          </table:table-cell>
          <table:table-cell table:style-name="ce210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07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110" table:content-validation-name="val218" office:value-type="string" calcext:value-type="string">
            <text:p>TÉ</text:p>
          </table:table-cell>
          <table:table-cell table:style-name="ce2120" table:content-validation-name="val218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101" table:content-validation-name="val218" table:formula="of:=VLOOKUP([.$C81];harcmodorok;2)" office:value-type="float" office:value="-9" calcext:value-type="float">
            <text:p>-9</text:p>
          </table:table-cell>
          <table:table-cell table:style-name="ce2101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101" table:content-validation-name="val218" table:formula="of:=VLOOKUP([.$C82];harcmodorok;2)" office:value-type="float" office:value="3" calcext:value-type="float">
            <text:p>3</text:p>
          </table:table-cell>
          <table:table-cell table:style-name="ce2101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101" table:content-validation-name="val218" table:formula="of:=VLOOKUP([.$C83];harcmodorok;2)" office:value-type="float" office:value="6" calcext:value-type="float">
            <text:p>6</text:p>
          </table:table-cell>
          <table:table-cell table:style-name="ce2101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35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101" table:content-validation-name="val218" table:formula="of:=VLOOKUP([.$C84];harcmodorok;2)" office:value-type="float" office:value="9" calcext:value-type="float">
            <text:p>9</text:p>
          </table:table-cell>
          <table:table-cell table:style-name="ce2101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6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110" table:content-validation-name="val102" office:value-type="string" calcext:value-type="string">
            <text:p>TÉ</text:p>
          </table:table-cell>
          <table:table-cell table:style-name="ce2120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2" table:style-name="ce2101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01" office:value-type="float" office:value="6" calcext:value-type="float">
            <text:p>6</text:p>
          </table:table-cell>
          <table:table-cell table:number-columns-repeated="2" table:style-name="ce2101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01" office:value-type="float" office:value="9" calcext:value-type="float">
            <text:p>9</text:p>
          </table:table-cell>
          <table:table-cell table:number-columns-repeated="2" table:style-name="ce2101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3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35"/>
          <table:table-cell table:style-name="Default"/>
          <table:table-cell table:style-name="ce935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35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5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5"/>
          <table:table-cell/>
          <table:table-cell table:style-name="ce935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5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23"/>
          <table:table-cell table:style-name="ce258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51"/>
          <table:table-cell table:style-name="ce2094" table:number-columns-repeated="2"/>
          <table:table-cell table:style-name="ce2582"/>
          <table:table-cell table:style-name="ce2123"/>
          <table:table-cell table:style-name="ce258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051"/>
          <table:table-cell table:style-name="ce2094" table:number-columns-repeated="2"/>
          <table:table-cell table:style-name="ce2582"/>
          <table:table-cell table:style-name="ce2123"/>
          <table:table-cell table:style-name="ce258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051"/>
          <table:table-cell table:style-name="ce2094" table:number-columns-repeated="2"/>
          <table:table-cell table:style-name="ce2582"/>
          <table:table-cell table:style-name="ce2123"/>
          <table:table-cell table:style-name="ce2582" table:number-columns-repeated="6"/>
          <table:table-cell table:style-name="ce1739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>
          <table:table-cell table:style-name="ce1638"/>
          <table:table-cell table:style-name="ce2051"/>
          <table:table-cell table:style-name="ce2094" table:number-columns-repeated="2"/>
          <table:table-cell table:style-name="ce2582"/>
          <table:table-cell table:number-columns-repeated="4"/>
          <table:table-cell table:style-name="ce2582" table:number-columns-repeated="3"/>
          <table:table-cell table:style-name="ce1739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82" table:number-columns-repeated="3"/>
          <table:table-cell table:style-name="ce1739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>
          <table:table-cell table:number-columns-repeated="9"/>
          <table:table-cell table:style-name="ce2582" table:number-columns-repeated="3"/>
          <table:table-cell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8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D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9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6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20:47:28.98582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22:32:48.062047000</dc:date>
    <meta:editing-cycles>1192</meta:editing-cycles>
    <meta:editing-duration>P10DT9H35M12S</meta:editing-duration>
    <meta:document-statistic meta:table-count="11" meta:cell-count="47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